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Georgia" svg:font-family="Georgia, 'Times New Roman', Times, serif"/>
    <style:font-face style:name="q serif" svg:font-family="'q serif', Georgia, Times, 'Times New Roman',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paragraph-rsid="00206631"/>
    </style:style>
    <style:style style:name="P2" style:family="paragraph" style:parent-style-name="Standard">
      <style:paragraph-properties fo:line-height="150%" fo:text-align="justify" style:justify-single-word="false"/>
      <style:text-properties fo:font-variant="normal" fo:text-transform="none" fo:color="#222222" style:font-name="Liberation Serif" fo:font-size="12pt" fo:letter-spacing="normal" fo:font-style="normal" fo:font-weight="normal" officeooo:rsid="0020ab86" officeooo:paragraph-rsid="0020ab86" style:font-size-asian="12pt" style:font-size-complex="12pt"/>
    </style:style>
    <style:style style:name="P3" style:family="paragraph" style:parent-style-name="Standard">
      <style:paragraph-properties fo:line-height="150%" fo:text-align="justify" style:justify-single-word="false"/>
      <style:text-properties officeooo:rsid="00185ee8" officeooo:paragraph-rsid="00185ee8"/>
    </style:style>
    <style:style style:name="P4" style:family="paragraph" style:parent-style-name="Standard">
      <style:paragraph-properties fo:line-height="150%" fo:text-align="justify" style:justify-single-word="false"/>
      <style:text-properties officeooo:rsid="0019cf7e" officeooo:paragraph-rsid="0019cf7e"/>
    </style:style>
    <style:style style:name="P5" style:family="paragraph" style:parent-style-name="Standard">
      <style:paragraph-properties fo:line-height="150%" fo:text-align="justify" style:justify-single-word="false"/>
      <style:text-properties officeooo:rsid="001b17ef" officeooo:paragraph-rsid="001b17ef"/>
    </style:style>
    <style:style style:name="P6" style:family="paragraph" style:parent-style-name="Standard">
      <style:paragraph-properties fo:line-height="150%" fo:text-align="justify" style:justify-single-word="false"/>
      <style:text-properties officeooo:rsid="0017e932" officeooo:paragraph-rsid="0017e932"/>
    </style:style>
    <style:style style:name="P7" style:family="paragraph" style:parent-style-name="Standard">
      <style:paragraph-properties fo:line-height="150%" fo:text-align="justify" style:justify-single-word="false"/>
      <style:text-properties officeooo:rsid="001db514" officeooo:paragraph-rsid="001db514"/>
    </style:style>
    <style:style style:name="P8" style:family="paragraph" style:parent-style-name="Standard">
      <style:paragraph-properties fo:line-height="150%" fo:text-align="justify" style:justify-single-word="false"/>
      <style:text-properties officeooo:rsid="001eb8fa" officeooo:paragraph-rsid="001eb8fa"/>
    </style:style>
    <style:style style:name="P9" style:family="paragraph" style:parent-style-name="Standard">
      <style:paragraph-properties fo:line-height="150%" fo:text-align="justify" style:justify-single-word="false"/>
      <style:text-properties fo:font-size="14pt" fo:font-weight="bold" officeooo:rsid="00185ee8" officeooo:paragraph-rsid="00185ee8" style:font-size-asian="14pt" style:font-weight-asian="bold" style:font-size-complex="14pt" style:font-weight-complex="bold"/>
    </style:style>
    <style:style style:name="P10" style:family="paragraph" style:parent-style-name="Standard">
      <style:paragraph-properties fo:line-height="150%" fo:text-align="justify" style:justify-single-word="false"/>
      <style:text-properties fo:font-size="14pt" fo:font-weight="bold" officeooo:rsid="0017e932" officeooo:paragraph-rsid="0017e932" style:font-size-asian="14pt" style:font-weight-asian="bold" style:font-size-complex="14pt" style:font-weight-complex="bold"/>
    </style:style>
    <style:style style:name="P11" style:family="paragraph" style:parent-style-name="Standard">
      <style:paragraph-properties fo:line-height="150%" fo:text-align="justify" style:justify-single-word="false"/>
      <style:text-properties fo:font-size="14pt" fo:font-weight="bold" officeooo:rsid="00206631" officeooo:paragraph-rsid="00206631" style:font-size-asian="14pt" style:font-weight-asian="bold" style:font-size-complex="14pt" style:font-weight-complex="bold"/>
    </style:style>
    <style:style style:name="P12" style:family="paragraph" style:parent-style-name="Standard">
      <style:paragraph-properties fo:line-height="150%" fo:text-align="justify" style:justify-single-word="false"/>
      <style:text-properties fo:font-weight="normal" officeooo:rsid="001b17ef" officeooo:paragraph-rsid="001b17ef" style:font-weight-asian="normal" style:font-weight-complex="normal"/>
    </style:style>
    <style:style style:name="P13" style:family="paragraph" style:parent-style-name="Text_20_body">
      <style:paragraph-properties fo:line-height="150%" fo:text-align="justify" style:justify-single-word="false"/>
      <style:text-properties officeooo:rsid="0056133f" officeooo:paragraph-rsid="0056133f"/>
    </style:style>
    <style:style style:name="P14" style:family="paragraph" style:parent-style-name="Text_20_body">
      <style:paragraph-properties fo:line-height="150%" fo:text-align="justify" style:justify-single-word="false"/>
      <style:text-properties officeooo:rsid="0056133f" officeooo:paragraph-rsid="00567d70"/>
    </style:style>
    <style:style style:name="P15" style:family="paragraph" style:parent-style-name="Text_20_body">
      <style:paragraph-properties fo:line-height="150%" fo:text-align="justify" style:justify-single-word="false"/>
      <style:text-properties officeooo:rsid="0057d5f5" officeooo:paragraph-rsid="0057d5f5"/>
    </style:style>
    <style:style style:name="P16" style:family="paragraph" style:parent-style-name="Text_20_body">
      <style:paragraph-properties fo:line-height="150%" fo:text-align="justify" style:justify-single-word="false"/>
      <style:text-properties fo:font-variant="normal" fo:text-transform="none" fo:color="#000000" style:font-name="Liberation Serif" fo:font-size="12pt" fo:letter-spacing="normal" fo:font-style="normal" fo:font-weight="normal" officeooo:paragraph-rsid="005d6eb4" style:font-size-asian="12pt" style:font-style-asian="normal" style:font-size-complex="12pt" style:font-style-complex="normal"/>
    </style:style>
    <style:style style:name="P17" style:family="paragraph" style:parent-style-name="Text_20_body">
      <style:paragraph-properties fo:line-height="150%" fo:text-align="justify" style:justify-single-word="false"/>
      <style:text-properties fo:font-variant="normal" fo:text-transform="none" fo:color="#000000" style:font-name="Liberation Serif" fo:font-size="12pt" fo:letter-spacing="normal" fo:font-style="normal" fo:font-weight="normal" officeooo:paragraph-rsid="006e0a6a" style:font-size-asian="12pt" style:font-style-asian="normal" style:font-size-complex="12pt" style:font-style-complex="normal"/>
    </style:style>
    <style:style style:name="P18" style:family="paragraph" style:parent-style-name="Text_20_body">
      <style:paragraph-properties fo:line-height="150%" fo:text-align="justify" style:justify-single-word="false"/>
      <style:text-properties fo:font-variant="normal" fo:text-transform="none" fo:color="#000000" style:font-name="Liberation Serif" fo:font-size="12pt" fo:letter-spacing="normal" fo:font-style="normal" fo:font-weight="normal" officeooo:paragraph-rsid="008088ff" style:font-size-asian="12pt" style:font-style-asian="normal" style:font-size-complex="12pt" style:font-style-complex="normal"/>
    </style:style>
    <style:style style:name="P19" style:family="paragraph" style:parent-style-name="Text_20_body">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8088ff" officeooo:paragraph-rsid="008088ff" style:font-size-asian="12pt" style:font-style-asian="normal" style:font-size-complex="12pt" style:font-style-complex="normal"/>
    </style:style>
    <style:style style:name="P20" style:family="paragraph" style:parent-style-name="Text_20_body">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8f3a77" officeooo:paragraph-rsid="008f3a77" style:font-size-asian="12pt" style:font-style-asian="normal" style:font-size-complex="12pt" style:font-style-complex="normal"/>
    </style:style>
    <style:style style:name="P21" style:family="paragraph" style:parent-style-name="Text_20_body">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8f8ee0" officeooo:paragraph-rsid="008f8ee0" style:font-size-asian="12pt" style:font-style-asian="normal" style:font-size-complex="12pt" style:font-style-complex="normal"/>
    </style:style>
    <style:style style:name="P22" style:family="paragraph" style:parent-style-name="Text_20_body">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7f0e2f" officeooo:paragraph-rsid="007f0e2f" style:font-size-asian="12pt" style:font-style-asian="normal" style:font-size-complex="12pt" style:font-style-complex="normal"/>
    </style:style>
    <style:style style:name="P23" style:family="paragraph" style:parent-style-name="Text_20_body">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7f2fd2" officeooo:paragraph-rsid="007f2fd2" style:font-size-asian="12pt" style:font-style-asian="normal" style:font-size-complex="12pt" style:font-style-complex="normal"/>
    </style:style>
    <style:style style:name="P24" style:family="paragraph" style:parent-style-name="Text_20_body">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ab6dc6" officeooo:paragraph-rsid="00ab6dc6" style:font-size-asian="12pt" style:font-style-asian="normal" style:font-size-complex="12pt" style:font-style-complex="normal"/>
    </style:style>
    <style:style style:name="P25" style:family="paragraph" style:parent-style-name="Text_20_body">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abee57" officeooo:paragraph-rsid="00abee57" style:font-size-asian="12pt" style:font-style-asian="normal" style:font-size-complex="12pt" style:font-style-complex="normal"/>
    </style:style>
    <style:style style:name="P26" style:family="paragraph" style:parent-style-name="Text_20_body">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85ebc7" officeooo:paragraph-rsid="0085ebc7" style:font-size-asian="12pt" style:font-style-asian="normal" style:font-weight-asian="normal" style:font-size-complex="12pt" style:font-style-complex="normal" style:font-weight-complex="normal"/>
    </style:style>
    <style:style style:name="P27" style:family="paragraph" style:parent-style-name="Text_20_body">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61aa78" officeooo:paragraph-rsid="0061aa78" style:font-size-asian="12pt" style:font-style-asian="normal" style:font-weight-asian="normal" style:font-size-complex="12pt" style:font-style-complex="normal" style:font-weight-complex="normal"/>
    </style:style>
    <style:style style:name="P28" style:family="paragraph" style:parent-style-name="Text_20_body">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628d13" officeooo:paragraph-rsid="00628d13" style:font-size-asian="12pt" style:font-style-asian="normal" style:font-weight-asian="normal" style:font-size-complex="12pt" style:font-style-complex="normal" style:font-weight-complex="normal"/>
    </style:style>
    <style:style style:name="P29" style:family="paragraph" style:parent-style-name="Text_20_body">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62f49b" officeooo:paragraph-rsid="0062f49b" style:font-size-asian="12pt" style:font-style-asian="normal" style:font-weight-asian="normal" style:font-size-complex="12pt" style:font-style-complex="normal" style:font-weight-complex="normal"/>
    </style:style>
    <style:style style:name="P30" style:family="paragraph" style:parent-style-name="Text_20_body">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6470a3" officeooo:paragraph-rsid="006470a3" style:font-size-asian="12pt" style:font-style-asian="normal" style:font-weight-asian="normal" style:font-size-complex="12pt" style:font-style-complex="normal" style:font-weight-complex="normal"/>
    </style:style>
    <style:style style:name="P31" style:family="paragraph" style:parent-style-name="Text_20_body">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8405cc" officeooo:paragraph-rsid="008405cc" style:font-size-asian="12pt" style:font-weight-asian="normal" style:font-size-complex="12pt" style:font-weight-complex="normal"/>
    </style:style>
    <style:style style:name="P32" style:family="paragraph" style:parent-style-name="Text_20_body">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85ebc7" officeooo:paragraph-rsid="0085ebc7" style:font-size-asian="12pt" style:font-weight-asian="normal" style:font-size-complex="12pt" style:font-weight-complex="normal"/>
    </style:style>
    <style:style style:name="P33" style:family="paragraph" style:parent-style-name="Text_20_body">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874d7d" officeooo:paragraph-rsid="00874d7d" style:font-size-asian="12pt" style:font-weight-asian="normal" style:font-size-complex="12pt" style:font-weight-complex="normal"/>
    </style:style>
    <style:style style:name="P34" style:family="paragraph" style:parent-style-name="Text_20_body">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89180c" officeooo:paragraph-rsid="0089180c" style:font-size-asian="12pt" style:font-weight-asian="normal" style:font-size-complex="12pt" style:font-weight-complex="normal"/>
    </style:style>
    <style:style style:name="P35" style:family="paragraph" style:parent-style-name="Text_20_body">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8ad2f5" officeooo:paragraph-rsid="008405cc" style:font-size-asian="12pt" style:font-weight-asian="normal" style:font-size-complex="12pt" style:font-weight-complex="normal"/>
    </style:style>
    <style:style style:name="P36" style:family="paragraph" style:parent-style-name="Text_20_body">
      <style:paragraph-properties fo:line-height="150%" fo:text-align="justify" style:justify-single-word="false"/>
      <style:text-properties fo:font-variant="normal" fo:text-transform="none" fo:color="#000000" style:font-name="Liberation Serif" fo:font-size="12pt" fo:letter-spacing="normal" fo:font-style="normal" fo:font-weight="normal" officeooo:rsid="00717c1d" officeooo:paragraph-rsid="00717c1d" style:font-size-asian="12pt" style:font-size-complex="12pt"/>
    </style:style>
    <style:style style:name="P37" style:family="paragraph" style:parent-style-name="Text_20_body">
      <style:paragraph-properties fo:line-height="150%" fo:text-align="justify" style:justify-single-word="false"/>
      <style:text-properties fo:font-variant="normal" fo:text-transform="none" fo:color="#000000" style:font-name="Liberation Serif" fo:font-size="12pt" fo:letter-spacing="normal" fo:font-style="normal" fo:font-weight="bold" officeooo:rsid="008405cc" officeooo:paragraph-rsid="008405cc" style:font-size-asian="12pt" style:font-weight-asian="bold" style:font-size-complex="12pt" style:font-weight-complex="bold"/>
    </style:style>
    <style:style style:name="P38" style:family="paragraph" style:parent-style-name="Text_20_body">
      <style:paragraph-properties fo:line-height="150%" fo:text-align="justify" style:justify-single-word="false"/>
      <style:text-properties fo:font-variant="normal" fo:text-transform="none" fo:color="#000000" style:font-name="Liberation Serif" fo:font-size="12pt" fo:letter-spacing="normal" fo:font-style="normal" fo:font-weight="bold" officeooo:rsid="0089180c" officeooo:paragraph-rsid="0089180c" style:font-size-asian="12pt" style:font-weight-asian="bold" style:font-size-complex="12pt" style:font-weight-complex="bold"/>
    </style:style>
    <style:style style:name="P39" style:family="paragraph" style:parent-style-name="Text_20_body">
      <style:paragraph-properties fo:line-height="150%" fo:text-align="justify" style:justify-single-word="false"/>
      <style:text-properties fo:font-variant="normal" fo:text-transform="none" fo:color="#000000" style:font-name="Liberation Serif" fo:font-size="12pt" fo:letter-spacing="normal" fo:font-style="normal" fo:font-weight="bold" officeooo:rsid="008b18f4" officeooo:paragraph-rsid="008b18f4" style:font-size-asian="12pt" style:font-weight-asian="bold" style:font-size-complex="12pt" style:font-weight-complex="bold"/>
    </style:style>
    <style:style style:name="P40" style:family="paragraph" style:parent-style-name="Text_20_body">
      <style:paragraph-properties fo:line-height="150%" fo:text-align="justify" style:justify-single-word="false"/>
      <style:text-properties fo:font-variant="normal" fo:text-transform="none" fo:color="#000000" style:font-name="Liberation Serif" fo:font-size="12pt" fo:letter-spacing="normal" fo:font-style="normal" fo:font-weight="bold" officeooo:rsid="00a1ec2b" officeooo:paragraph-rsid="00a1ec2b" style:font-size-asian="12pt" style:font-weight-asian="bold" style:font-size-complex="12pt" style:font-weight-complex="bold"/>
    </style:style>
    <style:style style:name="P41" style:family="paragraph" style:parent-style-name="Text_20_body">
      <style:paragraph-properties fo:line-height="150%" fo:text-align="justify" style:justify-single-word="false"/>
      <style:text-properties fo:font-variant="normal" fo:text-transform="none" fo:color="#000000" style:font-name="Liberation Serif" fo:font-size="12pt" fo:letter-spacing="normal" fo:font-style="normal" fo:font-weight="bold" officeooo:rsid="0085ebc7" officeooo:paragraph-rsid="0085ebc7" style:font-size-asian="12pt" style:font-style-asian="normal" style:font-weight-asian="bold" style:font-size-complex="12pt" style:font-style-complex="normal" style:font-weight-complex="bold"/>
    </style:style>
    <style:style style:name="P42" style:family="paragraph" style:parent-style-name="Text_20_body">
      <style:paragraph-properties fo:line-height="150%" fo:text-align="justify" style:justify-single-word="false"/>
      <style:text-properties fo:font-variant="normal" fo:text-transform="none" fo:color="#000000" style:font-name="Liberation Serif" fo:font-size="12pt" fo:letter-spacing="normal" fo:font-style="normal" fo:font-weight="bold" officeooo:rsid="00a73ddf" officeooo:paragraph-rsid="00a73ddf" style:font-size-asian="12pt" style:font-style-asian="normal" style:font-weight-asian="bold" style:font-size-complex="12pt" style:font-style-complex="normal" style:font-weight-complex="bold"/>
    </style:style>
    <style:style style:name="P43" style:family="paragraph" style:parent-style-name="Text_20_body">
      <style:paragraph-properties fo:line-height="150%" fo:text-align="justify" style:justify-single-word="false"/>
      <style:text-properties fo:font-variant="normal" fo:text-transform="none" fo:color="#000000" style:font-name="Liberation Serif" fo:font-size="12pt" fo:letter-spacing="normal" fo:font-style="normal" style:text-underline-style="none" fo:font-weight="normal" officeooo:paragraph-rsid="008af466" style:font-size-asian="12pt" style:font-style-asian="normal" style:font-weight-asian="normal" style:font-size-complex="12pt" style:font-style-complex="normal" style:font-weight-complex="normal"/>
    </style:style>
    <style:style style:name="P44" style:family="paragraph" style:parent-style-name="Text_20_body">
      <style:paragraph-properties fo:line-height="150%" fo:text-align="justify" style:justify-single-word="false"/>
      <style:text-properties fo:font-variant="normal" fo:text-transform="none" fo:color="#000000" style:font-name="Liberation Serif" fo:font-size="12pt" fo:letter-spacing="normal" fo:font-style="normal" style:text-underline-style="none" fo:font-weight="normal" officeooo:rsid="00b19402" officeooo:paragraph-rsid="00b19402" style:font-size-asian="12pt" style:font-style-asian="normal" style:font-weight-asian="normal" style:font-size-complex="12pt" style:font-style-complex="normal" style:font-weight-complex="normal"/>
    </style:style>
    <style:style style:name="P45" style:family="paragraph" style:parent-style-name="Text_20_body">
      <style:paragraph-properties fo:line-height="150%" fo:text-align="justify" style:justify-single-word="false"/>
      <style:text-properties fo:font-variant="normal" fo:text-transform="none" fo:color="#000000" style:font-name="Liberation Serif" fo:font-size="12pt" fo:letter-spacing="normal" fo:font-style="normal" style:text-underline-style="none" fo:font-weight="bold" officeooo:rsid="00b19402" officeooo:paragraph-rsid="00b19402" style:font-size-asian="12pt" style:font-style-asian="normal" style:font-weight-asian="bold" style:font-size-complex="12pt" style:font-style-complex="normal" style:font-weight-complex="bold"/>
    </style:style>
    <style:style style:name="P46" style:family="paragraph" style:parent-style-name="Text_20_body">
      <style:paragraph-properties fo:line-height="150%" fo:text-align="justify" style:justify-single-word="false"/>
      <style:text-properties fo:font-variant="normal" fo:text-transform="none" fo:color="#000000" style:font-name="Liberation Serif" fo:font-size="14pt" fo:letter-spacing="normal" fo:font-style="normal" fo:font-weight="bold" officeooo:rsid="006470a3" officeooo:paragraph-rsid="006470a3" style:font-size-asian="14pt" style:font-style-asian="normal" style:font-weight-asian="bold" style:font-size-complex="14pt" style:font-style-complex="normal" style:font-weight-complex="bold"/>
    </style:style>
    <style:style style:name="P47" style:family="paragraph" style:parent-style-name="Text_20_body">
      <style:paragraph-properties fo:line-height="150%" fo:text-align="justify" style:justify-single-word="false"/>
      <style:text-properties fo:font-variant="normal" fo:text-transform="none" fo:color="#000000" style:font-name="Liberation Serif" fo:font-size="14pt" fo:letter-spacing="normal" fo:font-style="normal" fo:font-weight="bold" officeooo:rsid="008f3a77" officeooo:paragraph-rsid="008f3a77" style:font-size-asian="14pt" style:font-style-asian="normal" style:font-weight-asian="bold" style:font-size-complex="14pt" style:font-style-complex="normal" style:font-weight-complex="bold"/>
    </style:style>
    <style:style style:name="P48" style:family="paragraph" style:parent-style-name="Text_20_body">
      <style:paragraph-properties fo:line-height="150%" fo:text-align="justify" style:justify-single-word="false"/>
      <style:text-properties fo:font-variant="normal" fo:text-transform="none" fo:color="#000000" style:font-name="Liberation Serif" fo:font-size="14pt" fo:letter-spacing="normal" fo:font-style="normal" fo:font-weight="bold" officeooo:rsid="007f0e2f" officeooo:paragraph-rsid="007f0e2f" style:font-size-asian="14pt" style:font-style-asian="normal" style:font-weight-asian="bold" style:font-size-complex="14pt" style:font-style-complex="normal" style:font-weight-complex="bold"/>
    </style:style>
    <style:style style:name="P49" style:family="paragraph" style:parent-style-name="Text_20_body">
      <style:paragraph-properties fo:line-height="150%" fo:text-align="justify" style:justify-single-word="false"/>
      <style:text-properties fo:font-variant="normal" fo:text-transform="none" fo:color="#000000" style:font-name="Liberation Serif" fo:font-size="14pt" fo:letter-spacing="normal" fo:font-style="normal" fo:font-weight="bold" officeooo:rsid="008ad2f5" officeooo:paragraph-rsid="008ad2f5" style:font-size-asian="14pt" style:font-weight-asian="bold" style:font-size-complex="14pt" style:font-weight-complex="bold"/>
    </style:style>
    <style:style style:name="P50" style:family="paragraph" style:parent-style-name="Text_20_body">
      <style:paragraph-properties fo:line-height="150%" fo:text-align="justify" style:justify-single-word="false"/>
      <style:text-properties fo:font-variant="normal" fo:text-transform="none" fo:color="#272727" style:font-name="Liberation Serif" fo:font-size="12pt" fo:letter-spacing="normal" fo:font-style="normal" fo:font-weight="normal" officeooo:rsid="006637f2" officeooo:paragraph-rsid="006637f2" style:font-size-asian="12pt" style:font-style-asian="normal" style:font-weight-asian="normal" style:font-size-complex="12pt" style:font-style-complex="normal" style:font-weight-complex="normal"/>
    </style:style>
    <style:style style:name="P51" style:family="paragraph" style:parent-style-name="Text_20_body">
      <style:paragraph-properties fo:line-height="150%" fo:text-align="justify" style:justify-single-word="false"/>
      <style:text-properties fo:font-variant="normal" fo:text-transform="none" fo:color="#272727" style:font-name="Liberation Serif" fo:font-size="12pt" fo:letter-spacing="normal" fo:font-style="normal" fo:font-weight="normal" officeooo:rsid="006d21ad" officeooo:paragraph-rsid="006d21ad" style:font-size-asian="12pt" style:font-style-asian="normal" style:font-weight-asian="normal" style:font-size-complex="12pt" style:font-style-complex="normal" style:font-weight-complex="normal"/>
    </style:style>
    <style:style style:name="P52" style:family="paragraph" style:parent-style-name="Text_20_body">
      <style:paragraph-properties fo:line-height="150%" fo:text-align="justify" style:justify-single-word="false"/>
      <style:text-properties fo:font-variant="normal" fo:text-transform="none" fo:color="#272727" style:font-name="Liberation Serif" fo:font-size="12pt" fo:letter-spacing="normal" fo:font-style="normal" fo:font-weight="normal" officeooo:rsid="006df3ba" officeooo:paragraph-rsid="006df3ba" style:font-size-asian="12pt" style:font-style-asian="normal" style:font-weight-asian="normal" style:font-size-complex="12pt" style:font-style-complex="normal" style:font-weight-complex="normal"/>
    </style:style>
    <style:style style:name="P53" style:family="paragraph" style:parent-style-name="Text_20_body">
      <style:paragraph-properties fo:line-height="150%" fo:text-align="justify" style:justify-single-word="false"/>
      <style:text-properties fo:font-variant="normal" fo:text-transform="none" fo:color="#272727" style:font-name="Liberation Serif" fo:font-size="12pt" fo:letter-spacing="normal" fo:font-style="normal" fo:font-weight="normal" officeooo:rsid="00a3eaf1" officeooo:paragraph-rsid="00a3eaf1" style:font-size-asian="12pt" style:font-style-asian="normal" style:font-weight-asian="normal" style:font-size-complex="12pt" style:font-style-complex="normal" style:font-weight-complex="normal"/>
    </style:style>
    <style:style style:name="P54" style:family="paragraph" style:parent-style-name="Text_20_body">
      <style:paragraph-properties fo:line-height="150%" fo:text-align="justify" style:justify-single-word="false"/>
      <style:text-properties fo:font-variant="normal" fo:text-transform="none" fo:color="#272727" style:font-name="Liberation Serif" fo:font-size="12pt" fo:letter-spacing="normal" fo:font-style="normal" fo:font-weight="normal" officeooo:rsid="00a5e305" officeooo:paragraph-rsid="00a5e305" style:font-size-asian="12pt" style:font-style-asian="normal" style:font-weight-asian="normal" style:font-size-complex="12pt" style:font-style-complex="normal" style:font-weight-complex="normal"/>
    </style:style>
    <style:style style:name="P55" style:family="paragraph" style:parent-style-name="Text_20_body">
      <style:paragraph-properties fo:line-height="150%" fo:text-align="justify" style:justify-single-word="false"/>
      <style:text-properties fo:font-variant="normal" fo:text-transform="none" fo:color="#272727" style:font-name="Liberation Serif" fo:font-size="12pt" fo:letter-spacing="normal" fo:font-style="normal" fo:font-weight="bold" officeooo:rsid="00a3eaf1" officeooo:paragraph-rsid="00a3eaf1" style:font-size-asian="12pt" style:font-style-asian="normal" style:font-weight-asian="bold" style:font-size-complex="12pt" style:font-style-complex="normal" style:font-weight-complex="bold"/>
    </style:style>
    <style:style style:name="P56" style:family="paragraph" style:parent-style-name="Text_20_body">
      <style:paragraph-properties fo:line-height="150%" fo:text-align="justify" style:justify-single-word="false"/>
      <style:text-properties fo:font-variant="normal" fo:text-transform="none" fo:color="#272727" style:font-name="Liberation Serif" fo:font-size="12pt" fo:letter-spacing="normal" fo:font-style="normal" fo:font-weight="bold" officeooo:rsid="00a5e305" officeooo:paragraph-rsid="00a5e305" style:font-size-asian="12pt" style:font-style-asian="normal" style:font-weight-asian="bold" style:font-size-complex="12pt" style:font-style-complex="normal" style:font-weight-complex="bold"/>
    </style:style>
    <style:style style:name="P57" style:family="paragraph" style:parent-style-name="Text_20_body">
      <style:paragraph-properties fo:line-height="150%" fo:text-align="justify" style:justify-single-word="false"/>
      <style:text-properties fo:font-variant="normal" fo:text-transform="none" fo:color="#272727" style:font-name="Liberation Serif" fo:font-size="14pt" fo:letter-spacing="normal" fo:font-style="normal" fo:font-weight="bold" officeooo:rsid="006df3ba" officeooo:paragraph-rsid="006df3ba" style:font-size-asian="14pt" style:font-style-asian="normal" style:font-weight-asian="bold" style:font-size-complex="14pt" style:font-style-complex="normal" style:font-weight-complex="bold"/>
    </style:style>
    <style:style style:name="P58" style:family="paragraph" style:parent-style-name="Text_20_body">
      <style:paragraph-properties fo:line-height="150%" fo:text-align="justify" style:justify-single-word="false"/>
      <style:text-properties fo:font-variant="normal" fo:text-transform="none" fo:color="#333333" style:font-name="q serif" fo:font-size="10.5pt" fo:letter-spacing="normal" fo:font-style="normal" fo:font-weight="normal" officeooo:rsid="008af466" officeooo:paragraph-rsid="008af466" style:font-size-asian="12pt" style:font-weight-asian="normal" style:font-size-complex="12pt" style:font-weight-complex="normal"/>
    </style:style>
    <style:style style:name="P59" style:family="paragraph" style:parent-style-name="Text_20_body">
      <style:paragraph-properties fo:line-height="150%" fo:text-align="justify" style:justify-single-word="false"/>
      <style:text-properties fo:font-style="normal" officeooo:paragraph-rsid="005f6cc9" style:font-style-asian="normal" style:font-style-complex="normal"/>
    </style:style>
    <style:style style:name="P60" style:family="paragraph" style:parent-style-name="Text_20_body">
      <style:paragraph-properties fo:line-height="150%" fo:text-align="justify" style:justify-single-word="false"/>
      <style:text-properties officeooo:paragraph-rsid="0056133f"/>
    </style:style>
    <style:style style:name="P61" style:family="paragraph" style:parent-style-name="Text_20_body">
      <style:paragraph-properties fo:line-height="150%" fo:text-align="justify" style:justify-single-word="false"/>
      <style:text-properties officeooo:paragraph-rsid="0057d5f5"/>
    </style:style>
    <style:style style:name="P62" style:family="paragraph" style:parent-style-name="Text_20_body">
      <style:paragraph-properties fo:line-height="150%" fo:text-align="justify" style:justify-single-word="false"/>
      <style:text-properties officeooo:paragraph-rsid="005b4883"/>
    </style:style>
    <style:style style:name="P63" style:family="paragraph" style:parent-style-name="Text_20_body">
      <style:paragraph-properties fo:line-height="150%" fo:text-align="justify" style:justify-single-word="false"/>
      <style:text-properties officeooo:paragraph-rsid="005d6eb4"/>
    </style:style>
    <style:style style:name="P64" style:family="paragraph" style:parent-style-name="Text_20_body">
      <style:paragraph-properties fo:line-height="150%" fo:text-align="justify" style:justify-single-word="false"/>
      <style:text-properties officeooo:paragraph-rsid="005f6cc9"/>
    </style:style>
    <style:style style:name="P65" style:family="paragraph" style:parent-style-name="Text_20_body">
      <style:paragraph-properties fo:line-height="150%" fo:text-align="justify" style:justify-single-word="false"/>
      <style:text-properties officeooo:paragraph-rsid="00619d53"/>
    </style:style>
    <style:style style:name="P66" style:family="paragraph" style:parent-style-name="Text_20_body">
      <style:paragraph-properties fo:line-height="150%" fo:text-align="justify" style:justify-single-word="false"/>
      <style:text-properties officeooo:paragraph-rsid="006470a3"/>
    </style:style>
    <style:style style:name="P67" style:family="paragraph" style:parent-style-name="Text_20_body">
      <style:paragraph-properties fo:line-height="150%" fo:text-align="justify" style:justify-single-word="false"/>
      <style:text-properties officeooo:paragraph-rsid="006637f2"/>
    </style:style>
    <style:style style:name="P68" style:family="paragraph" style:parent-style-name="Text_20_body">
      <style:paragraph-properties fo:line-height="150%" fo:text-align="justify" style:justify-single-word="false"/>
      <style:text-properties officeooo:paragraph-rsid="006d0a09"/>
    </style:style>
    <style:style style:name="P69" style:family="paragraph" style:parent-style-name="Text_20_body">
      <style:paragraph-properties fo:line-height="150%" fo:text-align="justify" style:justify-single-word="false"/>
      <style:text-properties officeooo:paragraph-rsid="006df3ba"/>
    </style:style>
    <style:style style:name="P70" style:family="paragraph" style:parent-style-name="Text_20_body">
      <style:paragraph-properties fo:line-height="150%" fo:text-align="justify" style:justify-single-word="false"/>
      <style:text-properties officeooo:paragraph-rsid="006e0a6a"/>
    </style:style>
    <style:style style:name="P71" style:family="paragraph" style:parent-style-name="Text_20_body">
      <style:paragraph-properties fo:line-height="150%" fo:text-align="justify" style:justify-single-word="false"/>
      <style:text-properties officeooo:paragraph-rsid="00717c1d"/>
    </style:style>
    <style:style style:name="P72" style:family="paragraph" style:parent-style-name="Text_20_body">
      <style:paragraph-properties fo:line-height="150%" fo:text-align="justify" style:justify-single-word="false"/>
      <style:text-properties officeooo:paragraph-rsid="00720c70"/>
    </style:style>
    <style:style style:name="P73" style:family="paragraph" style:parent-style-name="Text_20_body">
      <style:paragraph-properties fo:line-height="150%" fo:text-align="justify" style:justify-single-word="false"/>
      <style:text-properties officeooo:paragraph-rsid="0078e6b3"/>
    </style:style>
    <style:style style:name="P74" style:family="paragraph" style:parent-style-name="Text_20_body">
      <style:paragraph-properties fo:line-height="150%" fo:text-align="justify" style:justify-single-word="false"/>
      <style:text-properties officeooo:paragraph-rsid="007f0e2f"/>
    </style:style>
    <style:style style:name="P75" style:family="paragraph" style:parent-style-name="Text_20_body">
      <style:paragraph-properties fo:line-height="150%" fo:text-align="justify" style:justify-single-word="false"/>
      <style:text-properties officeooo:paragraph-rsid="007f2fd2"/>
    </style:style>
    <style:style style:name="P76" style:family="paragraph" style:parent-style-name="Text_20_body">
      <style:paragraph-properties fo:line-height="150%" fo:text-align="justify" style:justify-single-word="false"/>
      <style:text-properties officeooo:paragraph-rsid="008088ff"/>
    </style:style>
    <style:style style:name="P77" style:family="paragraph" style:parent-style-name="Text_20_body">
      <style:paragraph-properties fo:line-height="150%" fo:text-align="justify" style:justify-single-word="false"/>
      <style:text-properties officeooo:paragraph-rsid="0082b7bb"/>
    </style:style>
    <style:style style:name="P78" style:family="paragraph" style:parent-style-name="Text_20_body">
      <style:paragraph-properties fo:line-height="150%" fo:text-align="justify" style:justify-single-word="false"/>
      <style:text-properties officeooo:paragraph-rsid="008405cc"/>
    </style:style>
    <style:style style:name="P79" style:family="paragraph" style:parent-style-name="Text_20_body">
      <style:paragraph-properties fo:line-height="150%" fo:text-align="justify" style:justify-single-word="false"/>
      <style:text-properties officeooo:paragraph-rsid="0089180c"/>
    </style:style>
    <style:style style:name="P80" style:family="paragraph" style:parent-style-name="Text_20_body">
      <style:paragraph-properties fo:line-height="150%" fo:text-align="justify" style:justify-single-word="false"/>
      <style:text-properties officeooo:paragraph-rsid="00942457"/>
    </style:style>
    <style:style style:name="P81" style:family="paragraph" style:parent-style-name="Text_20_body">
      <style:paragraph-properties fo:line-height="150%" fo:text-align="justify" style:justify-single-word="false"/>
      <style:text-properties officeooo:paragraph-rsid="00a73ddf"/>
    </style:style>
    <style:style style:name="P82" style:family="paragraph" style:parent-style-name="Text_20_body">
      <style:paragraph-properties fo:line-height="150%" fo:text-align="justify" style:justify-single-word="false"/>
      <style:text-properties officeooo:rsid="0061aa78" officeooo:paragraph-rsid="0061aa78"/>
    </style:style>
    <style:style style:name="P83" style:family="paragraph" style:parent-style-name="Text_20_body">
      <style:paragraph-properties fo:line-height="150%" fo:text-align="justify" style:justify-single-word="false"/>
      <style:text-properties officeooo:rsid="0062f49b" officeooo:paragraph-rsid="0062f49b"/>
    </style:style>
    <style:style style:name="P84" style:family="paragraph" style:parent-style-name="Text_20_body">
      <style:paragraph-properties fo:line-height="150%" fo:text-align="justify" style:justify-single-word="false"/>
      <style:text-properties officeooo:rsid="006e0a6a" officeooo:paragraph-rsid="006e0a6a"/>
    </style:style>
    <style:style style:name="P85" style:family="paragraph" style:parent-style-name="Text_20_body">
      <style:paragraph-properties fo:line-height="150%" fo:text-align="justify" style:justify-single-word="false"/>
      <style:text-properties officeooo:rsid="00700955" officeooo:paragraph-rsid="00700955"/>
    </style:style>
    <style:style style:name="P86" style:family="paragraph" style:parent-style-name="Text_20_body">
      <style:paragraph-properties fo:line-height="150%" fo:text-align="justify" style:justify-single-word="false"/>
      <style:text-properties officeooo:rsid="00717c1d" officeooo:paragraph-rsid="00717c1d"/>
    </style:style>
    <style:style style:name="P87" style:family="paragraph" style:parent-style-name="Text_20_body">
      <style:paragraph-properties fo:line-height="150%" fo:text-align="justify" style:justify-single-word="false"/>
      <style:text-properties officeooo:rsid="00720c70" officeooo:paragraph-rsid="00720c70"/>
    </style:style>
    <style:style style:name="P88" style:family="paragraph" style:parent-style-name="Text_20_body">
      <style:paragraph-properties fo:line-height="150%" fo:text-align="justify" style:justify-single-word="false"/>
      <style:text-properties fo:color="#000000" style:font-name="Liberation Serif" fo:font-size="12pt" fo:font-style="normal" officeooo:paragraph-rsid="006e0a6a" style:font-size-asian="12pt" style:font-style-asian="normal" style:font-size-complex="12pt" style:font-style-complex="normal"/>
    </style:style>
    <style:style style:name="P89" style:family="paragraph" style:parent-style-name="Text_20_body">
      <style:paragraph-properties fo:line-height="150%" fo:text-align="justify" style:justify-single-word="false"/>
      <style:text-properties fo:color="#000000" style:font-name="Liberation Serif" fo:font-size="12pt" fo:font-style="normal" officeooo:paragraph-rsid="005b4883" style:font-size-asian="12pt" style:font-style-asian="normal" style:font-size-complex="12pt" style:font-style-complex="normal"/>
    </style:style>
    <style:style style:name="P90" style:family="paragraph" style:parent-style-name="Text_20_body">
      <style:paragraph-properties fo:line-height="150%" fo:text-align="justify" style:justify-single-word="false"/>
      <style:text-properties fo:color="#000000" style:font-name="Liberation Serif" fo:font-size="12pt" fo:font-style="normal" officeooo:rsid="007f0e2f" officeooo:paragraph-rsid="007f0e2f" style:font-size-asian="12pt" style:font-style-asian="normal" style:font-size-complex="12pt" style:font-style-complex="normal"/>
    </style:style>
    <style:style style:name="P91" style:family="paragraph" style:parent-style-name="Text_20_body">
      <style:paragraph-properties fo:line-height="150%" fo:text-align="justify" style:justify-single-word="false"/>
      <style:text-properties fo:color="#000000" style:font-name="Liberation Serif" fo:font-size="12pt" fo:font-style="normal" officeooo:rsid="007f2fd2" officeooo:paragraph-rsid="007f2fd2" style:font-size-asian="12pt" style:font-style-asian="normal" style:font-size-complex="12pt" style:font-style-complex="normal"/>
    </style:style>
    <style:style style:name="P92" style:family="paragraph" style:parent-style-name="Text_20_body">
      <style:paragraph-properties fo:line-height="150%" fo:text-align="justify" style:justify-single-word="false"/>
      <style:text-properties fo:color="#000000" style:font-name="Liberation Serif" fo:font-size="12pt" fo:font-style="normal" officeooo:rsid="007f2fd2" officeooo:paragraph-rsid="007f9c13" style:font-size-asian="12pt" style:font-style-asian="normal" style:font-size-complex="12pt" style:font-style-complex="normal"/>
    </style:style>
    <style:style style:name="P93" style:family="paragraph" style:parent-style-name="Text_20_body">
      <style:paragraph-properties fo:line-height="150%" fo:text-align="justify" style:justify-single-word="false"/>
      <style:text-properties fo:color="#000000" style:font-name="Liberation Serif" fo:font-size="12pt" fo:font-style="normal" officeooo:rsid="008088ff" officeooo:paragraph-rsid="008088ff" style:font-size-asian="12pt" style:font-style-asian="normal" style:font-size-complex="12pt" style:font-style-complex="normal"/>
    </style:style>
    <style:style style:name="P94" style:family="paragraph" style:parent-style-name="Text_20_body">
      <style:paragraph-properties fo:line-height="150%" fo:text-align="justify" style:justify-single-word="false"/>
      <style:text-properties fo:color="#000000" style:font-name="Liberation Serif" fo:font-size="12pt" fo:font-style="normal" officeooo:rsid="008f3a77" officeooo:paragraph-rsid="008f3a77" style:font-size-asian="12pt" style:font-style-asian="normal" style:font-size-complex="12pt" style:font-style-complex="normal"/>
    </style:style>
    <style:style style:name="P95" style:family="paragraph" style:parent-style-name="Text_20_body">
      <style:paragraph-properties fo:line-height="150%" fo:text-align="justify" style:justify-single-word="false"/>
      <style:text-properties fo:color="#000000" style:font-name="Liberation Serif" fo:font-size="12pt" fo:font-style="normal" officeooo:rsid="005b4883" officeooo:paragraph-rsid="005b4883" style:font-size-asian="12pt" style:font-style-asian="normal" style:font-size-complex="12pt" style:font-style-complex="normal"/>
    </style:style>
    <style:style style:name="P96" style:family="paragraph" style:parent-style-name="Text_20_body">
      <style:paragraph-properties fo:line-height="150%" fo:text-align="justify" style:justify-single-word="false"/>
      <style:text-properties officeooo:rsid="0082b7bb" officeooo:paragraph-rsid="0082b7bb"/>
    </style:style>
    <style:style style:name="P97" style:family="paragraph" style:parent-style-name="Text_20_body">
      <style:paragraph-properties fo:line-height="150%" fo:text-align="justify" style:justify-single-word="false"/>
      <style:text-properties officeooo:rsid="008405cc" officeooo:paragraph-rsid="008405cc"/>
    </style:style>
    <style:style style:name="P98" style:family="paragraph" style:parent-style-name="Text_20_body">
      <style:paragraph-properties fo:line-height="150%" fo:text-align="justify" style:justify-single-word="false"/>
      <style:text-properties officeooo:rsid="0085ebc7" officeooo:paragraph-rsid="0085ebc7"/>
    </style:style>
    <style:style style:name="P99" style:family="paragraph" style:parent-style-name="Text_20_body">
      <style:paragraph-properties fo:line-height="150%" fo:text-align="justify" style:justify-single-word="false"/>
      <style:text-properties officeooo:rsid="00874d7d" officeooo:paragraph-rsid="00874d7d"/>
    </style:style>
    <style:style style:name="P100" style:family="paragraph" style:parent-style-name="Text_20_body">
      <style:paragraph-properties fo:line-height="150%" fo:text-align="justify" style:justify-single-word="false"/>
      <style:text-properties officeooo:rsid="0089180c" officeooo:paragraph-rsid="0089180c"/>
    </style:style>
    <style:style style:name="P101" style:family="paragraph" style:parent-style-name="Text_20_body">
      <style:paragraph-properties fo:line-height="150%" fo:text-align="justify" style:justify-single-word="false"/>
      <style:text-properties officeooo:rsid="008ad2f5" officeooo:paragraph-rsid="008ad2f5"/>
    </style:style>
    <style:style style:name="P102" style:family="paragraph" style:parent-style-name="Text_20_body">
      <style:paragraph-properties fo:line-height="150%" fo:text-align="justify" style:justify-single-word="false"/>
      <style:text-properties officeooo:rsid="008af466" officeooo:paragraph-rsid="008af466"/>
    </style:style>
    <style:style style:name="P103" style:family="paragraph" style:parent-style-name="Text_20_body">
      <style:paragraph-properties fo:line-height="150%" fo:text-align="justify" style:justify-single-word="false"/>
      <style:text-properties officeooo:rsid="008b18f4" officeooo:paragraph-rsid="008b18f4"/>
    </style:style>
    <style:style style:name="P104" style:family="paragraph" style:parent-style-name="Text_20_body">
      <style:paragraph-properties fo:line-height="150%" fo:text-align="justify" style:justify-single-word="false"/>
      <style:text-properties officeooo:rsid="005aeb61" officeooo:paragraph-rsid="005aeb61"/>
    </style:style>
    <style:style style:name="P105" style:family="paragraph" style:parent-style-name="Text_20_body">
      <style:paragraph-properties fo:line-height="150%" fo:text-align="justify" style:justify-single-word="false"/>
      <style:text-properties officeooo:rsid="00615c40" officeooo:paragraph-rsid="00615c40"/>
    </style:style>
    <style:style style:name="P106" style:family="paragraph" style:parent-style-name="Text_20_body">
      <style:paragraph-properties fo:line-height="150%" fo:text-align="justify" style:justify-single-word="false"/>
      <style:text-properties officeooo:rsid="00615c40" officeooo:paragraph-rsid="00619d53"/>
    </style:style>
    <style:style style:name="P107" style:family="paragraph" style:parent-style-name="Text_20_body">
      <style:paragraph-properties fo:line-height="150%" fo:text-align="justify" style:justify-single-word="false"/>
      <style:text-properties officeooo:rsid="00619d53" officeooo:paragraph-rsid="00619d53"/>
    </style:style>
    <style:style style:name="P108" style:family="paragraph" style:parent-style-name="Text_20_body">
      <style:paragraph-properties fo:line-height="150%" fo:text-align="justify" style:justify-single-word="false"/>
      <style:text-properties officeooo:rsid="006d0a09" officeooo:paragraph-rsid="006d0a09"/>
    </style:style>
    <style:style style:name="P109" style:family="paragraph" style:parent-style-name="Text_20_body">
      <style:paragraph-properties fo:line-height="150%" fo:text-align="justify" style:justify-single-word="false"/>
      <style:text-properties officeooo:rsid="006df3ba" officeooo:paragraph-rsid="006df3ba"/>
    </style:style>
    <style:style style:name="P110" style:family="paragraph" style:parent-style-name="Text_20_body">
      <style:paragraph-properties fo:line-height="150%" fo:text-align="justify" style:justify-single-word="false"/>
      <style:text-properties officeooo:rsid="00a2e7f5" officeooo:paragraph-rsid="00a2e7f5"/>
    </style:style>
    <style:style style:name="P111" style:family="paragraph" style:parent-style-name="Text_20_body">
      <style:paragraph-properties fo:line-height="150%" fo:text-align="justify" style:justify-single-word="false"/>
      <style:text-properties officeooo:rsid="006d21ad" officeooo:paragraph-rsid="006d21ad"/>
    </style:style>
    <style:style style:name="P112" style:family="paragraph" style:parent-style-name="Text_20_body">
      <style:paragraph-properties fo:line-height="150%" fo:text-align="justify" style:justify-single-word="false"/>
      <style:text-properties officeooo:rsid="00a3eaf1" officeooo:paragraph-rsid="00a3eaf1"/>
    </style:style>
    <style:style style:name="P113" style:family="paragraph" style:parent-style-name="Text_20_body">
      <style:paragraph-properties fo:line-height="150%" fo:text-align="justify" style:justify-single-word="false"/>
      <style:text-properties officeooo:rsid="00a5e305" officeooo:paragraph-rsid="00a5e305"/>
    </style:style>
    <style:style style:name="P114" style:family="paragraph" style:parent-style-name="Text_20_body">
      <style:paragraph-properties fo:line-height="150%" fo:text-align="justify" style:justify-single-word="false"/>
      <style:text-properties fo:font-size="14pt" fo:font-weight="bold" officeooo:rsid="00717c1d" officeooo:paragraph-rsid="00717c1d" style:font-size-asian="14pt" style:font-weight-asian="bold" style:font-size-complex="14pt" style:font-weight-complex="bold"/>
    </style:style>
    <style:style style:name="P115"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b5b7e" officeooo:paragraph-rsid="004b5b7e" style:font-size-asian="12pt" style:font-weight-asian="normal" style:font-size-complex="12pt" style:font-weight-complex="normal"/>
    </style:style>
    <style:style style:name="P116"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c67e0" officeooo:paragraph-rsid="004c67e0" style:font-size-asian="12pt" style:font-weight-asian="normal" style:font-size-complex="12pt" style:font-weight-complex="normal"/>
    </style:style>
    <style:style style:name="P117"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dcff2" officeooo:paragraph-rsid="004dcff2" style:font-size-asian="12pt" style:font-weight-asian="normal" style:font-size-complex="12pt" style:font-weight-complex="normal"/>
    </style:style>
    <style:style style:name="P118"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e83e9" officeooo:paragraph-rsid="004e83e9" style:font-size-asian="12pt" style:font-weight-asian="normal" style:font-size-complex="12pt" style:font-weight-complex="normal"/>
    </style:style>
    <style:style style:name="P119"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a0770a" officeooo:paragraph-rsid="00a0770a" style:font-size-asian="12pt" style:font-weight-asian="normal" style:font-size-complex="12pt" style:font-weight-complex="normal"/>
    </style:style>
    <style:style style:name="P120"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a1c93b" officeooo:paragraph-rsid="00a1c93b" style:font-size-asian="12pt" style:font-weight-asian="normal" style:font-size-complex="12pt" style:font-weight-complex="normal"/>
    </style:style>
    <style:style style:name="P121"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50acb2" officeooo:paragraph-rsid="0050acb2" style:font-size-asian="12pt" style:font-style-asian="normal" style:font-weight-asian="normal" style:font-size-complex="12pt" style:font-style-complex="normal" style:font-weight-complex="normal"/>
    </style:style>
    <style:style style:name="P122"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510a5a" officeooo:paragraph-rsid="0050acb2" style:font-size-asian="12pt" style:font-style-asian="normal" style:font-weight-asian="normal" style:font-size-complex="12pt" style:font-style-complex="normal" style:font-weight-complex="normal"/>
    </style:style>
    <style:style style:name="P123"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510a5a" officeooo:paragraph-rsid="00510a5a" style:font-size-asian="12pt" style:font-style-asian="normal" style:font-weight-asian="normal" style:font-size-complex="12pt" style:font-style-complex="normal" style:font-weight-complex="normal"/>
    </style:style>
    <style:style style:name="P124"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5d143d" officeooo:paragraph-rsid="005d143d" style:font-size-asian="12pt" style:font-style-asian="normal" style:font-weight-asian="normal" style:font-size-complex="12pt" style:font-style-complex="normal" style:font-weight-complex="normal"/>
    </style:style>
    <style:style style:name="P125"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543a4d" officeooo:paragraph-rsid="0052f85f" style:font-size-asian="12pt" style:font-style-asian="normal" style:font-weight-asian="normal" style:font-size-complex="12pt" style:font-style-complex="normal" style:font-weight-complex="normal"/>
    </style:style>
    <style:style style:name="P126"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543a4d" officeooo:paragraph-rsid="00543a4d" style:font-size-asian="12pt" style:font-style-asian="normal" style:font-weight-asian="normal" style:font-size-complex="12pt" style:font-style-complex="normal" style:font-weight-complex="normal"/>
    </style:style>
    <style:style style:name="P127"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128"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3deaa8" officeooo:paragraph-rsid="003e9d9d" style:font-size-asian="12pt" style:font-style-asian="normal" style:font-size-complex="12pt" style:font-style-complex="normal"/>
    </style:style>
    <style:style style:name="P129"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3e9d9d" officeooo:paragraph-rsid="003e9d9d" style:font-size-asian="12pt" style:font-style-asian="normal" style:font-size-complex="12pt" style:font-style-complex="normal"/>
    </style:style>
    <style:style style:name="P130"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615c40" officeooo:paragraph-rsid="00615c40" style:font-size-asian="12pt" style:font-style-asian="normal" style:font-size-complex="12pt" style:font-style-complex="normal"/>
    </style:style>
    <style:style style:name="P131"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3c33de" officeooo:paragraph-rsid="003c33de" fo:background-color="#ffffff" style:font-size-asian="12pt" style:font-style-asian="normal" style:font-size-complex="12pt" style:font-style-complex="normal"/>
    </style:style>
    <style:style style:name="P132"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3c8476" officeooo:paragraph-rsid="003c8476" fo:background-color="#ffffff" style:font-size-asian="12pt" style:font-style-asian="normal" style:font-size-complex="12pt" style:font-style-complex="normal"/>
    </style:style>
    <style:style style:name="P133"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3e9d9d" officeooo:paragraph-rsid="003e9d9d" fo:background-color="#ffffff" style:font-size-asian="12pt" style:font-style-asian="normal" style:font-size-complex="12pt" style:font-style-complex="normal"/>
    </style:style>
    <style:style style:name="P134"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3eb2a5" officeooo:paragraph-rsid="003eb2a5" fo:background-color="#ffffff" style:font-size-asian="12pt" style:font-style-asian="normal" style:font-size-complex="12pt" style:font-style-complex="normal"/>
    </style:style>
    <style:style style:name="P135"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3fdcc7" officeooo:paragraph-rsid="003fdcc7" fo:background-color="#ffffff" style:font-size-asian="12pt" style:font-style-asian="normal" style:font-size-complex="12pt" style:font-style-complex="normal"/>
    </style:style>
    <style:style style:name="P136"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3deaa8" officeooo:paragraph-rsid="003deaa8" fo:background-color="#ffffff" style:font-size-asian="12pt" style:font-style-asian="normal" style:font-size-complex="12pt" style:font-style-complex="normal"/>
    </style:style>
    <style:style style:name="P137"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0c726" officeooo:paragraph-rsid="0040c726" fo:background-color="#ffffff" style:font-size-asian="12pt" style:font-style-asian="normal" style:font-size-complex="12pt" style:font-style-complex="normal"/>
    </style:style>
    <style:style style:name="P138"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14403" officeooo:paragraph-rsid="00414403" fo:background-color="#ffffff" style:font-size-asian="12pt" style:font-style-asian="normal" style:font-size-complex="12pt" style:font-style-complex="normal"/>
    </style:style>
    <style:style style:name="P139"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14cb3" officeooo:paragraph-rsid="00414cb3" fo:background-color="#ffffff" style:font-size-asian="12pt" style:font-style-asian="normal" style:font-size-complex="12pt" style:font-style-complex="normal"/>
    </style:style>
    <style:style style:name="P140"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1b87b" officeooo:paragraph-rsid="0041b87b" fo:background-color="#ffffff" style:font-size-asian="12pt" style:font-style-asian="normal" style:font-size-complex="12pt" style:font-style-complex="normal"/>
    </style:style>
    <style:style style:name="P141"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2afda" officeooo:paragraph-rsid="0042afda" fo:background-color="#ffffff" style:font-size-asian="12pt" style:font-style-asian="normal" style:font-size-complex="12pt" style:font-style-complex="normal"/>
    </style:style>
    <style:style style:name="P142"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6ee10" officeooo:paragraph-rsid="0046ee10" fo:background-color="#ffffff" style:font-size-asian="12pt" style:font-style-asian="normal" style:font-size-complex="12pt" style:font-style-complex="normal"/>
    </style:style>
    <style:style style:name="P143"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3d38b" officeooo:paragraph-rsid="0043d38b" fo:background-color="#ffffff" style:font-size-asian="12pt" style:font-style-asian="normal" style:font-size-complex="12pt" style:font-style-complex="normal"/>
    </style:style>
    <style:style style:name="P144"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567b1" officeooo:paragraph-rsid="004567b1" fo:background-color="#ffffff" style:font-size-asian="12pt" style:font-style-asian="normal" style:font-size-complex="12pt" style:font-style-complex="normal"/>
    </style:style>
    <style:style style:name="P145"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8345b" officeooo:paragraph-rsid="0048345b" fo:background-color="#ffffff" style:font-size-asian="12pt" style:font-style-asian="normal" style:font-size-complex="12pt" style:font-style-complex="normal"/>
    </style:style>
    <style:style style:name="P146"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9a9d1" officeooo:paragraph-rsid="0049a9d1" fo:background-color="#ffffff" style:font-size-asian="12pt" style:font-style-asian="normal" style:font-size-complex="12pt" style:font-style-complex="normal"/>
    </style:style>
    <style:style style:name="P147"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4a729f" officeooo:paragraph-rsid="004a729f" fo:background-color="#ffffff" style:font-size-asian="12pt" style:font-style-asian="normal" style:font-size-complex="12pt" style:font-style-complex="normal"/>
    </style:style>
    <style:style style:name="P148"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fo:background-color="#ffffff" style:font-size-asian="12pt" style:font-style-asian="normal" style:font-weight-asian="bold" style:font-size-complex="12pt" style:font-style-complex="normal" style:font-weight-complex="bold"/>
    </style:style>
    <style:style style:name="P149"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officeooo:rsid="0043d38b" officeooo:paragraph-rsid="0043d38b" fo:background-color="#ffffff" style:font-size-asian="12pt" style:font-style-asian="normal" style:font-weight-asian="bold" style:font-size-complex="12pt" style:font-style-complex="normal" style:font-weight-complex="bold"/>
    </style:style>
    <style:style style:name="P150"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P151"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bold" officeooo:rsid="003c8476" officeooo:paragraph-rsid="003c8476" fo:background-color="#ffffff" style:font-size-asian="14pt" style:font-style-asian="normal" style:font-weight-asian="bold" style:font-size-complex="14pt" style:font-style-complex="normal" style:font-weight-complex="bold"/>
    </style:style>
    <style:style style:name="P152"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bold" officeooo:rsid="00414cb3" officeooo:paragraph-rsid="00414cb3" fo:background-color="#ffffff" style:font-size-asian="14pt" style:font-style-asian="normal" style:font-weight-asian="bold" style:font-size-complex="14pt" style:font-style-complex="normal" style:font-weight-complex="bold"/>
    </style:style>
    <style:style style:name="P153"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bold" officeooo:rsid="0042afda" officeooo:paragraph-rsid="0042afda" fo:background-color="#ffffff" style:font-size-asian="14pt" style:font-style-asian="normal" style:font-weight-asian="bold" style:font-size-complex="14pt" style:font-style-complex="normal" style:font-weight-complex="bold"/>
    </style:style>
    <style:style style:name="P154"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bold" officeooo:rsid="004c67e0" officeooo:paragraph-rsid="004c67e0" style:font-size-asian="14pt" style:font-weight-asian="bold" style:font-size-complex="14pt" style:font-weight-complex="bold"/>
    </style:style>
    <style:style style:name="P155"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bold" officeooo:rsid="0050acb2" officeooo:paragraph-rsid="0050acb2" style:font-size-asian="14pt" style:font-style-asian="normal" style:font-weight-asian="bold" style:font-size-complex="14pt" style:font-style-complex="normal" style:font-weight-complex="bold"/>
    </style:style>
    <style:style style:name="P156"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style:font-name="Liberation Serif" fo:font-size="14pt" fo:letter-spacing="normal" fo:font-style="normal" fo:font-weight="bold" officeooo:rsid="0052f85f" officeooo:paragraph-rsid="0052f85f" style:font-size-asian="14pt" style:font-style-asian="normal" style:font-weight-asian="bold" style:font-size-complex="14pt" style:font-style-complex="normal" style:font-weight-complex="bold"/>
    </style:style>
    <style:style style:name="P157" style:family="paragraph" style:parent-style-name="Text_20_body">
      <style:paragraph-properties fo:margin-left="0cm" fo:margin-right="0cm" fo:line-height="150%" fo:text-align="justify" style:justify-single-word="false" fo:orphans="2" fo:widows="2" fo:text-indent="0cm" style:auto-text-indent="false"/>
    </style:style>
    <style:style style:name="P158" style:family="paragraph" style:parent-style-name="Text_20_body">
      <style:paragraph-properties fo:margin-left="0cm" fo:margin-right="0cm" fo:line-height="150%" fo:text-align="justify" style:justify-single-word="false" fo:orphans="2" fo:widows="2" fo:text-indent="0cm" style:auto-text-indent="false"/>
      <style:text-properties officeooo:paragraph-rsid="00414403"/>
    </style:style>
    <style:style style:name="P159" style:family="paragraph" style:parent-style-name="Text_20_body">
      <style:paragraph-properties fo:margin-left="0cm" fo:margin-right="0cm" fo:line-height="150%" fo:text-align="justify" style:justify-single-word="false" fo:orphans="2" fo:widows="2" fo:text-indent="0cm" style:auto-text-indent="false"/>
      <style:text-properties officeooo:paragraph-rsid="004a729f"/>
    </style:style>
    <style:style style:name="P160" style:family="paragraph" style:parent-style-name="Text_20_body">
      <style:paragraph-properties fo:margin-left="0cm" fo:margin-right="0cm" fo:line-height="150%" fo:text-align="justify" style:justify-single-word="false" fo:orphans="2" fo:widows="2" fo:text-indent="0cm" style:auto-text-indent="false"/>
      <style:text-properties officeooo:paragraph-rsid="004e83e9"/>
    </style:style>
    <style:style style:name="P161" style:family="paragraph" style:parent-style-name="Text_20_body">
      <style:paragraph-properties fo:margin-left="0cm" fo:margin-right="0cm" fo:line-height="150%" fo:text-align="justify" style:justify-single-word="false" fo:orphans="2" fo:widows="2" fo:text-indent="0cm" style:auto-text-indent="false"/>
      <style:text-properties officeooo:paragraph-rsid="004ee8bf"/>
    </style:style>
    <style:style style:name="P162" style:family="paragraph" style:parent-style-name="Text_20_body">
      <style:paragraph-properties fo:margin-left="0cm" fo:margin-right="0cm" fo:line-height="150%" fo:text-align="justify" style:justify-single-word="false" fo:orphans="2" fo:widows="2" fo:text-indent="0cm" style:auto-text-indent="false"/>
      <style:text-properties officeooo:rsid="0040c726" officeooo:paragraph-rsid="0040c726"/>
    </style:style>
    <style:style style:name="P163" style:family="paragraph" style:parent-style-name="Text_20_body">
      <style:paragraph-properties fo:margin-left="0cm" fo:margin-right="0cm" fo:line-height="150%" fo:text-align="justify" style:justify-single-word="false" fo:orphans="2" fo:widows="2" fo:text-indent="0cm" style:auto-text-indent="false"/>
      <style:text-properties style:font-name="Liberation Serif" officeooo:rsid="00414403" officeooo:paragraph-rsid="00414403"/>
    </style:style>
    <style:style style:name="P164" style:family="paragraph" style:parent-style-name="Text_20_body">
      <style:paragraph-properties fo:margin-left="0cm" fo:margin-right="0cm" fo:line-height="150%" fo:text-align="justify" style:justify-single-word="false" fo:orphans="2" fo:widows="2" fo:text-indent="0cm" style:auto-text-indent="false"/>
      <style:text-properties officeooo:rsid="00414cb3" officeooo:paragraph-rsid="00414cb3"/>
    </style:style>
    <style:style style:name="P165" style:family="paragraph" style:parent-style-name="Text_20_body">
      <style:paragraph-properties fo:margin-left="0cm" fo:margin-right="0cm" fo:line-height="150%" fo:text-align="justify" style:justify-single-word="false" fo:orphans="2" fo:widows="2" fo:text-indent="0cm" style:auto-text-indent="false"/>
      <style:text-properties officeooo:rsid="0041b87b" officeooo:paragraph-rsid="0041b87b"/>
    </style:style>
    <style:style style:name="P166" style:family="paragraph" style:parent-style-name="Text_20_body">
      <style:paragraph-properties fo:margin-left="0cm" fo:margin-right="0cm" fo:line-height="150%" fo:text-align="justify" style:justify-single-word="false" fo:orphans="2" fo:widows="2" fo:text-indent="0cm" style:auto-text-indent="false"/>
      <style:text-properties officeooo:rsid="0042afda" officeooo:paragraph-rsid="0042afda"/>
    </style:style>
    <style:style style:name="P167" style:family="paragraph" style:parent-style-name="Text_20_body">
      <style:paragraph-properties fo:margin-left="0cm" fo:margin-right="0cm" fo:line-height="150%" fo:text-align="justify" style:justify-single-word="false" fo:orphans="2" fo:widows="2" fo:text-indent="0cm" style:auto-text-indent="false"/>
      <style:text-properties officeooo:rsid="004495a9" officeooo:paragraph-rsid="004495a9"/>
    </style:style>
    <style:style style:name="P168" style:family="paragraph" style:parent-style-name="Text_20_body">
      <style:paragraph-properties fo:margin-left="0cm" fo:margin-right="0cm" fo:line-height="150%" fo:text-align="justify" style:justify-single-word="false" fo:orphans="2" fo:widows="2" fo:text-indent="0cm" style:auto-text-indent="false"/>
      <style:text-properties officeooo:rsid="004c67e0" officeooo:paragraph-rsid="004c67e0"/>
    </style:style>
    <style:style style:name="P169" style:family="paragraph" style:parent-style-name="Text_20_body">
      <style:paragraph-properties fo:margin-left="0cm" fo:margin-right="0cm" fo:line-height="150%" fo:text-align="justify" style:justify-single-word="false" fo:orphans="2" fo:widows="2" fo:text-indent="0cm" style:auto-text-indent="false"/>
      <style:text-properties officeooo:rsid="004b5b7e" officeooo:paragraph-rsid="004b5b7e"/>
    </style:style>
    <style:style style:name="P170" style:family="paragraph" style:parent-style-name="Text_20_body">
      <style:paragraph-properties fo:margin-left="0cm" fo:margin-right="0cm" fo:line-height="150%" fo:text-align="justify" style:justify-single-word="false" fo:orphans="2" fo:widows="2" fo:text-indent="0cm" style:auto-text-indent="false"/>
      <style:text-properties officeooo:rsid="0050acb2" officeooo:paragraph-rsid="0050acb2"/>
    </style:style>
    <style:style style:name="P171" style:family="paragraph" style:parent-style-name="Text_20_body">
      <style:paragraph-properties fo:margin-left="0cm" fo:margin-right="0cm" fo:line-height="150%" fo:text-align="justify" style:justify-single-word="false" fo:orphans="2" fo:widows="2" fo:text-indent="0cm" style:auto-text-indent="false"/>
      <style:text-properties officeooo:rsid="00510a5a" officeooo:paragraph-rsid="00510a5a"/>
    </style:style>
    <style:style style:name="P172" style:family="paragraph" style:parent-style-name="Text_20_body">
      <style:paragraph-properties fo:margin-left="0cm" fo:margin-right="0cm" fo:line-height="150%" fo:text-align="justify" style:justify-single-word="false" fo:orphans="2" fo:widows="2" fo:text-indent="0cm" style:auto-text-indent="false"/>
      <style:text-properties officeooo:rsid="0052f85f" officeooo:paragraph-rsid="0052f85f"/>
    </style:style>
    <style:style style:name="P173" style:family="paragraph" style:parent-style-name="Text_20_body">
      <style:paragraph-properties fo:margin-left="0cm" fo:margin-right="0cm" fo:line-height="150%" fo:text-align="justify" style:justify-single-word="false" fo:orphans="2" fo:widows="2" fo:text-indent="0cm" style:auto-text-indent="false"/>
      <style:text-properties officeooo:rsid="00543a4d" officeooo:paragraph-rsid="00543a4d"/>
    </style:style>
    <style:style style:name="P174" style:family="paragraph" style:parent-style-name="Text_20_body">
      <style:paragraph-properties fo:margin-left="0cm" fo:margin-right="0cm" fo:margin-top="0cm" fo:margin-bottom="0.265cm" loext:contextual-spacing="false" fo:line-height="150%" fo:text-align="justify" style:justify-single-word="false" fo:orphans="2" fo:widows="2" fo:text-indent="0cm" style:auto-text-indent="false"/>
      <style:text-properties officeooo:paragraph-rsid="0081ae63"/>
    </style:style>
    <style:style style:name="P175" style:family="paragraph" style:parent-style-name="Text_20_body">
      <style:paragraph-properties fo:margin-left="0cm" fo:margin-right="0cm" fo:margin-top="0cm" fo:margin-bottom="0.265cm" loext:contextual-spacing="false" fo:line-height="150%" fo:text-align="justify" style:justify-single-word="false" fo:orphans="2" fo:widows="2" fo:text-indent="0cm" style:auto-text-indent="false"/>
      <style:text-properties officeooo:paragraph-rsid="00acdc31"/>
    </style:style>
    <style:style style:name="P176" style:family="paragraph" style:parent-style-name="Text_20_body">
      <style:paragraph-properties fo:margin-left="0cm" fo:margin-right="0cm" fo:margin-top="0cm" fo:margin-bottom="0.265cm" loext:contextual-spacing="false" fo:line-height="150%" fo:text-align="justify" style:justify-single-word="false" fo:orphans="2" fo:widows="2" fo:text-indent="0cm" style:auto-text-indent="false"/>
      <style:text-properties officeooo:paragraph-rsid="00ae84eb"/>
    </style:style>
    <style:style style:name="P177" style:family="paragraph" style:parent-style-name="Text_20_body">
      <style:paragraph-properties fo:margin-left="0cm" fo:margin-right="0cm" fo:margin-top="0cm" fo:margin-bottom="0.265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81ae63" officeooo:paragraph-rsid="0081ae63" style:font-size-asian="12pt" style:font-style-asian="normal" style:font-size-complex="12pt" style:font-style-complex="normal"/>
    </style:style>
    <style:style style:name="P178" style:family="paragraph" style:parent-style-name="Text_20_body">
      <style:paragraph-properties fo:margin-left="0cm" fo:margin-right="0cm" fo:margin-top="0cm" fo:margin-bottom="0.265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acdc31" officeooo:paragraph-rsid="00acdc31" style:font-size-asian="12pt" style:font-style-asian="normal" style:font-size-complex="12pt" style:font-style-complex="normal"/>
    </style:style>
    <style:style style:name="P179" style:family="paragraph" style:parent-style-name="Text_20_body">
      <style:paragraph-properties fo:margin-left="0cm" fo:margin-right="0cm" fo:margin-top="0cm" fo:margin-bottom="0.265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ae84eb" officeooo:paragraph-rsid="00ae84eb" style:font-size-asian="12pt" style:font-style-asian="normal" style:font-size-complex="12pt" style:font-style-complex="normal"/>
    </style:style>
    <style:style style:name="P180" style:family="paragraph" style:parent-style-name="Text_20_body">
      <style:paragraph-properties fo:margin-left="0cm" fo:margin-right="0cm" fo:margin-top="0cm" fo:margin-bottom="0.265cm" loext:contextual-spacing="false" fo:line-height="150%"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ae84eb" officeooo:paragraph-rsid="00ae84eb" style:font-size-asian="12pt" style:font-style-asian="normal" style:font-weight-asian="normal" style:font-size-complex="12pt" style:font-style-complex="normal" style:font-weight-complex="normal"/>
    </style:style>
    <style:style style:name="P181" style:family="paragraph" style:parent-style-name="Text_20_body">
      <style:paragraph-properties fo:margin-left="0cm" fo:margin-right="0cm" fo:margin-top="0cm" fo:margin-bottom="0.265cm" loext:contextual-spacing="false" fo:line-height="150%" fo:text-align="justify" style:justify-single-word="false" fo:orphans="2" fo:widows="2" fo:text-indent="0cm" style:auto-text-indent="false"/>
      <style:text-properties officeooo:rsid="0082b7bb" officeooo:paragraph-rsid="00ae84eb"/>
    </style:style>
    <style:style style:name="P182" style:family="paragraph" style:parent-style-name="Quotations">
      <style:paragraph-properties fo:margin-left="0cm" fo:margin-right="0cm" fo:line-height="150%" fo:text-align="justify" style:justify-single-word="false" fo:orphans="2" fo:widows="2" fo:text-indent="0cm" style:auto-text-indent="false"/>
    </style:style>
    <style:style style:name="P183" style:family="paragraph" style:parent-style-name="Quotations">
      <style:paragraph-properties fo:margin-left="0cm" fo:margin-right="0cm" fo:line-height="150%" fo:text-align="justify" style:justify-single-word="false" fo:orphans="2" fo:widows="2" fo:text-indent="0cm" style:auto-text-indent="false"/>
      <style:text-properties officeooo:paragraph-rsid="003c33de"/>
    </style:style>
    <style:style style:name="P184" style:family="paragraph" style:parent-style-name="Preformatted_20_Text">
      <style:paragraph-properties fo:margin-left="0cm" fo:margin-right="0cm" fo:margin-top="0cm" fo:margin-bottom="0.499cm" loext:contextual-spacing="false" fo:line-height="150%" fo:text-align="justify" style:justify-single-word="false" fo:orphans="2" fo:widows="2" fo:text-indent="0cm" style:auto-text-indent="false"/>
      <style:text-properties officeooo:paragraph-rsid="0085ebc7"/>
    </style:style>
    <style:style style:name="P18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q serif" fo:font-size="10.5pt" fo:letter-spacing="normal" fo:font-style="normal" fo:font-weight="normal"/>
    </style:style>
    <style:style style:name="P186"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87"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P188"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189"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222222" style:font-name="Liberation Serif" fo:font-size="12pt" fo:letter-spacing="normal" fo:font-style="normal" fo:font-weight="normal" officeooo:rsid="0020ab86" officeooo:paragraph-rsid="0020ab86" style:font-size-asian="12pt" style:font-size-complex="12pt"/>
    </style:style>
    <style:style style:name="P190"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222222" style:font-name="Liberation Serif" fo:font-size="12pt" fo:letter-spacing="normal" fo:font-style="normal" fo:font-weight="normal" officeooo:rsid="0020bd37" officeooo:paragraph-rsid="0020bd37" style:font-size-asian="12pt" style:font-size-complex="12pt"/>
    </style:style>
    <style:style style:name="P191"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222222" style:font-name="Liberation Serif" fo:font-size="12pt" fo:letter-spacing="normal" fo:font-style="normal" fo:font-weight="normal" officeooo:rsid="0022a121" officeooo:paragraph-rsid="0022a121" style:font-size-asian="12pt" style:font-size-complex="12pt"/>
    </style:style>
    <style:style style:name="P192"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222222" style:font-name="Liberation Serif" fo:font-size="12pt" fo:letter-spacing="normal" fo:font-style="normal" fo:font-weight="normal" officeooo:rsid="0025f75f" officeooo:paragraph-rsid="0025f75f" style:font-size-asian="12pt" style:font-size-complex="12pt"/>
    </style:style>
    <style:style style:name="P193"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222222" style:font-name="Liberation Serif" fo:font-size="12pt" fo:letter-spacing="normal" fo:font-style="normal" fo:font-weight="normal" officeooo:rsid="0027273c" officeooo:paragraph-rsid="0027273c" style:font-size-asian="12pt" style:font-size-complex="12pt"/>
    </style:style>
    <style:style style:name="P194"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222222" style:font-name="Liberation Serif" fo:font-size="12pt" fo:letter-spacing="normal" fo:font-style="normal" fo:font-weight="normal" officeooo:rsid="0028af51" officeooo:paragraph-rsid="0028af51" style:font-size-asian="12pt" style:font-size-complex="12pt"/>
    </style:style>
    <style:style style:name="P195"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222222" style:font-name="Liberation Serif" fo:font-size="12pt" fo:letter-spacing="normal" fo:font-style="normal" fo:font-weight="normal" officeooo:rsid="0029c5de" officeooo:paragraph-rsid="0029c5de" style:font-size-asian="12pt" style:font-size-complex="12pt"/>
    </style:style>
    <style:style style:name="P196"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222222" style:font-name="Liberation Serif" fo:font-size="12pt" fo:letter-spacing="normal" fo:font-style="normal" fo:font-weight="normal" officeooo:rsid="002a1629" officeooo:paragraph-rsid="002a1629" style:font-size-asian="12pt" style:font-size-complex="12pt"/>
    </style:style>
    <style:style style:name="P197"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222222" style:font-name="Liberation Serif" fo:font-size="12pt" fo:letter-spacing="normal" fo:font-style="normal" fo:font-weight="normal" officeooo:rsid="002a1629" officeooo:paragraph-rsid="002c5c75" style:font-size-asian="12pt" style:font-size-complex="12pt"/>
    </style:style>
    <style:style style:name="P198"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222222" style:font-name="Liberation Serif" fo:font-size="12pt" fo:letter-spacing="normal" fo:font-style="normal" fo:font-weight="normal" officeooo:rsid="002aa502" officeooo:paragraph-rsid="002aa502" style:font-size-asian="12pt" style:font-size-complex="12pt"/>
    </style:style>
    <style:style style:name="P199"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222222" style:font-name="Liberation Serif" fo:font-size="12pt" fo:letter-spacing="normal" fo:font-style="normal" fo:font-weight="normal" officeooo:rsid="002aa502" officeooo:paragraph-rsid="002c5c75" style:font-size-asian="12pt" style:font-size-complex="12pt"/>
    </style:style>
    <style:style style:name="P200"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222222" style:font-name="Liberation Serif" fo:font-size="12pt" fo:letter-spacing="normal" fo:font-style="normal" fo:font-weight="normal" officeooo:rsid="002df569" officeooo:paragraph-rsid="002df569" style:font-size-asian="12pt" style:font-size-complex="12pt"/>
    </style:style>
    <style:style style:name="P201"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222222" style:font-name="Liberation Serif" fo:font-size="12pt" fo:letter-spacing="normal" fo:font-style="normal" fo:font-weight="normal" officeooo:rsid="002e95ed" officeooo:paragraph-rsid="002e95ed" style:font-size-asian="12pt" style:font-size-complex="12pt"/>
    </style:style>
    <style:style style:name="P202"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222222" style:font-name="Liberation Serif" fo:font-size="12pt" fo:letter-spacing="normal" fo:font-style="normal" fo:font-weight="normal" officeooo:rsid="002fd507" officeooo:paragraph-rsid="002fd507" style:font-size-asian="12pt" style:font-size-complex="12pt"/>
    </style:style>
    <style:style style:name="P203"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222222" style:font-name="Liberation Serif" fo:font-size="12pt" fo:letter-spacing="normal" fo:font-style="normal" fo:font-weight="normal" officeooo:rsid="00305b24" officeooo:paragraph-rsid="00305b24" style:font-size-asian="12pt" style:font-size-complex="12pt"/>
    </style:style>
    <style:style style:name="P204"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222222" style:font-name="Liberation Serif" fo:font-size="12pt" fo:letter-spacing="normal" fo:font-style="normal" fo:font-weight="normal" officeooo:rsid="0030a651" officeooo:paragraph-rsid="00305b24" style:font-size-asian="12pt" style:font-size-complex="12pt"/>
    </style:style>
    <style:style style:name="P205"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222222" style:font-name="Liberation Serif" fo:font-size="12pt" fo:letter-spacing="normal" fo:font-style="normal" fo:font-weight="normal" officeooo:rsid="0032a1ec" officeooo:paragraph-rsid="0032a1ec" style:font-size-asian="12pt" style:font-size-complex="12pt"/>
    </style:style>
    <style:style style:name="P206"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222222" style:font-name="Liberation Serif" fo:font-size="12pt" fo:letter-spacing="normal" fo:font-style="normal" fo:font-weight="normal" officeooo:rsid="00334184" officeooo:paragraph-rsid="00334184" style:font-size-asian="12pt" style:font-size-complex="12pt"/>
    </style:style>
    <style:style style:name="P207"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222222" style:font-name="Liberation Serif" fo:font-size="12pt" fo:letter-spacing="normal" fo:font-style="normal" fo:font-weight="normal" officeooo:rsid="0034ec29" officeooo:paragraph-rsid="0034ec29" style:font-size-asian="12pt" style:font-size-complex="12pt"/>
    </style:style>
    <style:style style:name="P208"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222222" style:font-name="Liberation Serif" fo:font-size="12pt" fo:letter-spacing="normal" fo:font-style="normal" fo:font-weight="normal" officeooo:rsid="0038701b" officeooo:paragraph-rsid="00370702" style:font-size-asian="12pt" style:font-size-complex="12pt"/>
    </style:style>
    <style:style style:name="P209"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222222" style:font-name="Liberation Serif" fo:font-size="12pt" fo:letter-spacing="normal" fo:font-style="normal" fo:font-weight="normal" officeooo:rsid="0038701b" officeooo:paragraph-rsid="0038701b" style:font-size-asian="12pt" style:font-size-complex="12pt"/>
    </style:style>
    <style:style style:name="P210"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222222" style:font-name="Liberation Serif" fo:font-size="12pt" fo:letter-spacing="normal" fo:font-style="normal" fo:font-weight="normal" officeooo:rsid="0038be82" officeooo:paragraph-rsid="0038701b" style:font-size-asian="12pt" style:font-size-complex="12pt"/>
    </style:style>
    <style:style style:name="P211"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222222" style:font-name="Liberation Serif" fo:font-size="14pt" fo:letter-spacing="normal" fo:font-style="normal" fo:font-weight="bold" officeooo:rsid="0020bd37" officeooo:paragraph-rsid="0020bd37" style:font-size-asian="14pt" style:font-weight-asian="bold" style:font-size-complex="14pt" style:font-weight-complex="bold"/>
    </style:style>
    <style:style style:name="P212"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222222" style:font-name="Liberation Serif" fo:font-size="14pt" fo:letter-spacing="normal" fo:font-style="normal" fo:font-weight="bold" officeooo:rsid="002aa502" officeooo:paragraph-rsid="002aa502" style:font-size-asian="14pt" style:font-weight-asian="bold" style:font-size-complex="14pt" style:font-weight-complex="bold"/>
    </style:style>
    <style:style style:name="P213" style:family="paragraph" style:parent-style-name="Text_20_body">
      <style:paragraph-properties fo:margin-top="0cm" fo:margin-bottom="0cm" loext:contextual-spacing="false" fo:line-height="150%" fo:text-align="justify" style:justify-single-word="false" fo:orphans="2" fo:widows="2" fo:padding="0cm" fo:border="none"/>
      <style:text-properties fo:font-variant="normal" fo:text-transform="none" fo:color="#222222" style:font-name="Liberation Serif" fo:font-size="14pt" fo:letter-spacing="normal" fo:font-style="normal" fo:font-weight="bold" officeooo:rsid="00305b24" officeooo:paragraph-rsid="00305b24" style:font-size-asian="14pt" style:font-weight-asian="bold" style:font-size-complex="14pt" style:font-weight-complex="bold"/>
    </style:style>
    <style:style style:name="P214" style:family="paragraph" style:parent-style-name="Text_20_body">
      <style:paragraph-properties fo:margin-top="0cm" fo:margin-bottom="0cm" loext:contextual-spacing="false" fo:line-height="150%" fo:text-align="justify" style:justify-single-word="false" fo:orphans="2" fo:widows="2" fo:padding="0cm" fo:border="none"/>
      <style:text-properties officeooo:rsid="0020bd37" officeooo:paragraph-rsid="0020bd37"/>
    </style:style>
    <style:style style:name="P215" style:family="paragraph" style:parent-style-name="Text_20_body">
      <style:paragraph-properties fo:margin-top="0cm" fo:margin-bottom="0cm" loext:contextual-spacing="false" fo:line-height="150%" fo:text-align="justify" style:justify-single-word="false" fo:orphans="2" fo:widows="2" fo:padding="0cm" fo:border="none"/>
      <style:text-properties officeooo:rsid="0027273c" officeooo:paragraph-rsid="0027273c"/>
    </style:style>
    <style:style style:name="P216" style:family="paragraph" style:parent-style-name="Text_20_body">
      <style:paragraph-properties fo:margin-top="0cm" fo:margin-bottom="0cm" loext:contextual-spacing="false" fo:line-height="150%" fo:text-align="justify" style:justify-single-word="false" fo:orphans="2" fo:widows="2" fo:padding="0cm" fo:border="none"/>
      <style:text-properties officeooo:rsid="0029c5de" officeooo:paragraph-rsid="0029c5de"/>
    </style:style>
    <style:style style:name="P217" style:family="paragraph" style:parent-style-name="Text_20_body">
      <style:paragraph-properties fo:margin-top="0cm" fo:margin-bottom="0cm" loext:contextual-spacing="false" fo:line-height="150%" fo:text-align="justify" style:justify-single-word="false" fo:orphans="2" fo:widows="2" fo:padding="0cm" fo:border="none"/>
      <style:text-properties officeooo:rsid="002a1629" officeooo:paragraph-rsid="002aa502"/>
    </style:style>
    <style:style style:name="P218" style:family="paragraph" style:parent-style-name="Text_20_body">
      <style:paragraph-properties fo:margin-top="0cm" fo:margin-bottom="0cm" loext:contextual-spacing="false" fo:line-height="150%" fo:text-align="justify" style:justify-single-word="false" fo:orphans="2" fo:widows="2" fo:padding="0cm" fo:border="none"/>
      <style:text-properties officeooo:rsid="002a1629" officeooo:paragraph-rsid="002c5c75"/>
    </style:style>
    <style:style style:name="P219" style:family="paragraph" style:parent-style-name="Text_20_body">
      <style:paragraph-properties fo:margin-top="0cm" fo:margin-bottom="0cm" loext:contextual-spacing="false" fo:line-height="150%" fo:text-align="justify" style:justify-single-word="false" fo:orphans="2" fo:widows="2" fo:padding="0cm" fo:border="none"/>
      <style:text-properties officeooo:rsid="002df569" officeooo:paragraph-rsid="002df569"/>
    </style:style>
    <style:style style:name="P220" style:family="paragraph" style:parent-style-name="Text_20_body">
      <style:paragraph-properties fo:margin-top="0cm" fo:margin-bottom="0cm" loext:contextual-spacing="false" fo:line-height="150%" fo:text-align="justify" style:justify-single-word="false" fo:orphans="2" fo:widows="2" fo:padding="0cm" fo:border="none"/>
      <style:text-properties officeooo:rsid="00305b24" officeooo:paragraph-rsid="00305b24"/>
    </style:style>
    <style:style style:name="P221" style:family="paragraph" style:parent-style-name="Text_20_body">
      <style:paragraph-properties fo:margin-top="0cm" fo:margin-bottom="0cm" loext:contextual-spacing="false" fo:line-height="150%" fo:text-align="justify" style:justify-single-word="false" fo:orphans="2" fo:widows="2" fo:padding="0cm" fo:border="none"/>
      <style:text-properties officeooo:rsid="0032a1ec" officeooo:paragraph-rsid="0032a1ec"/>
    </style:style>
    <style:style style:name="P222" style:family="paragraph" style:parent-style-name="Text_20_body">
      <style:paragraph-properties fo:margin-top="0cm" fo:margin-bottom="0cm" loext:contextual-spacing="false" fo:line-height="150%" fo:text-align="justify" style:justify-single-word="false" fo:orphans="2" fo:widows="2" fo:padding="0cm" fo:border="none"/>
      <style:text-properties officeooo:rsid="0032a1ec" officeooo:paragraph-rsid="00334184"/>
    </style:style>
    <style:style style:name="P223" style:family="paragraph" style:parent-style-name="Text_20_body">
      <style:paragraph-properties fo:margin-top="0cm" fo:margin-bottom="0cm" loext:contextual-spacing="false" fo:line-height="150%" fo:text-align="justify" style:justify-single-word="false" fo:orphans="2" fo:widows="2" fo:padding="0cm" fo:border="none"/>
      <style:text-properties officeooo:rsid="0032a1ec" officeooo:paragraph-rsid="0034ec29"/>
    </style:style>
    <style:style style:name="P224" style:family="paragraph" style:parent-style-name="Text_20_body">
      <style:paragraph-properties fo:margin-top="0cm" fo:margin-bottom="0cm" loext:contextual-spacing="false" fo:line-height="150%" fo:text-align="justify" style:justify-single-word="false" fo:orphans="2" fo:widows="2" fo:padding="0cm" fo:border="none"/>
      <style:text-properties officeooo:rsid="00370702" officeooo:paragraph-rsid="00370702"/>
    </style:style>
    <style:style style:name="P225" style:family="paragraph" style:parent-style-name="Text_20_body">
      <style:paragraph-properties fo:margin-top="0cm" fo:margin-bottom="0cm" loext:contextual-spacing="false" fo:line-height="150%" fo:text-align="justify" style:justify-single-word="false" fo:orphans="2" fo:widows="2" fo:padding="0cm" fo:border="none"/>
      <style:text-properties officeooo:rsid="0038701b" officeooo:paragraph-rsid="0038701b"/>
    </style:style>
    <style:style style:name="P226" style:family="paragraph" style:parent-style-name="Text_20_body">
      <style:paragraph-properties fo:margin-top="0cm" fo:margin-bottom="0cm" loext:contextual-spacing="false" fo:line-height="150%" fo:text-align="justify" style:justify-single-word="false" fo:orphans="2" fo:widows="2" fo:padding="0cm" fo:border="none"/>
      <style:text-properties fo:color="#000000" fo:font-style="normal" officeooo:paragraph-rsid="0038ff36" fo:background-color="#ffffff" style:font-style-asian="normal" style:font-style-complex="normal"/>
    </style:style>
    <style:style style:name="P227" style:family="paragraph" style:parent-style-name="Text_20_body">
      <style:paragraph-properties fo:line-height="150%" fo:text-align="justify" style:justify-single-word="false"/>
      <style:text-properties officeooo:rsid="008b18f4" officeooo:paragraph-rsid="008b18f4"/>
    </style:style>
    <style:style style:name="P228" style:family="paragraph" style:parent-style-name="Text_20_body" style:list-style-name="L1">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fo:color="#222222" style:font-name="Liberation Serif" fo:font-size="12pt" fo:letter-spacing="normal" fo:font-style="normal" fo:font-weight="normal" style:font-size-asian="12pt" style:font-size-complex="12pt"/>
    </style:style>
    <style:style style:name="P229" style:family="paragraph" style:parent-style-name="Text_20_body" style:list-style-name="L2">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230" style:family="paragraph" style:parent-style-name="Text_20_body" style:list-style-name="L3">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P231" style:family="paragraph" style:parent-style-name="Text_20_body" style:list-style-name="L5">
      <style:paragraph-properties fo:margin-left="0cm" fo:margin-right="0cm" fo:margin-top="0cm" fo:margin-bottom="0cm" loext:contextual-spacing="false" fo:line-height="150%"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232" style:family="paragraph" style:parent-style-name="Text_20_body" style:list-style-name="L4"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ab-stops>
          <style:tab-stop style:position="0.503cm"/>
        </style:tab-stops>
      </style:paragraph-properties>
      <style:text-properties officeooo:paragraph-rsid="00a93580"/>
    </style:style>
    <style:style style:name="P233" style:family="paragraph" style:parent-style-name="Text_20_body" style:list-style-name="L4">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ab-stops>
          <style:tab-stop style:position="0.503cm"/>
        </style:tab-stops>
      </style:paragraph-properties>
      <style:text-properties officeooo:paragraph-rsid="00a93580"/>
    </style:style>
    <style:style style:name="P234" style:family="paragraph" style:parent-style-name="Text_20_body" style:list-style-name="L1">
      <style:paragraph-properties fo:margin-top="0cm" fo:margin-bottom="0cm" loext:contextual-spacing="false" fo:line-height="150%" fo:text-align="justify" style:justify-single-word="false" fo:orphans="2" fo:widows="2" fo:padding="0cm" fo:border="none"/>
      <style:text-properties fo:font-variant="normal" fo:text-transform="none" fo:color="#222222" style:font-name="Liberation Serif" fo:font-size="12pt" fo:letter-spacing="normal" fo:font-style="normal" fo:font-weight="normal" style:font-size-asian="12pt" style:font-size-complex="12pt"/>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20ab86" style:font-size-asian="12pt" style:font-size-complex="12pt"/>
    </style:style>
    <style:style style:name="T3" style:family="text">
      <style:text-properties fo:font-variant="normal" fo:text-transform="none" fo:color="#222222" style:font-name="Liberation Serif" fo:font-size="12pt" fo:letter-spacing="normal" fo:font-style="normal" fo:font-weight="normal" officeooo:rsid="0022a121" style:font-size-asian="12pt" style:font-size-complex="12pt"/>
    </style:style>
    <style:style style:name="T4" style:family="text">
      <style:text-properties fo:font-variant="normal" fo:text-transform="none" fo:color="#222222" style:font-name="Liberation Serif" fo:font-size="12pt" fo:letter-spacing="normal" fo:font-style="normal" fo:font-weight="normal" officeooo:rsid="0028af51" style:font-size-asian="12pt" style:font-size-complex="12pt"/>
    </style:style>
    <style:style style:name="T5" style:family="text">
      <style:text-properties fo:font-variant="normal" fo:text-transform="none" fo:color="#222222" style:font-name="Liberation Serif" fo:font-size="12pt" fo:letter-spacing="normal" fo:font-style="normal" fo:font-weight="normal" officeooo:rsid="002a1629" style:font-size-asian="12pt" style:font-size-complex="12pt"/>
    </style:style>
    <style:style style:name="T6" style:family="text">
      <style:text-properties fo:font-variant="normal" fo:text-transform="none" fo:color="#222222" style:font-name="Liberation Serif" fo:font-size="12pt" fo:letter-spacing="normal" fo:font-style="normal" fo:font-weight="normal" officeooo:rsid="002aa502" style:font-size-asian="12pt" style:font-size-complex="12pt"/>
    </style:style>
    <style:style style:name="T7" style:family="text">
      <style:text-properties fo:font-variant="normal" fo:text-transform="none" fo:color="#222222" style:font-name="Liberation Serif" fo:font-size="12pt" fo:letter-spacing="normal" fo:font-style="normal" fo:font-weight="normal" officeooo:rsid="002c5c75" style:font-size-asian="12pt" style:font-size-complex="12pt"/>
    </style:style>
    <style:style style:name="T8" style:family="text">
      <style:text-properties fo:font-variant="normal" fo:text-transform="none" fo:color="#222222" style:font-name="Liberation Serif" fo:font-size="12pt" fo:letter-spacing="normal" fo:font-style="normal" fo:font-weight="normal" officeooo:rsid="002df569" style:font-size-asian="12pt" style:font-size-complex="12pt"/>
    </style:style>
    <style:style style:name="T9" style:family="text">
      <style:text-properties fo:font-variant="normal" fo:text-transform="none" fo:color="#222222" style:font-name="Liberation Serif" fo:font-size="12pt" fo:letter-spacing="normal" fo:font-style="normal" fo:font-weight="normal" officeooo:rsid="002e95ed" style:font-size-asian="12pt" style:font-size-complex="12pt"/>
    </style:style>
    <style:style style:name="T10" style:family="text">
      <style:text-properties fo:font-variant="normal" fo:text-transform="none" fo:color="#222222" style:font-name="Liberation Serif" fo:font-size="12pt" fo:letter-spacing="normal" fo:font-style="normal" fo:font-weight="normal" officeooo:rsid="0030a651" style:font-size-asian="12pt" style:font-size-complex="12pt"/>
    </style:style>
    <style:style style:name="T11" style:family="text">
      <style:text-properties fo:font-variant="normal" fo:text-transform="none" fo:color="#222222" style:font-name="Liberation Serif" fo:font-size="12pt" fo:letter-spacing="normal" fo:font-style="normal" fo:font-weight="normal" officeooo:rsid="00334184" style:font-size-asian="12pt" style:font-size-complex="12pt"/>
    </style:style>
    <style:style style:name="T12" style:family="text">
      <style:text-properties fo:font-variant="normal" fo:text-transform="none" fo:color="#222222" style:font-name="Liberation Serif" fo:font-size="12pt" fo:letter-spacing="normal" fo:font-style="normal" fo:font-weight="normal" officeooo:rsid="0034ec29" style:font-size-asian="12pt" style:font-size-complex="12pt"/>
    </style:style>
    <style:style style:name="T13" style:family="text">
      <style:text-properties fo:font-variant="normal" fo:text-transform="none" fo:color="#222222" style:font-name="Liberation Serif" fo:font-size="12pt" fo:letter-spacing="normal" fo:font-style="normal" fo:font-weight="normal" officeooo:rsid="0035672f" style:font-size-asian="12pt" style:font-size-complex="12pt"/>
    </style:style>
    <style:style style:name="T14" style:family="text">
      <style:text-properties fo:font-variant="normal" fo:text-transform="none" fo:color="#222222" style:font-name="Liberation Serif" fo:font-size="12pt" fo:letter-spacing="normal" fo:font-style="normal" fo:font-weight="normal" officeooo:rsid="0038701b" style:font-size-asian="12pt" style:font-size-complex="12pt"/>
    </style:style>
    <style:style style:name="T15" style:family="text">
      <style:text-properties fo:font-variant="normal" fo:text-transform="none" fo:color="#222222" style:font-name="Liberation Serif" fo:font-size="12pt" fo:letter-spacing="normal" fo:font-style="normal" fo:font-weight="normal" officeooo:rsid="0029c5de" style:font-size-asian="12pt" style:font-size-complex="12pt"/>
    </style:style>
    <style:style style:name="T16" style:family="text">
      <style:text-properties fo:font-variant="normal" fo:text-transform="none" fo:color="#222222" style:font-name="Liberation Serif" fo:font-size="12pt" fo:letter-spacing="normal" fo:font-style="normal" fo:font-weight="normal" officeooo:rsid="0038be82" style:font-size-asian="12pt" style:font-size-complex="12pt"/>
    </style:style>
    <style:style style:name="T17" style:family="text">
      <style:text-properties fo:font-variant="normal" fo:text-transform="none" fo:color="#222222" style:font-name="Liberation Serif" fo:font-size="12pt" fo:letter-spacing="normal" fo:font-style="normal" fo:font-weight="bold" style:font-size-asian="12pt" style:font-weight-asian="bold" style:font-size-complex="12pt" style:font-weight-complex="bold"/>
    </style:style>
    <style:style style:name="T18" style:family="text">
      <style:text-properties fo:font-variant="normal" fo:text-transform="none" fo:color="#222222" style:font-name="Liberation Serif" fo:font-size="12pt" fo:letter-spacing="normal" fo:font-style="normal" fo:font-weight="bold" officeooo:rsid="002c5c75" style:font-size-asian="12pt" style:font-weight-asian="bold" style:font-size-complex="12pt" style:font-weight-complex="bold"/>
    </style:style>
    <style:style style:name="T19" style:family="text">
      <style:text-properties fo:font-variant="normal" fo:text-transform="none" fo:color="#222222" style:font-name="Liberation Serif" fo:font-size="12pt" fo:letter-spacing="normal" fo:font-style="normal" fo:font-weight="bold" officeooo:rsid="0030a651" style:font-size-asian="12pt" style:font-weight-asian="bold" style:font-size-complex="12pt" style:font-weight-complex="bold"/>
    </style:style>
    <style:style style:name="T20" style:family="text">
      <style:text-properties fo:font-variant="normal" fo:text-transform="none" fo:color="#222222" style:font-name="Liberation Serif" fo:font-size="12pt" fo:letter-spacing="normal" fo:font-style="normal" fo:font-weight="bold" officeooo:rsid="0034ec29" style:font-size-asian="12pt" style:font-weight-asian="bold" style:font-size-complex="12pt" style:font-weight-complex="bold"/>
    </style:style>
    <style:style style:name="T2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tyle-asian="normal" style:font-size-complex="12pt" style:font-style-complex="normal"/>
    </style:style>
    <style:style style:name="T2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2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ee8bf" style:text-blinking="false" style:font-size-asian="12pt" style:font-weight-asian="normal" style:font-size-complex="12pt" style:font-weight-complex="normal"/>
    </style:style>
    <style:style style:name="T2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0acb2" style:text-blinking="false" style:font-size-asian="12pt" style:font-style-asian="normal" style:font-weight-asian="normal" style:font-size-complex="12pt" style:font-style-complex="normal" style:font-weight-complex="normal"/>
    </style:style>
    <style:style style:name="T2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tyle-asian="normal" style:font-size-complex="12pt" style:font-style-complex="normal"/>
    </style:style>
    <style:style style:name="T26"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style:text-blinking="false" style:font-size-asian="12pt" style:font-weight-asian="normal" style:font-size-complex="12pt" style:font-weight-complex="normal"/>
    </style:style>
    <style:style style:name="T27" style:family="text">
      <style:text-properties fo:font-variant="normal" fo:text-transform="none" fo:color="#000000" style:font-name="Liberation Serif" fo:font-size="12pt" fo:letter-spacing="normal" fo:font-style="normal" fo:font-weight="normal" fo:background-color="#ffffff" loext:char-shading-value="0" style:font-size-asian="12pt" style:font-style-asian="normal" style:font-size-complex="12pt" style:font-style-complex="normal"/>
    </style:style>
    <style:style style:name="T28" style:family="text">
      <style:text-properties fo:font-variant="normal" fo:text-transform="none" fo:color="#000000" style:font-name="Liberation Serif" fo:font-size="12pt" fo:letter-spacing="normal" fo:font-style="normal" fo:font-weight="normal" officeooo:rsid="00414403" fo:background-color="#ffffff" loext:char-shading-value="0" style:font-size-asian="12pt" style:font-style-asian="normal" style:font-size-complex="12pt" style:font-style-complex="normal"/>
    </style:style>
    <style:style style:name="T29" style:family="text">
      <style:text-properties fo:font-variant="normal" fo:text-transform="none" fo:color="#000000" style:font-name="Liberation Serif" fo:font-size="12pt" fo:letter-spacing="normal" fo:font-style="normal" fo:font-weight="normal" officeooo:rsid="0041b87b" fo:background-color="#ffffff" loext:char-shading-value="0" style:font-size-asian="12pt" style:font-style-asian="normal" style:font-size-complex="12pt" style:font-style-complex="normal"/>
    </style:style>
    <style:style style:name="T30" style:family="text">
      <style:text-properties fo:font-variant="normal" fo:text-transform="none" fo:color="#000000" style:font-name="Liberation Serif" fo:font-size="12pt" fo:letter-spacing="normal" fo:font-style="normal" fo:font-weight="normal" officeooo:rsid="0042afda" fo:background-color="#ffffff" loext:char-shading-value="0" style:font-size-asian="12pt" style:font-style-asian="normal" style:font-size-complex="12pt" style:font-style-complex="normal"/>
    </style:style>
    <style:style style:name="T31" style:family="text">
      <style:text-properties fo:font-variant="normal" fo:text-transform="none" fo:color="#000000" style:font-name="Liberation Serif" fo:font-size="12pt" fo:letter-spacing="normal" fo:font-style="normal" fo:font-weight="normal" officeooo:rsid="0043d38b" fo:background-color="#ffffff" loext:char-shading-value="0" style:font-size-asian="12pt" style:font-style-asian="normal" style:font-size-complex="12pt" style:font-style-complex="normal"/>
    </style:style>
    <style:style style:name="T32" style:family="text">
      <style:text-properties fo:font-variant="normal" fo:text-transform="none" fo:color="#000000" style:font-name="Liberation Serif" fo:font-size="12pt" fo:letter-spacing="normal" fo:font-style="normal" fo:font-weight="normal" officeooo:rsid="004567b1" fo:background-color="#ffffff" loext:char-shading-value="0" style:font-size-asian="12pt" style:font-style-asian="normal" style:font-size-complex="12pt" style:font-style-complex="normal"/>
    </style:style>
    <style:style style:name="T33" style:family="text">
      <style:text-properties fo:font-variant="normal" fo:text-transform="none" fo:color="#000000" style:font-name="Liberation Serif" fo:font-size="12pt" fo:letter-spacing="normal" fo:font-style="normal" fo:font-weight="normal" officeooo:rsid="004a729f" fo:background-color="#ffffff" loext:char-shading-value="0" style:font-size-asian="12pt" style:font-style-asian="normal" style:font-size-complex="12pt" style:font-style-complex="normal"/>
    </style:style>
    <style:style style:name="T34" style:family="text">
      <style:text-properties fo:font-variant="normal" fo:text-transform="none" fo:color="#000000" style:font-name="Liberation Serif" fo:font-size="12pt" fo:letter-spacing="normal" fo:font-style="normal" fo:font-weight="normal" officeooo:rsid="003c33de" fo:background-color="#ffffff" loext:char-shading-value="0" style:font-size-asian="12pt" style:font-style-asian="normal" style:font-size-complex="12pt" style:font-style-complex="normal"/>
    </style:style>
    <style:style style:name="T35"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36" style:family="text">
      <style:text-properties fo:font-variant="normal" fo:text-transform="none" fo:color="#000000" style:font-name="Liberation Serif" fo:font-size="12pt" fo:letter-spacing="normal" fo:font-style="normal" fo:font-weight="normal" officeooo:rsid="004dcff2" style:font-size-asian="12pt" style:font-weight-asian="normal" style:font-size-complex="12pt" style:font-weight-complex="normal"/>
    </style:style>
    <style:style style:name="T37" style:family="text">
      <style:text-properties fo:font-variant="normal" fo:text-transform="none" fo:color="#000000" style:font-name="Liberation Serif" fo:font-size="12pt" fo:letter-spacing="normal" fo:font-style="normal" fo:font-weight="normal" officeooo:rsid="004e83e9" style:font-size-asian="12pt" style:font-weight-asian="normal" style:font-size-complex="12pt" style:font-weight-complex="normal"/>
    </style:style>
    <style:style style:name="T38" style:family="text">
      <style:text-properties fo:font-variant="normal" fo:text-transform="none" fo:color="#000000" style:font-name="Liberation Serif" fo:font-size="12pt" fo:letter-spacing="normal" fo:font-style="normal" fo:font-weight="normal" officeooo:rsid="004e83e9" style:font-size-asian="12pt" style:font-weight-asian="normal" style:font-size-complex="12pt" style:font-weight-complex="normal" loext:padding="0cm" loext:border="none"/>
    </style:style>
    <style:style style:name="T39" style:family="text">
      <style:text-properties fo:font-variant="normal" fo:text-transform="none" fo:color="#000000" style:font-name="Liberation Serif" fo:font-size="12pt" fo:letter-spacing="normal" fo:font-style="normal" fo:font-weight="normal" officeooo:rsid="004ee8bf" style:font-size-asian="12pt" style:font-weight-asian="normal" style:font-size-complex="12pt" style:font-weight-complex="normal"/>
    </style:style>
    <style:style style:name="T40" style:family="text">
      <style:text-properties fo:font-variant="normal" fo:text-transform="none" fo:color="#000000" style:font-name="Liberation Serif" fo:font-size="12pt" fo:letter-spacing="normal" fo:font-style="normal" fo:font-weight="normal" officeooo:rsid="0050acb2" style:font-size-asian="12pt" style:font-weight-asian="normal" style:font-size-complex="12pt" style:font-weight-complex="normal"/>
    </style:style>
    <style:style style:name="T41" style:family="text">
      <style:text-properties fo:font-variant="normal" fo:text-transform="none" fo:color="#000000" style:font-name="Liberation Serif" fo:font-size="12pt" fo:letter-spacing="normal" fo:font-style="normal" fo:font-weight="normal" officeooo:rsid="0082b7bb" style:font-size-asian="12pt" style:font-weight-asian="normal" style:font-size-complex="12pt" style:font-weight-complex="normal"/>
    </style:style>
    <style:style style:name="T42" style:family="text">
      <style:text-properties fo:font-variant="normal" fo:text-transform="none" fo:color="#000000" style:font-name="Liberation Serif" fo:font-size="12pt" fo:letter-spacing="normal" fo:font-style="normal" fo:font-weight="normal" officeooo:rsid="008405cc" style:font-size-asian="12pt" style:font-weight-asian="normal" style:font-size-complex="12pt" style:font-weight-complex="normal"/>
    </style:style>
    <style:style style:name="T43" style:family="text">
      <style:text-properties fo:font-variant="normal" fo:text-transform="none" fo:color="#000000" style:font-name="Liberation Serif" fo:font-size="12pt" fo:letter-spacing="normal" fo:font-style="normal" fo:font-weight="normal" officeooo:rsid="0089180c" style:font-size-asian="12pt" style:font-weight-asian="normal" style:font-size-complex="12pt" style:font-weight-complex="normal"/>
    </style:style>
    <style:style style:name="T44" style:family="text">
      <style:text-properties fo:font-variant="normal" fo:text-transform="none" fo:color="#000000" style:font-name="Liberation Serif" fo:font-size="12pt" fo:letter-spacing="normal" fo:font-style="normal" fo:font-weight="normal" officeooo:rsid="008ad2f5" style:font-size-asian="12pt" style:font-weight-asian="normal" style:font-size-complex="12pt" style:font-weight-complex="normal"/>
    </style:style>
    <style:style style:name="T45" style:family="text">
      <style:text-properties fo:font-variant="normal" fo:text-transform="none" fo:color="#000000" style:font-name="Liberation Serif" fo:font-size="12pt" fo:letter-spacing="normal" fo:font-style="normal" fo:font-weight="normal" officeooo:rsid="008b18f4" style:font-size-asian="12pt" style:font-weight-asian="normal" style:font-size-complex="12pt" style:font-weight-complex="normal"/>
    </style:style>
    <style:style style:name="T46" style:family="text">
      <style:text-properties fo:font-variant="normal" fo:text-transform="none" fo:color="#000000" style:font-name="Liberation Serif" fo:font-size="12pt" fo:letter-spacing="normal" fo:font-style="normal" fo:font-weight="normal" officeooo:rsid="00ab6dc6" style:font-size-asian="12pt" style:font-weight-asian="normal" style:font-size-complex="12pt" style:font-weight-complex="normal"/>
    </style:style>
    <style:style style:name="T47" style:family="text">
      <style:text-properties fo:font-variant="normal" fo:text-transform="none" fo:color="#000000" style:font-name="Liberation Serif" fo:font-size="12pt" fo:letter-spacing="normal" fo:font-style="normal" fo:font-weight="normal" officeooo:rsid="004e83e9" style:font-size-asian="12pt" style:font-size-complex="12pt" loext:padding="0cm" loext:border="none"/>
    </style:style>
    <style:style style:name="T48" style:family="text">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49" style:family="text">
      <style:text-properties fo:font-variant="normal" fo:text-transform="none" fo:color="#000000" style:font-name="Liberation Serif" fo:font-size="12pt" fo:letter-spacing="normal" fo:font-style="normal" fo:font-weight="normal" officeooo:rsid="004ee8bf" style:font-size-asian="12pt" style:font-style-asian="normal" style:font-weight-asian="normal" style:font-size-complex="12pt" style:font-style-complex="normal" style:font-weight-complex="normal"/>
    </style:style>
    <style:style style:name="T50" style:family="text">
      <style:text-properties fo:font-variant="normal" fo:text-transform="none" fo:color="#000000" style:font-name="Liberation Serif" fo:font-size="12pt" fo:letter-spacing="normal" fo:font-style="normal" fo:font-weight="normal" officeooo:rsid="0050acb2" style:font-size-asian="12pt" style:font-style-asian="normal" style:font-weight-asian="normal" style:font-size-complex="12pt" style:font-style-complex="normal" style:font-weight-complex="normal"/>
    </style:style>
    <style:style style:name="T51" style:family="text">
      <style:text-properties fo:font-variant="normal" fo:text-transform="none" fo:color="#000000" style:font-name="Liberation Serif" fo:font-size="12pt" fo:letter-spacing="normal" fo:font-style="normal" fo:font-weight="normal" officeooo:rsid="00510a5a" style:font-size-asian="12pt" style:font-style-asian="normal" style:font-weight-asian="normal" style:font-size-complex="12pt" style:font-style-complex="normal" style:font-weight-complex="normal"/>
    </style:style>
    <style:style style:name="T52" style:family="text">
      <style:text-properties fo:font-variant="normal" fo:text-transform="none" fo:color="#000000" style:font-name="Liberation Serif" fo:font-size="12pt" fo:letter-spacing="normal" fo:font-style="normal" fo:font-weight="normal" officeooo:rsid="0052f85f" style:font-size-asian="12pt" style:font-style-asian="normal" style:font-weight-asian="normal" style:font-size-complex="12pt" style:font-style-complex="normal" style:font-weight-complex="normal"/>
    </style:style>
    <style:style style:name="T53" style:family="text">
      <style:text-properties fo:font-variant="normal" fo:text-transform="none" fo:color="#000000" style:font-name="Liberation Serif" fo:font-size="12pt" fo:letter-spacing="normal" fo:font-style="normal" fo:font-weight="normal" officeooo:rsid="00543a4d" style:font-size-asian="12pt" style:font-style-asian="normal" style:font-weight-asian="normal" style:font-size-complex="12pt" style:font-style-complex="normal" style:font-weight-complex="normal"/>
    </style:style>
    <style:style style:name="T54" style:family="text">
      <style:text-properties fo:font-variant="normal" fo:text-transform="none" fo:color="#000000" style:font-name="Liberation Serif" fo:font-size="12pt" fo:letter-spacing="normal" fo:font-style="normal" fo:font-weight="normal" officeooo:rsid="0055ee0b" style:font-size-asian="12pt" style:font-style-asian="normal" style:font-weight-asian="normal" style:font-size-complex="12pt" style:font-style-complex="normal" style:font-weight-complex="normal"/>
    </style:style>
    <style:style style:name="T55" style:family="text">
      <style:text-properties fo:font-variant="normal" fo:text-transform="none" fo:color="#000000" style:font-name="Liberation Serif" fo:font-size="12pt" fo:letter-spacing="normal" fo:font-style="normal" fo:font-weight="normal" officeooo:rsid="0056133f" style:font-size-asian="12pt" style:font-style-asian="normal" style:font-weight-asian="normal" style:font-size-complex="12pt" style:font-style-complex="normal" style:font-weight-complex="normal"/>
    </style:style>
    <style:style style:name="T56" style:family="text">
      <style:text-properties fo:font-variant="normal" fo:text-transform="none" fo:color="#000000" style:font-name="Liberation Serif" fo:font-size="12pt" fo:letter-spacing="normal" fo:font-style="normal" fo:font-weight="normal" officeooo:rsid="006470a3" style:font-size-asian="12pt" style:font-style-asian="normal" style:font-weight-asian="normal" style:font-size-complex="12pt" style:font-style-complex="normal" style:font-weight-complex="normal"/>
    </style:style>
    <style:style style:name="T57" style:family="text">
      <style:text-properties fo:font-variant="normal" fo:text-transform="none" fo:color="#000000" style:font-name="Liberation Serif" fo:font-size="12pt" fo:letter-spacing="normal" fo:font-style="normal" fo:font-weight="normal" officeooo:rsid="006637f2" style:font-size-asian="12pt" style:font-style-asian="normal" style:font-weight-asian="normal" style:font-size-complex="12pt" style:font-style-complex="normal" style:font-weight-complex="normal"/>
    </style:style>
    <style:style style:name="T58" style:family="text">
      <style:text-properties fo:font-variant="normal" fo:text-transform="none" fo:color="#000000" style:font-name="Liberation Serif" fo:font-size="12pt" fo:letter-spacing="normal" fo:font-style="normal" fo:font-weight="normal" officeooo:rsid="006df3ba" style:font-size-asian="12pt" style:font-style-asian="normal" style:font-weight-asian="normal" style:font-size-complex="12pt" style:font-style-complex="normal" style:font-weight-complex="normal"/>
    </style:style>
    <style:style style:name="T59" style:family="text">
      <style:text-properties fo:font-variant="normal" fo:text-transform="none" fo:color="#000000" style:font-name="Liberation Serif" fo:font-size="12pt" fo:letter-spacing="normal" fo:font-style="normal" fo:font-weight="normal" officeooo:rsid="007f0e2f" style:font-size-asian="12pt" style:font-style-asian="normal" style:font-weight-asian="normal" style:font-size-complex="12pt" style:font-style-complex="normal" style:font-weight-complex="normal"/>
    </style:style>
    <style:style style:name="T60" style:family="text">
      <style:text-properties fo:font-variant="normal" fo:text-transform="none" fo:color="#000000" style:font-name="Liberation Serif" fo:font-size="12pt" fo:letter-spacing="normal" fo:font-style="normal" fo:font-weight="normal" officeooo:rsid="007f2fd2" style:font-size-asian="12pt" style:font-style-asian="normal" style:font-weight-asian="normal" style:font-size-complex="12pt" style:font-style-complex="normal" style:font-weight-complex="normal"/>
    </style:style>
    <style:style style:name="T61" style:family="text">
      <style:text-properties fo:font-variant="normal" fo:text-transform="none" fo:color="#000000" style:font-name="Liberation Serif" fo:font-size="12pt" fo:letter-spacing="normal" fo:font-style="normal" fo:font-weight="normal" officeooo:rsid="00932d00" style:font-size-asian="12pt" style:font-style-asian="normal" style:font-weight-asian="normal" style:font-size-complex="12pt" style:font-style-complex="normal" style:font-weight-complex="normal"/>
    </style:style>
    <style:style style:name="T62" style:family="text">
      <style:text-properties fo:font-variant="normal" fo:text-transform="none" fo:color="#000000" style:font-name="Liberation Serif" fo:font-size="12pt" fo:letter-spacing="normal" fo:font-style="normal" fo:font-weight="normal" officeooo:rsid="00942457" style:font-size-asian="12pt" style:font-style-asian="normal" style:font-weight-asian="normal" style:font-size-complex="12pt" style:font-style-complex="normal" style:font-weight-complex="normal"/>
    </style:style>
    <style:style style:name="T63" style:family="text">
      <style:text-properties fo:font-variant="normal" fo:text-transform="none" fo:color="#000000" style:font-name="Liberation Serif" fo:font-size="12pt" fo:letter-spacing="normal" fo:font-style="normal" fo:font-weight="normal" officeooo:rsid="00a73ddf" style:font-size-asian="12pt" style:font-style-asian="normal" style:font-weight-asian="normal" style:font-size-complex="12pt" style:font-style-complex="normal" style:font-weight-complex="normal"/>
    </style:style>
    <style:style style:name="T64" style:family="text">
      <style:text-properties fo:font-variant="normal" fo:text-transform="none" fo:color="#000000" style:font-name="Liberation Serif" fo:font-size="12pt" fo:letter-spacing="normal" fo:font-style="normal" fo:font-weight="normal" officeooo:rsid="0085ebc7" style:font-size-asian="12pt" style:font-style-asian="normal" style:font-weight-asian="normal" style:font-size-complex="12pt" style:font-style-complex="normal" style:font-weight-complex="normal"/>
    </style:style>
    <style:style style:name="T65" style:family="text">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T66" style:family="text">
      <style:text-properties fo:font-variant="normal" fo:text-transform="none" fo:color="#000000" style:font-name="Liberation Serif" fo:font-size="12pt" fo:letter-spacing="normal" fo:font-style="normal" fo:font-weight="normal" officeooo:rsid="005b4883" style:font-size-asian="12pt" style:font-style-asian="normal" style:font-size-complex="12pt" style:font-style-complex="normal"/>
    </style:style>
    <style:style style:name="T67" style:family="text">
      <style:text-properties fo:font-variant="normal" fo:text-transform="none" fo:color="#000000" style:font-name="Liberation Serif" fo:font-size="12pt" fo:letter-spacing="normal" fo:font-style="normal" fo:font-weight="normal" officeooo:rsid="005d6eb4" style:font-size-asian="12pt" style:font-style-asian="normal" style:font-size-complex="12pt" style:font-style-complex="normal"/>
    </style:style>
    <style:style style:name="T68" style:family="text">
      <style:text-properties fo:font-variant="normal" fo:text-transform="none" fo:color="#000000" style:font-name="Liberation Serif" fo:font-size="12pt" fo:letter-spacing="normal" fo:font-style="normal" fo:font-weight="normal" officeooo:rsid="005f6cc9" style:font-size-asian="12pt" style:font-style-asian="normal" style:font-size-complex="12pt" style:font-style-complex="normal"/>
    </style:style>
    <style:style style:name="T69" style:family="text">
      <style:text-properties fo:font-variant="normal" fo:text-transform="none" fo:color="#000000" style:font-name="Liberation Serif" fo:font-size="12pt" fo:letter-spacing="normal" fo:font-style="normal" fo:font-weight="normal" officeooo:rsid="00615c40" style:font-size-asian="12pt" style:font-style-asian="normal" style:font-size-complex="12pt" style:font-style-complex="normal"/>
    </style:style>
    <style:style style:name="T70" style:family="text">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loext:padding="0cm" loext:border="none"/>
    </style:style>
    <style:style style:name="T71" style:family="text">
      <style:text-properties fo:font-variant="normal" fo:text-transform="none" fo:color="#000000" style:font-name="Liberation Serif" fo:font-size="12pt" fo:letter-spacing="normal" fo:font-style="normal" fo:font-weight="normal" officeooo:rsid="0078e6b3" style:font-size-asian="12pt" style:font-style-asian="normal" style:font-size-complex="12pt" style:font-style-complex="normal"/>
    </style:style>
    <style:style style:name="T72" style:family="text">
      <style:text-properties fo:font-variant="normal" fo:text-transform="none" fo:color="#000000" style:font-name="Liberation Serif" fo:font-size="12pt" fo:letter-spacing="normal" fo:font-style="normal" fo:font-weight="normal" officeooo:rsid="007f0e2f" style:font-size-asian="12pt" style:font-style-asian="normal" style:font-size-complex="12pt" style:font-style-complex="normal"/>
    </style:style>
    <style:style style:name="T73" style:family="text">
      <style:text-properties fo:font-variant="normal" fo:text-transform="none" fo:color="#000000" style:font-name="Liberation Serif" fo:font-size="12pt" fo:letter-spacing="normal" fo:font-style="normal" fo:font-weight="normal" officeooo:rsid="007f2fd2" style:font-size-asian="12pt" style:font-style-asian="normal" style:font-size-complex="12pt" style:font-style-complex="normal"/>
    </style:style>
    <style:style style:name="T74" style:family="text">
      <style:text-properties fo:font-variant="normal" fo:text-transform="none" fo:color="#000000" style:font-name="Liberation Serif" fo:font-size="12pt" fo:letter-spacing="normal" fo:font-style="normal" fo:font-weight="normal" officeooo:rsid="008088ff" style:font-size-asian="12pt" style:font-style-asian="normal" style:font-size-complex="12pt" style:font-style-complex="normal"/>
    </style:style>
    <style:style style:name="T75" style:family="text">
      <style:text-properties fo:font-variant="normal" fo:text-transform="none" fo:color="#000000" style:font-name="Liberation Serif" fo:font-size="12pt" fo:letter-spacing="normal" fo:font-style="normal" fo:font-weight="normal" officeooo:rsid="0081ae63" style:font-size-asian="12pt" style:font-style-asian="normal" style:font-size-complex="12pt" style:font-style-complex="normal"/>
    </style:style>
    <style:style style:name="T76" style:family="text">
      <style:text-properties fo:font-variant="normal" fo:text-transform="none" fo:color="#000000" style:font-name="Liberation Serif" fo:font-size="12pt" fo:letter-spacing="normal" fo:font-style="normal" fo:font-weight="normal" officeooo:rsid="0082b7bb" style:font-size-asian="12pt" style:font-style-asian="normal" style:font-size-complex="12pt" style:font-style-complex="normal"/>
    </style:style>
    <style:style style:name="T77" style:family="text">
      <style:text-properties fo:font-variant="normal" fo:text-transform="none" fo:color="#000000" style:font-name="Liberation Serif" fo:font-size="12pt" fo:letter-spacing="normal" fo:font-style="normal" fo:font-weight="normal" officeooo:rsid="008173ae" style:font-size-asian="12pt" style:font-style-asian="normal" style:font-size-complex="12pt" style:font-style-complex="normal"/>
    </style:style>
    <style:style style:name="T78" style:family="text">
      <style:text-properties fo:font-variant="normal" fo:text-transform="none" fo:color="#000000" style:font-name="Liberation Serif" fo:font-size="12pt" fo:letter-spacing="normal" fo:font-style="normal" fo:font-weight="normal" officeooo:rsid="00acdc31" style:font-size-asian="12pt" style:font-style-asian="normal" style:font-size-complex="12pt" style:font-style-complex="normal"/>
    </style:style>
    <style:style style:name="T79" style:family="text">
      <style:text-properties fo:font-variant="normal" fo:text-transform="none" fo:color="#000000" style:font-name="Liberation Serif" fo:font-size="12pt" fo:letter-spacing="normal" fo:font-style="normal" fo:font-weight="bold" fo:background-color="#ffffff" loext:char-shading-value="0" style:font-size-asian="12pt" style:font-style-asian="normal" style:font-weight-asian="bold" style:font-size-complex="12pt" style:font-style-complex="normal" style:font-weight-complex="bold"/>
    </style:style>
    <style:style style:name="T80" style:family="text">
      <style:text-properties fo:font-variant="normal" fo:text-transform="none" fo:color="#000000" style:font-name="Liberation Serif" fo:font-size="12pt" fo:letter-spacing="normal" fo:font-style="normal" fo:font-weight="bold" officeooo:rsid="003deaa8" fo:background-color="#ffffff" loext:char-shading-value="0" style:font-size-asian="12pt" style:font-style-asian="normal" style:font-weight-asian="bold" style:font-size-complex="12pt" style:font-style-complex="normal" style:font-weight-complex="bold"/>
    </style:style>
    <style:style style:name="T81" style:family="text">
      <style:text-properties fo:font-variant="normal" fo:text-transform="none" fo:color="#000000" style:font-name="Liberation Serif" fo:font-size="12pt" fo:letter-spacing="normal" fo:font-style="normal" fo:font-weight="bold" officeooo:rsid="00414403" fo:background-color="#ffffff" loext:char-shading-value="0" style:font-size-asian="12pt" style:font-style-asian="normal" style:font-weight-asian="bold" style:font-size-complex="12pt" style:font-style-complex="normal" style:font-weight-complex="bold"/>
    </style:style>
    <style:style style:name="T82" style:family="text">
      <style:text-properties fo:font-variant="normal" fo:text-transform="none" fo:color="#000000" style:font-name="Liberation Serif" fo:font-size="12pt" fo:letter-spacing="normal" fo:font-style="normal" fo:font-weight="bold" officeooo:rsid="004a729f" fo:background-color="#ffffff" loext:char-shading-value="0" style:font-size-asian="12pt" style:font-style-asian="normal" style:font-weight-asian="bold" style:font-size-complex="12pt" style:font-style-complex="normal" style:font-weight-complex="bold"/>
    </style:style>
    <style:style style:name="T83"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84" style:family="text">
      <style:text-properties fo:font-variant="normal" fo:text-transform="none" fo:color="#000000" style:font-name="Liberation Serif" fo:font-size="12pt" fo:letter-spacing="normal" fo:font-style="normal" fo:font-weight="bold" officeooo:rsid="004dcff2" style:font-size-asian="12pt" style:font-weight-asian="bold" style:font-size-complex="12pt" style:font-weight-complex="bold"/>
    </style:style>
    <style:style style:name="T85" style:family="text">
      <style:text-properties fo:font-variant="normal" fo:text-transform="none" fo:color="#000000" style:font-name="Liberation Serif" fo:font-size="12pt" fo:letter-spacing="normal" fo:font-style="normal" fo:font-weight="bold" officeooo:rsid="004e83e9" style:font-size-asian="12pt" style:font-weight-asian="bold" style:font-size-complex="12pt" style:font-weight-complex="bold"/>
    </style:style>
    <style:style style:name="T86" style:family="text">
      <style:text-properties fo:font-variant="normal" fo:text-transform="none" fo:color="#000000" style:font-name="Liberation Serif" fo:font-size="12pt" fo:letter-spacing="normal" fo:font-style="normal" fo:font-weight="bold" officeooo:rsid="004ee8bf" style:font-size-asian="12pt" style:font-weight-asian="bold" style:font-size-complex="12pt" style:font-weight-complex="bold"/>
    </style:style>
    <style:style style:name="T87" style:family="text">
      <style:text-properties fo:font-variant="normal" fo:text-transform="none" fo:color="#000000" style:font-name="Liberation Serif" fo:font-size="12pt" fo:letter-spacing="normal" fo:font-style="normal" fo:font-weight="bold" officeooo:rsid="008405cc" style:font-size-asian="12pt" style:font-weight-asian="bold" style:font-size-complex="12pt" style:font-weight-complex="bold"/>
    </style:style>
    <style:style style:name="T88" style:family="text">
      <style:text-properties fo:font-variant="normal" fo:text-transform="none" fo:color="#000000" style:font-name="Liberation Serif" fo:font-size="12pt" fo:letter-spacing="normal" fo:font-style="normal" fo:font-weight="bold" officeooo:rsid="0089180c" style:font-size-asian="12pt" style:font-weight-asian="bold" style:font-size-complex="12pt" style:font-weight-complex="bold"/>
    </style:style>
    <style:style style:name="T89" style:family="text">
      <style:text-properties fo:font-variant="normal" fo:text-transform="none" fo:color="#000000" style:font-name="Liberation Serif" fo:font-size="12pt" fo:letter-spacing="normal" fo:font-style="normal" fo:font-weight="bold" officeooo:rsid="008ad2f5" style:font-size-asian="12pt" style:font-weight-asian="bold" style:font-size-complex="12pt" style:font-weight-complex="bold"/>
    </style:style>
    <style:style style:name="T90" style:family="text">
      <style:text-properties fo:font-variant="normal" fo:text-transform="none" fo:color="#000000"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91" style:family="text">
      <style:text-properties fo:font-variant="normal" fo:text-transform="none" fo:color="#000000" style:font-name="Liberation Serif" fo:font-size="12pt" fo:letter-spacing="normal" fo:font-style="normal" fo:font-weight="bold" officeooo:rsid="005f6cc9" style:font-size-asian="12pt" style:font-style-asian="normal" style:font-weight-asian="bold" style:font-size-complex="12pt" style:font-style-complex="normal" style:font-weight-complex="bold"/>
    </style:style>
    <style:style style:name="T92" style:family="text">
      <style:text-properties fo:font-variant="normal" fo:text-transform="none" fo:color="#000000" style:font-name="Liberation Serif" fo:font-size="12pt" fo:letter-spacing="normal" fo:font-style="normal" fo:font-weight="bold" officeooo:rsid="006470a3" style:font-size-asian="12pt" style:font-style-asian="normal" style:font-weight-asian="bold" style:font-size-complex="12pt" style:font-style-complex="normal" style:font-weight-complex="bold"/>
    </style:style>
    <style:style style:name="T93" style:family="text">
      <style:text-properties fo:font-variant="normal" fo:text-transform="none" fo:color="#000000" style:font-name="Liberation Serif" fo:font-size="12pt" fo:letter-spacing="normal" fo:font-style="normal" fo:font-weight="bold" officeooo:rsid="0078e6b3" style:font-size-asian="12pt" style:font-style-asian="normal" style:font-weight-asian="bold" style:font-size-complex="12pt" style:font-style-complex="normal" style:font-weight-complex="bold"/>
    </style:style>
    <style:style style:name="T94" style:family="text">
      <style:text-properties fo:font-variant="normal" fo:text-transform="none" fo:color="#000000" style:font-name="Liberation Serif" fo:font-size="12pt" fo:letter-spacing="normal" fo:font-style="normal" fo:font-weight="bold" officeooo:rsid="007f0e2f" style:font-size-asian="12pt" style:font-style-asian="normal" style:font-weight-asian="bold" style:font-size-complex="12pt" style:font-style-complex="normal" style:font-weight-complex="bold"/>
    </style:style>
    <style:style style:name="T95" style:family="text">
      <style:text-properties fo:font-variant="normal" fo:text-transform="none" fo:color="#000000" style:font-name="Liberation Serif" fo:font-size="12pt" fo:letter-spacing="normal" fo:font-style="normal" fo:font-weight="bold" officeooo:rsid="007f2fd2" style:font-size-asian="12pt" style:font-style-asian="normal" style:font-weight-asian="bold" style:font-size-complex="12pt" style:font-style-complex="normal" style:font-weight-complex="bold"/>
    </style:style>
    <style:style style:name="T96" style:family="text">
      <style:text-properties fo:font-variant="normal" fo:text-transform="none" fo:color="#000000" style:font-name="Liberation Serif" fo:font-size="12pt" fo:letter-spacing="normal" fo:font-style="normal" fo:font-weight="bold" officeooo:rsid="008088ff" style:font-size-asian="12pt" style:font-style-asian="normal" style:font-weight-asian="bold" style:font-size-complex="12pt" style:font-style-complex="normal" style:font-weight-complex="bold"/>
    </style:style>
    <style:style style:name="T97" style:family="text">
      <style:text-properties fo:font-variant="normal" fo:text-transform="none" fo:color="#000000" style:font-name="Liberation Serif" fo:font-size="12pt" fo:letter-spacing="normal" fo:font-style="normal" fo:font-weight="bold" officeooo:rsid="0081ae63" style:font-size-asian="12pt" style:font-style-asian="normal" style:font-weight-asian="bold" style:font-size-complex="12pt" style:font-style-complex="normal" style:font-weight-complex="bold"/>
    </style:style>
    <style:style style:name="T98" style:family="text">
      <style:text-properties fo:font-variant="normal" fo:text-transform="none" fo:color="#000000" style:font-name="Liberation Serif" fo:font-size="12pt" fo:letter-spacing="normal" fo:font-style="normal" fo:font-weight="bold" officeooo:rsid="0082b7bb" style:font-size-asian="12pt" style:font-style-asian="normal" style:font-weight-asian="bold" style:font-size-complex="12pt" style:font-style-complex="normal" style:font-weight-complex="bold"/>
    </style:style>
    <style:style style:name="T99" style:family="text">
      <style:text-properties fo:font-variant="normal" fo:text-transform="none" fo:color="#000000" style:font-name="Liberation Serif" fo:font-size="12pt" fo:letter-spacing="normal" fo:font-style="normal" fo:font-weight="bold" officeooo:rsid="008173ae" style:font-size-asian="12pt" style:font-style-asian="normal" style:font-weight-asian="bold" style:font-size-complex="12pt" style:font-style-complex="normal" style:font-weight-complex="bold"/>
    </style:style>
    <style:style style:name="T100" style:family="text">
      <style:text-properties fo:font-variant="normal" fo:text-transform="none" fo:color="#000000" style:font-name="Liberation Serif" fo:font-size="12pt" fo:letter-spacing="normal" fo:font-style="normal" fo:font-weight="bold" style:font-size-asian="12pt" style:font-style-asian="normal" style:font-size-complex="12pt" style:font-style-complex="normal"/>
    </style:style>
    <style:style style:name="T101" style:family="text">
      <style:text-properties fo:font-variant="normal" fo:text-transform="none" fo:color="#000000" style:font-name="Liberation Serif" fo:font-size="12pt" fo:letter-spacing="normal" fo:font-style="normal" fo:font-weight="bold" style:font-size-asian="12pt" style:font-size-complex="12pt"/>
    </style:style>
    <style:style style:name="T102" style:family="text">
      <style:text-properties fo:font-variant="normal" fo:text-transform="none" fo:color="#000000" style:font-name="Liberation Serif" fo:font-size="12pt" fo:letter-spacing="normal" fo:font-style="italic" fo:font-weight="normal" style:font-size-asian="12pt" style:font-weight-asian="normal" style:font-size-complex="12pt" style:font-weight-complex="normal"/>
    </style:style>
    <style:style style:name="T103" style:family="text">
      <style:text-properties fo:font-variant="normal" fo:text-transform="none" fo:color="#000000" style:font-name="Liberation Serif" fo:font-size="12pt" fo:letter-spacing="normal" fo:font-style="italic" fo:font-weight="normal" officeooo:rsid="004ee8bf" style:font-size-asian="12pt" style:font-weight-asian="normal" style:font-size-complex="12pt" style:font-weight-complex="normal"/>
    </style:style>
    <style:style style:name="T104" style:family="text">
      <style:text-properties fo:font-variant="normal" fo:text-transform="none" fo:color="#000000" style:font-name="Liberation Serif" fo:font-size="12pt" fo:letter-spacing="normal" fo:font-style="italic" fo:font-weight="normal" officeooo:rsid="0078e6b3" style:font-size-asian="12pt" style:font-style-asian="normal" style:font-size-complex="12pt" style:font-style-complex="normal"/>
    </style:style>
    <style:style style:name="T105" style:family="text">
      <style:text-properties fo:font-variant="normal" fo:text-transform="none" fo:color="#000000" style:font-name="Liberation Serif" fo:font-size="12pt" fo:letter-spacing="normal" fo:font-weight="normal" style:font-size-asian="12pt" style:font-size-complex="12pt"/>
    </style:style>
    <style:style style:name="T106" style:family="text">
      <style:text-properties fo:font-variant="normal" fo:text-transform="none" fo:color="#000000" style:font-name="Liberation Serif" fo:font-size="12pt" fo:letter-spacing="normal" fo:font-weight="normal" officeooo:rsid="005f6cc9" style:font-size-asian="12pt" style:font-size-complex="12pt"/>
    </style:style>
    <style:style style:name="T107" style:family="text">
      <style:text-properties fo:font-variant="normal" fo:text-transform="none" style:font-name="Liberation Serif" fo:font-size="12pt" fo:letter-spacing="normal" fo:font-weight="normal" style:font-size-asian="12pt" style:font-size-complex="12pt"/>
    </style:style>
    <style:style style:name="T108" style:family="text">
      <style:text-properties fo:font-variant="normal" fo:text-transform="none" style:font-name="Liberation Serif" fo:font-size="12pt" fo:letter-spacing="normal" fo:font-weight="normal" officeooo:rsid="0038ff36" style:font-size-asian="12pt" style:font-size-complex="12pt"/>
    </style:style>
    <style:style style:name="T109" style:family="text">
      <style:text-properties fo:font-variant="normal" fo:text-transform="none" style:font-name="Liberation Serif" fo:font-size="12pt" fo:letter-spacing="normal" fo:font-weight="normal" officeooo:rsid="003c01ec" style:font-size-asian="12pt" style:font-size-complex="12pt"/>
    </style:style>
    <style:style style:name="T110" style:family="text">
      <style:text-properties fo:font-variant="normal" fo:text-transform="none" style:font-name="Liberation Serif" fo:font-size="12pt" fo:letter-spacing="normal" fo:font-weight="bold" officeooo:rsid="0038be82" style:font-size-asian="12pt" style:font-weight-asian="bold" style:font-size-complex="12pt" style:font-weight-complex="bold"/>
    </style:style>
    <style:style style:name="T111" style:family="text">
      <style:text-properties fo:font-variant="normal" fo:text-transform="none" style:font-name="Liberation Serif" fo:font-size="12pt" fo:letter-spacing="normal" fo:font-weight="bold" officeooo:rsid="0038ff36" style:font-size-asian="12pt" style:font-weight-asian="bold" style:font-size-complex="12pt" style:font-weight-complex="bold"/>
    </style:style>
    <style:style style:name="T112" style:family="text">
      <style:text-properties fo:font-variant="normal" fo:text-transform="none" style:text-line-through-style="none" style:text-line-through-type="none" style:font-name="Liberation Serif" fo:font-size="12pt" fo:letter-spacing="normal" style:text-underline-style="none" fo:font-weight="normal" style:text-blinking="false" style:font-size-asian="12pt" style:font-size-complex="12pt"/>
    </style:style>
    <style:style style:name="T113" style:family="text">
      <style:text-properties fo:font-variant="normal" fo:text-transform="none" style:text-line-through-style="none" style:text-line-through-type="none" style:font-name="Liberation Serif" fo:font-size="12pt" fo:letter-spacing="normal" style:text-underline-style="none" fo:font-weight="normal" officeooo:rsid="003c01ec" style:text-blinking="false" style:font-size-asian="12pt" style:font-size-complex="12pt"/>
    </style:style>
    <style:style style:name="T114" style:family="text">
      <style:text-properties fo:font-variant="normal" fo:text-transform="none" fo:color="#111111" style:font-name="Georgia" fo:font-size="12pt" fo:letter-spacing="normal" fo:font-style="normal" fo:font-weight="normal" fo:background-color="#ffffff" loext:char-shading-value="0" style:font-size-asian="12pt" style:font-style-asian="normal" style:font-size-complex="12pt" style:font-style-complex="normal"/>
    </style:style>
    <style:style style:name="T115" style:family="text">
      <style:text-properties fo:font-variant="normal" fo:text-transform="none" fo:color="#111111" fo:font-size="12pt" fo:letter-spacing="normal" fo:font-style="normal" fo:font-weight="normal" fo:background-color="#ffffff" loext:char-shading-value="0" style:font-size-asian="12pt" style:font-style-asian="normal" style:font-size-complex="12pt" style:font-style-complex="normal"/>
    </style:style>
    <style:style style:name="T116" style:family="text">
      <style:text-properties fo:font-variant="normal" fo:text-transform="none" fo:color="#111111" fo:font-size="12pt" fo:letter-spacing="normal" fo:font-style="normal" fo:font-weight="normal" officeooo:rsid="00414cb3" fo:background-color="#ffffff" loext:char-shading-value="0" style:font-size-asian="12pt" style:font-style-asian="normal" style:font-size-complex="12pt" style:font-style-complex="normal"/>
    </style:style>
    <style:style style:name="T117" style:family="text">
      <style:text-properties fo:font-variant="normal" fo:text-transform="none" fo:color="#111111" fo:font-size="12pt" fo:letter-spacing="normal" fo:font-style="normal" fo:font-weight="bold" fo:background-color="#ffffff" loext:char-shading-value="0" style:font-size-asian="12pt" style:font-style-asian="normal" style:font-weight-asian="bold" style:font-size-complex="12pt" style:font-style-complex="normal" style:font-weight-complex="bold"/>
    </style:style>
    <style:style style:name="T118" style:family="text">
      <style:text-properties fo:font-variant="normal" fo:text-transform="none" fo:letter-spacing="normal" fo:font-weight="normal"/>
    </style:style>
    <style:style style:name="T119" style:family="text">
      <style:text-properties fo:font-variant="normal" fo:text-transform="none" fo:letter-spacing="normal" fo:font-weight="normal" officeooo:rsid="005b4883"/>
    </style:style>
    <style:style style:name="T120" style:family="text">
      <style:text-properties fo:font-variant="normal" fo:text-transform="none" fo:letter-spacing="normal" fo:font-weight="normal" officeooo:rsid="007f9c13"/>
    </style:style>
    <style:style style:name="T121" style:family="text">
      <style:text-properties fo:font-variant="normal" fo:text-transform="none" fo:letter-spacing="normal" fo:font-weight="normal" officeooo:rsid="00aae593"/>
    </style:style>
    <style:style style:name="T122" style:family="text">
      <style:text-properties fo:font-variant="normal" fo:text-transform="none" fo:letter-spacing="normal" fo:font-weight="bold"/>
    </style:style>
    <style:style style:name="T123" style:family="text">
      <style:text-properties fo:font-variant="normal" fo:text-transform="none" fo:letter-spacing="normal" fo:font-weight="bold" officeooo:rsid="0078e6b3"/>
    </style:style>
    <style:style style:name="T124" style:family="text">
      <style:text-properties fo:font-variant="normal" fo:text-transform="none" fo:letter-spacing="normal" fo:font-weight="bold" style:font-weight-asian="bold" style:font-weight-complex="bold"/>
    </style:style>
    <style:style style:name="T125" style:family="text">
      <style:text-properties fo:font-variant="normal" fo:text-transform="none" fo:letter-spacing="normal" fo:font-weight="bold" officeooo:rsid="007f9c13" style:font-weight-asian="bold" style:font-weight-complex="bold"/>
    </style:style>
    <style:style style:name="T126" style:family="text">
      <style:text-properties fo:font-variant="normal" fo:text-transform="none" fo:color="#272727"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127" style:family="text">
      <style:text-properties fo:font-variant="normal" fo:text-transform="none" fo:color="#272727" style:font-name="Liberation Serif" fo:font-size="12pt" fo:letter-spacing="normal" fo:font-style="normal" fo:font-weight="normal" officeooo:rsid="006637f2" style:font-size-asian="12pt" style:font-style-asian="normal" style:font-weight-asian="normal" style:font-size-complex="12pt" style:font-style-complex="normal" style:font-weight-complex="normal"/>
    </style:style>
    <style:style style:name="T128" style:family="text">
      <style:text-properties fo:font-variant="normal" fo:text-transform="none" fo:color="#272727" style:font-name="Liberation Serif" fo:font-size="12pt" fo:letter-spacing="normal" fo:font-style="normal" fo:font-weight="normal" officeooo:rsid="006df3ba" style:font-size-asian="12pt" style:font-style-asian="normal" style:font-weight-asian="normal" style:font-size-complex="12pt" style:font-style-complex="normal" style:font-weight-complex="normal"/>
    </style:style>
    <style:style style:name="T129" style:family="text">
      <style:text-properties fo:font-variant="normal" fo:text-transform="none" fo:color="#272727"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130" style:family="text">
      <style:text-properties fo:font-variant="normal" fo:text-transform="none" fo:color="#272727" style:font-name="Liberation Serif" fo:font-size="12pt" fo:letter-spacing="normal" fo:font-style="normal" fo:font-weight="bold" officeooo:rsid="006637f2" style:font-size-asian="12pt" style:font-style-asian="normal" style:font-weight-asian="bold" style:font-size-complex="12pt" style:font-style-complex="normal" style:font-weight-complex="bold"/>
    </style:style>
    <style:style style:name="T131" style:family="text">
      <style:text-properties fo:font-variant="normal" fo:text-transform="none" fo:color="#272727" style:font-name="Liberation Serif" fo:font-size="12pt" fo:letter-spacing="normal" fo:font-style="normal" fo:font-weight="bold" officeooo:rsid="006df3ba" style:font-size-asian="12pt" style:font-style-asian="normal" style:font-weight-asian="bold" style:font-size-complex="12pt" style:font-style-complex="normal" style:font-weight-complex="bold"/>
    </style:style>
    <style:style style:name="T132" style:family="text">
      <style:text-properties fo:font-variant="normal" fo:text-transform="none" fo:color="#333333" style:font-name="Liberation Serif" fo:font-size="12pt" fo:letter-spacing="normal" fo:font-style="normal" fo:font-weight="normal" style:font-size-asian="12pt" style:font-style-asian="normal" style:font-size-complex="12pt" style:font-style-complex="normal" loext:padding="0cm" loext:border="none"/>
    </style:style>
    <style:style style:name="T133" style:family="text">
      <style:text-properties officeooo:rsid="001b17ef"/>
    </style:style>
    <style:style style:name="T134" style:family="text">
      <style:text-properties officeooo:rsid="001c3281"/>
    </style:style>
    <style:style style:name="T135" style:family="text">
      <style:text-properties officeooo:rsid="001db514"/>
    </style:style>
    <style:style style:name="T136" style:family="text">
      <style:text-properties officeooo:rsid="00206631"/>
    </style:style>
    <style:style style:name="T137" style:family="text">
      <style:text-properties officeooo:rsid="003b825e"/>
    </style:style>
    <style:style style:name="T138" style:family="text">
      <style:text-properties officeooo:rsid="003c01ec"/>
    </style:style>
    <style:style style:name="T139" style:family="text">
      <style:text-properties fo:background-color="#ffffff" loext:char-shading-value="0"/>
    </style:style>
    <style:style style:name="T140" style:family="text">
      <style:text-properties officeooo:rsid="003e9d9d" fo:background-color="#ffffff" loext:char-shading-value="0"/>
    </style:style>
    <style:style style:name="T141" style:family="text">
      <style:text-properties officeooo:rsid="003eb2a5" fo:background-color="#ffffff" loext:char-shading-value="0"/>
    </style:style>
    <style:style style:name="T142" style:family="text">
      <style:text-properties fo:color="#000000" style:font-name="Liberation Serif" fo:font-size="12pt" fo:letter-spacing="normal" fo:font-style="normal" fo:font-weight="normal" style:font-size-asian="12pt" style:font-style-asian="normal" style:font-size-complex="12pt" style:font-style-complex="normal"/>
    </style:style>
    <style:style style:name="T143" style:family="text">
      <style:text-properties fo:color="#000000" style:font-name="Liberation Serif" fo:font-size="12pt" fo:font-style="normal" officeooo:rsid="005b4883" style:font-size-asian="12pt" style:font-style-asian="normal" style:font-size-complex="12pt" style:font-style-complex="normal"/>
    </style:style>
    <style:style style:name="T144" style:family="text">
      <style:text-properties fo:color="#000000" style:font-name="Liberation Serif" fo:font-size="12pt" fo:font-style="normal" officeooo:rsid="005d6eb4" style:font-size-asian="12pt" style:font-style-asian="normal" style:font-size-complex="12pt" style:font-style-complex="normal"/>
    </style:style>
    <style:style style:name="T145" style:family="text">
      <style:text-properties fo:color="#000000" style:font-name="Liberation Serif" fo:font-size="12pt" fo:font-style="normal" fo:font-weight="bold" officeooo:rsid="005b4883" style:font-size-asian="12pt" style:font-style-asian="normal" style:font-weight-asian="bold" style:font-size-complex="12pt" style:font-style-complex="normal" style:font-weight-complex="bold"/>
    </style:style>
    <style:style style:name="T146" style:family="text">
      <style:text-properties fo:color="#000000" style:font-name="Liberation Serif" fo:font-size="12pt" fo:font-weight="bold" style:font-size-asian="12pt" style:font-weight-asian="bold" style:font-size-complex="12pt" style:font-weight-complex="bold"/>
    </style:style>
    <style:style style:name="T147" style:family="text">
      <style:text-properties officeooo:rsid="0059311c"/>
    </style:style>
    <style:style style:name="T148" style:family="text">
      <style:text-properties officeooo:rsid="005aeb61"/>
    </style:style>
    <style:style style:name="T149" style:family="text">
      <style:text-properties fo:font-size="14pt" fo:font-weight="bold" style:font-size-asian="14pt" style:font-weight-asian="bold" style:font-size-complex="14pt" style:font-weight-complex="bold"/>
    </style:style>
    <style:style style:name="T150" style:family="text">
      <style:text-properties fo:letter-spacing="normal" fo:font-weight="normal"/>
    </style:style>
    <style:style style:name="T151" style:family="text">
      <style:text-properties fo:font-size="12pt" fo:font-weight="bold" style:font-size-asian="12pt" style:font-weight-asian="bold" style:font-size-complex="12pt" style:font-weight-complex="bold"/>
    </style:style>
    <style:style style:name="T152" style:family="text">
      <style:text-properties officeooo:rsid="00619d53"/>
    </style:style>
    <style:style style:name="T153" style:family="text">
      <style:text-properties fo:font-weight="bold" style:font-weight-asian="bold" style:font-weight-complex="bold"/>
    </style:style>
    <style:style style:name="T154" style:family="text">
      <style:text-properties fo:font-weight="bold" officeooo:rsid="00206631" style:font-weight-asian="bold" style:font-weight-complex="bold"/>
    </style:style>
    <style:style style:name="T155" style:family="text">
      <style:text-properties fo:font-weight="bold" officeooo:rsid="005aeb61" style:font-weight-asian="bold" style:font-weight-complex="bold"/>
    </style:style>
    <style:style style:name="T156" style:family="text">
      <style:text-properties fo:font-weight="bold" officeooo:rsid="00619d53" style:font-weight-asian="bold" style:font-weight-complex="bold"/>
    </style:style>
    <style:style style:name="T157" style:family="text">
      <style:text-properties fo:font-weight="bold" officeooo:rsid="006d0a09" style:font-weight-asian="bold" style:font-weight-complex="bold"/>
    </style:style>
    <style:style style:name="T158" style:family="text">
      <style:text-properties fo:font-weight="bold" officeooo:rsid="00717c1d" style:font-weight-asian="bold" style:font-weight-complex="bold"/>
    </style:style>
    <style:style style:name="T159" style:family="text">
      <style:text-properties fo:font-weight="bold" officeooo:rsid="00720c70" style:font-weight-asian="bold" style:font-weight-complex="bold"/>
    </style:style>
    <style:style style:name="T160" style:family="text">
      <style:text-properties fo:font-weight="bold" officeooo:rsid="001b17ef" style:font-weight-asian="bold" style:font-weight-complex="bold"/>
    </style:style>
    <style:style style:name="T161" style:family="text">
      <style:text-properties fo:font-weight="bold" officeooo:rsid="001c3281" style:font-weight-asian="bold" style:font-weight-complex="bold"/>
    </style:style>
    <style:style style:name="T162" style:family="text">
      <style:text-properties fo:font-weight="bold" officeooo:rsid="00a1ec2b" style:font-weight-asian="bold" style:font-weight-complex="bold"/>
    </style:style>
    <style:style style:name="T163" style:family="text">
      <style:text-properties fo:font-weight="bold" officeooo:rsid="006df3ba" style:font-weight-asian="bold" style:font-weight-complex="bold"/>
    </style:style>
    <style:style style:name="T164" style:family="text">
      <style:text-properties fo:font-weight="bold" officeooo:rsid="00bad8e3" style:font-weight-asian="bold" style:font-weight-complex="bold"/>
    </style:style>
    <style:style style:name="T165" style:family="text">
      <style:text-properties officeooo:rsid="006d0a09"/>
    </style:style>
    <style:style style:name="T166" style:family="text">
      <style:text-properties officeooo:rsid="006df3ba"/>
    </style:style>
    <style:style style:name="T167" style:family="text">
      <style:text-properties officeooo:rsid="00700955"/>
    </style:style>
    <style:style style:name="T168" style:family="text">
      <style:text-properties officeooo:rsid="00717c1d"/>
    </style:style>
    <style:style style:name="T169" style:family="text">
      <style:text-properties officeooo:rsid="00720c70"/>
    </style:style>
    <style:style style:name="T170" style:family="text">
      <style:text-properties officeooo:rsid="0098bd5b"/>
    </style:style>
    <style:style style:name="T171" style:family="text">
      <style:text-properties officeooo:rsid="009e89c4"/>
    </style:style>
    <style:style style:name="T172" style:family="text">
      <style:text-properties officeooo:rsid="00a1c93b"/>
    </style:style>
    <style:style style:name="T173" style:family="text">
      <style:text-properties officeooo:rsid="00a1ec2b"/>
    </style:style>
    <style:style style:name="T174" style:family="text">
      <style:text-properties officeooo:rsid="00a73ddf"/>
    </style:style>
    <style:style style:name="T175" style:family="text">
      <style:text-properties officeooo:rsid="00ab6dc6"/>
    </style:style>
    <style:style style:name="T176" style:family="text">
      <style:text-properties officeooo:rsid="00abee57"/>
    </style:style>
    <style:style style:name="T177" style:family="text">
      <style:text-properties style:font-weight-asian="normal" style:font-weight-complex="normal"/>
    </style:style>
    <style:style style:name="T178" style:family="text">
      <style:text-properties officeooo:rsid="0081ae63" style:font-weight-asian="normal" style:font-weight-complex="normal"/>
    </style:style>
    <style:style style:name="T179" style:family="text">
      <style:text-properties officeooo:rsid="008af466"/>
    </style:style>
    <style:style style:name="T180" style:family="text">
      <style:text-properties officeooo:rsid="00b19402"/>
    </style:style>
    <style:style style:name="T181" style:family="text">
      <style:text-properties officeooo:rsid="00bad8e3"/>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ilesystem Hierarchy:</text:p>
      <text:p text:style-name="P3"/>
      <text:p text:style-name="P4"><text:span text:style-name="T137">I</text:span>n linux arcchitecture, all files &amp; directories are appear under the root directory. All the directories present in unix operationg system are used in the same way. </text:p>
      <text:p text:style-name="P4"/>
      <text:p text:style-name="P4"><text:span text:style-name="T153">/-</text:span> root directory of entire hiearachy.</text:p>
      <text:p text:style-name="P4">/<text:span text:style-name="T153">bin</text:span>- consist of commands that need to be available for single user mode. i.e cat, ls, cp.</text:p>
      <text:p text:style-name="P4">/<text:span text:style-name="T153">boot</text:span>- consist of boot loader files. i.e kernel, init.</text:p>
      <text:p text:style-name="P4">/<text:span text:style-name="T153">dev</text:span>- consist of device files.</text:p>
      <text:p text:style-name="P4">/<text:span text:style-name="T160">etc</text:span><text:span text:style-name="T133">- in earlier version of unix it is refered as a etcetera directory. Now it is re explained as text configurable files.</text:span></text:p>
      <text:p text:style-name="P5">/<text:span text:style-name="T153">etc</text:span>/<text:span text:style-name="T153">opt</text:span>- configuration files for add on package.</text:p>
      <text:p text:style-name="P5">/<text:span text:style-name="T153">home</text:span>- user home directory, consist of all saved files, personal settings.</text:p>
      <text:p text:style-name="P5">/<text:span text:style-name="T153">lib</text:span>- consist of all the libraries.</text:p>
      <text:p text:style-name="P5">/<text:span text:style-name="T153">media</text:span>- consist of removable media such as cd-rom.</text:p>
      <text:p text:style-name="P5">/<text:span text:style-name="T153">mnt</text:span>- consist of temporarily mounted files.</text:p>
      <text:p text:style-name="P5">/<text:span text:style-name="T153">root</text:span>- home directory for root user.</text:p>
      <text:p text:style-name="P5">/<text:span text:style-name="T161">run</text:span><text:span text:style-name="T134">- consist of information about all the running data, i.e user login, current processes, files &amp; directories etc.</text:span></text:p>
      <text:p text:style-name="P12">/<text:span text:style-name="T161">sys</text:span><text:span text:style-name="T134">- consist of information about devices, drivers, kernels features etc.</text:span></text:p>
      <text:p text:style-name="P5">/<text:span text:style-name="T161">temp</text:span><text:span text:style-name="T134">- consist of temporary files.</text:span></text:p>
      <text:p text:style-name="P5">/<text:span text:style-name="T161">usr</text:span><text:span text:style-name="T134">- consist of all read only data.</text:span></text:p>
      <text:p text:style-name="P6">/<text:span text:style-name="T161">var</text:span><text:span text:style-name="T134">- consist of variable files which changes continuously changes during the operation time such as log files, temporary mail files etc.</text:span></text:p>
      <text:p text:style-name="P6"/>
      <text:p text:style-name="P10">Super user:</text:p>
      <text:p text:style-name="P6"><text:span text:style-name="T153">sudo</text:span>: sudo allows user to execute a command as the superuser. <text:span text:style-name="T135">Sudo also supports plugin architecture for security policy. </text:span>The sudo require users authenticat<text:span text:style-name="T135">ion</text:span> with a password. If authentication is required, <text:span text:style-name="T136">user has to enter the password within time limit.</text:span> <text:span text:style-name="T135">If password is not entered within time limit then sudo will exit.</text:span></text:p>
      <text:p text:style-name="P6"/>
      <text:p text:style-name="P7"><text:span text:style-name="T151">Su</text:span>: it is used to change user id or to become superuser.</text:p>
      <text:p text:style-name="P8">The su command is used to become another user during a login session. It invoked without a user name. The user has to enter the password, if the is wrong, it will produce error message. The current <text:soft-page-break/>environment is passed to the new shell. The value of path is reset to /bin:/usr/bin/ for normal user. This may changes with the env_path.</text:p>
      <text:p text:style-name="P8"/>
      <text:p text:style-name="P11">Package insatllation:</text:p>
      <text:p text:style-name="P1"><text:span text:style-name="T154">yum</text:span><text:span text:style-name="T136">: yellowdog updater, modifier is an open source command line package management utilityfor computer running in linux OS.</text:span><text:span text:style-name="T1">Yum allows automatic updates, package and dependency management. </text:span><text:span text:style-name="T2">YUM works with the collection of packages, which can be accessed over a network connection.</text:span></text:p>
      <text:p text:style-name="P2">YUM performs operation such as:</text:p>
      <text:list xml:id="list1005721144034905946" text:style-name="L1">
        <text:list-header>
          <text:p text:style-name="P228">installing packages</text:p>
          <text:p text:style-name="P234">deleting packages</text:p>
          <text:p text:style-name="P234">updating packages</text:p>
          <text:p text:style-name="P234">listing available packages</text:p>
          <text:p text:style-name="P234">listing installed packages</text:p>
        </text:list-header>
      </text:list>
      <text:p text:style-name="P189"/>
      <text:p text:style-name="P189"><text:span text:style-name="T153">apt-get:</text:span> apt is command line tool for handling the packages.</text:p>
      <text:p text:style-name="P190">Apt-get performs operation such as:</text:p>
      <text:p text:style-name="P190">installing the packages</text:p>
      <text:p text:style-name="P190">updating the packages</text:p>
      <text:p text:style-name="P190">upgrading the packages</text:p>
      <text:p text:style-name="P190">removing the packages</text:p>
      <text:p text:style-name="P190"/>
      <text:p text:style-name="P211">File/directory basics:</text:p>
      <text:p text:style-name="P190"><text:span text:style-name="T153">cp</text:span>: cp command is used to copy the file or directory.</text:p>
      <text:p text:style-name="P190">Cp -l: it link the files instead of copy.</text:p>
      <text:p text:style-name="P190">Cp -a: archive files</text:p>
      <text:p text:style-name="P214"><text:span text:style-name="T1">cp -r: recursive copy. </text:span><text:span text:style-name="T3">Copy contents of the directories, if directory consist of subdirectories then they are copied too.</text:span></text:p>
      <text:p text:style-name="P214"><text:span text:style-name="T1">cp -f: </text:span><text:span text:style-name="T3">force copy by removing the destination files if needed.</text:span></text:p>
      <text:p text:style-name="P191">Cp -i: interactive, ask before overwrite.</text:p>
      <text:p text:style-name="P191">Cp -v: verbose, print informative messages.</text:p>
      <text:p text:style-name="P191">Cp –help: display help and exit.</text:p>
      <text:p text:style-name="P191"/>
      <text:p text:style-name="P192"><text:span text:style-name="T153">Mv</text:span>: it is used to move or rename the files from source to destination.</text:p>
      <text:p text:style-name="P192">Mv -f: force to move, do not prompt before overwritting.</text:p>
      <text:p text:style-name="P192"><text:soft-page-break/>Mv -i: interactive, prompt before overwritting.</text:p>
      <text:p text:style-name="P192">Mv -v: verbose, explain what is being done.</text:p>
      <text:p text:style-name="P192">Mv –help, display the help and exit. <text:s text:c="2"/></text:p>
      <text:p text:style-name="P192"/>
      <text:p text:style-name="P192"><text:span text:style-name="T153">Rm</text:span>: used to remove specific file or directory.</text:p>
      <text:p text:style-name="P192">Rm -i- prompt before every removle.</text:p>
      <text:p text:style-name="P193">Rm -f- force to remove, do not prompt before removing.</text:p>
      <text:p text:style-name="P193"/>
      <text:p text:style-name="P215"><text:span text:style-name="T17">Ln</text:span><text:span text:style-name="T1">: it is used to make links between the files. </text:span><text:span text:style-name="T4">It creates hard link by default, for softlink we have to use option i.e -s.</text:span></text:p>
      <text:p text:style-name="P194">Ln -s- create a symbolic links.</text:p>
      <text:p text:style-name="P194"/>
      <text:p text:style-name="P194"><text:span text:style-name="T153">Cd</text:span>: cd command is used to change the current directory. To go to the specific directory we have to provide path of that directory.</text:p>
      <text:p text:style-name="P194"/>
      <text:p text:style-name="P194"><text:span text:style-name="T153">Pwd</text:span>: it is used to display the name of present working directory.</text:p>
      <text:p text:style-name="P194"/>
      <text:p text:style-name="P194"><text:span text:style-name="T153">Mkdir</text:span>: it is used to create directory if the directory is not already present.</text:p>
      <text:p text:style-name="P195">Mkdir -p- no error if existing, make parent directories as needed.</text:p>
      <text:p text:style-name="P195"/>
      <text:p text:style-name="P195"><text:span text:style-name="T153">Rmdir</text:span>: it is used to remove directory if they are empty.</text:p>
      <text:p text:style-name="P195"/>
      <text:p text:style-name="P195"><text:span text:style-name="T153">Ls</text:span>: list directory contents.</text:p>
      <text:p text:style-name="P195">List information about all the files in alphabetical order.</text:p>
      <text:p text:style-name="P195">Ls -l- use long listing format. It displays all the information like type of file, permission to user and group, date, file names etc.</text:p>
      <text:p text:style-name="P216"><text:span text:style-name="T1">Ls -h- displays the information about the files with human readable </text:span><text:span text:style-name="T5">sizes. </text:span></text:p>
      <text:p text:style-name="P196">Ls -a: it is used to display all the file. Even if it is starting with .(dot)</text:p>
      <text:p text:style-name="P196">ls -r- it is used to dispaly the file in reverse order format.</text:p>
      <text:p text:style-name="P196">Ls –help- display help and exit.</text:p>
      <text:p text:style-name="P195"/>
      <text:p text:style-name="P217"><text:span text:style-name="T17">Tree</text:span><text:span text:style-name="T1">: tree command list the contents of directoryin tree like format. It displays all the directories, subdirectories, files in that directory etc. </text:span><text:span text:style-name="T6">Upon complition the tree command displays the total number of files and directories present in that directory.</text:span></text:p>
      <text:p text:style-name="P198"/>
      <text:p text:style-name="P212"><text:soft-page-break/>File viewing</text:p>
      <text:p text:style-name="P199"><text:span text:style-name="T153">cat</text:span>- it is used to concatinate the files and display on the standard output. It is also used to display the contents of the file on the standard output.</text:p>
      <text:p text:style-name="P199"/>
      <text:p text:style-name="P218"><text:span text:style-name="T18">Less</text:span><text:span text:style-name="T7">- less is a file viewing command used to diaplay the contents of file. </text:span><text:span text:style-name="T8">It is faster than text editor like vi. When we use less command then the contents of the file are display on the standard output, then it shows the contents line by line as we press enter button. We have to press q to exit from that command. </text:span><text:span text:style-name="T1"><text:s/></text:span></text:p>
      <text:p text:style-name="P197"/>
      <text:p text:style-name="P200"><text:span text:style-name="T153">Head</text:span>: head is a file viewing command which displays first 10 lines of the file on the standard output.</text:p>
      <text:p text:style-name="P219"><text:span text:style-name="T1">Head -c- </text:span><text:span text:style-name="T9">this is file viewing command used to display the number of bytes that we are giving at run time.</text:span></text:p>
      <text:p text:style-name="P201"><text:span text:style-name="T153">Syntax</text:span>= head -c100 filename</text:p>
      <text:p text:style-name="P201">this reads first 100 bytes of data from given file name.</text:p>
      <text:p text:style-name="P201">Head -n- print the first number of lines instead of 10 lines.</text:p>
      <text:p text:style-name="P201"><text:span text:style-name="T153">Syntax</text:span>= head -n20 filename.</text:p>
      <text:p text:style-name="P201">This prints number of lines provided at run time. i.e 20 in above example.</text:p>
      <text:p text:style-name="P201"/>
      <text:p text:style-name="P201"><text:span text:style-name="T153">Tail</text:span>: print last 10 lines of the file on the standard output.</text:p>
      <text:p text:style-name="P202">Tail -c- used to display number of bytes that we are giving at run time from ending of file.</text:p>
      <text:p text:style-name="P202"><text:span text:style-name="T153">Syntax</text:span>= tail -c20 filename</text:p>
      <text:p text:style-name="P202">Tail -n- used to display number of lines that we are giving at run time from ending of the file.</text:p>
      <text:p text:style-name="P202"><text:span text:style-name="T153">Syntax</text:span>= tail -n filename.</text:p>
      <text:p text:style-name="P202"/>
      <text:p text:style-name="P203"><text:span text:style-name="T153">More</text:span>- more is a file viewing command used to display the contents of the file on the standard output. It display the contents of the file through text on the screen at a time. After that it display line by line contents as we press enter button. After ending of the file command prompt will come automatically, we do not have to do it explicitely. </text:p>
      <text:p text:style-name="P203"/>
      <text:p text:style-name="P213">File properties:</text:p>
      <text:p text:style-name="P220"><text:span text:style-name="T17">stat</text:span><text:span text:style-name="T1">: it is used to display file status. </text:span><text:span text:style-name="T10">It displays the status like, name of the file, type of that file, links to the file, permission, size of the file, access and modify time of that file etc.</text:span></text:p>
      <text:p text:style-name="P204"/>
      <text:p text:style-name="P221"><text:soft-page-break/><text:span text:style-name="T19">W</text:span><text:span text:style-name="T17">c</text:span><text:span text:style-name="T1">: it stands for word count. wc is a command used to display the count of words, lines, and characters present in that file. The count is always printed in following format i.e newline, words, characters.</text:span></text:p>
      <text:p text:style-name="P205">Wc -c- print the number of bytes present that file.</text:p>
      <text:p text:style-name="P222"><text:span text:style-name="T1">Wc -l- </text:span><text:span text:style-name="T11">print the number of lines present in that file.</text:span></text:p>
      <text:p text:style-name="P206"/>
      <text:p text:style-name="P206"><text:span text:style-name="T153">Du</text:span>: du stands for disk uses. This command is used to display the disk uses of the file. Means it displays total space used by the file.</text:p>
      <text:p text:style-name="P223"><text:span text:style-name="T12">Du -s- used to display the total space </text:span><text:span text:style-name="T13">used </text:span><text:span text:style-name="T12">for each argument. </text:span></text:p>
      <text:p text:style-name="P207">Du -h- print the size in human readable format.</text:p>
      <text:p text:style-name="P207">du -a- print the space used by all the directories and file.</text:p>
      <text:p text:style-name="P207"/>
      <text:p text:style-name="P224"><text:span text:style-name="T20">f</text:span><text:span text:style-name="T17">ile</text:span><text:span text:style-name="T1">: the file command is used to determine the file type present the current directory. It gives all the information related to the files present in the directory. We can use *</text:span><text:span text:style-name="T14">(asterisk) </text:span><text:span text:style-name="T1">wildcards to </text:span><text:span text:style-name="T14">display all the files and directories present in the current directory.</text:span></text:p>
      <text:p text:style-name="P208"/>
      <text:p text:style-name="P209"><text:span text:style-name="T153">Touch</text:span>: this command used to change access and modification time of file to the current time.</text:p>
      <text:p text:style-name="P225"><text:span text:style-name="T16">Touch </text:span><text:span text:style-name="T15">-</text:span><text:span text:style-name="T16">c – do not create any file.</text:span></text:p>
      <text:p text:style-name="P210">Touch -a – change only access time.</text:p>
      <text:p text:style-name="P210">Touch -m – change only modification time.</text:p>
      <text:p text:style-name="P210"/>
      <text:p text:style-name="P226"><text:span text:style-name="T110">C</text:span><text:span text:style-name="T111">hown</text:span><text:span text:style-name="T108">: </text:span><text:span text:style-name="T107">The chown</text:span><text:span text:style-name="T109"> command</text:span><text:span text:style-name="T112"> </text:span><text:span text:style-name="T107">is used to change the owner and group of </text:span><text:span text:style-name="T109">f</text:span><text:span text:style-name="T113">iles and directories.</text:span><text:span text:style-name="T107"> By default, the owner of a file is the user.</text:span></text:p>
      <text:p text:style-name="P148">The basic syntax <text:span text:style-name="T138">is:</text:span></text:p>
      <text:p text:style-name="P183"><text:span text:style-name="Source_20_Text"><text:span text:style-name="T27">chown new_owner object(s)</text:span></text:span></text:p>
      <text:p text:style-name="P183"><text:span text:style-name="T27">new_owner is the user name</text:span><text:span text:style-name="T21"> </text:span><text:span text:style-name="T27">of the new owner, and object is the name of the target file, directory or link. The ownership of any number of objects can be changed simultaneously. An error message will be </text:span><text:span text:style-name="T34">displayed</text:span><text:span text:style-name="T27"> </text:span><text:span text:style-name="T34">if </text:span><text:span text:style-name="T27">the user does not have the proper permissions or that the specified new owner or target(s).</text:span></text:p>
      <text:p text:style-name="P131"/>
      <text:p text:style-name="P131"><text:span text:style-name="T153">chmod</text:span>: this command is used to change the file mode. It changes the access permission of the file. </text:p>
      <text:p text:style-name="P132"><text:span text:style-name="T153">Syntax</text:span>= chmod option filename</text:p>
      <text:p text:style-name="P132"><text:soft-page-break/>option is the permission that we want to assign to that file.</text:p>
      <text:p text:style-name="P132">First check the permission to that file using ls -l command. Then change the permission using chmod command by assigning new perissions to that file.</text:p>
      <text:p text:style-name="P132"/>
      <text:p text:style-name="P151">File location:</text:p>
      <text:p text:style-name="P132"><text:span text:style-name="T153">find</text:span>: find is command used to find the file or directory. This finds the file or directories from present working directory. It displays all the files and directories present in current directory.</text:p>
      <text:p text:style-name="P132"><text:span text:style-name="T153">Syntax</text:span>= find filename / directory_name</text:p>
      <text:p text:style-name="P128"><text:span text:style-name="T139">find -</text:span><text:span text:style-name="T140">P</text:span><text:span text:style-name="T139"> – </text:span><text:span text:style-name="T140">never follow symbolic files. When we enter the find command with option -p, it never follow symbolic files. It will not display symbolic files. </text:span></text:p>
      <text:p text:style-name="P133">Find -L – follows symbolic files. When we enter the find command with option -L is displays all the <text:s/>files and symbolic files also. <text:s text:c="2"/></text:p>
      <text:p text:style-name="P129"><text:span text:style-name="T139">Find -name – </text:span><text:span text:style-name="T141">find the file according with the name entered. It displays the file where it is located along with the directories.</text:span></text:p>
      <text:p text:style-name="P134">Find -size - </text:p>
      <text:p text:style-name="P135">find -perm - </text:p>
      <text:p text:style-name="P136"/>
      <text:p text:style-name="P162"><text:span text:style-name="T80">l</text:span><text:span text:style-name="T79">ocate</text:span><text:span text:style-name="T27">: find the file or directory according to the name of the file. It displays all the files that matches with the entered file name along with the path.</text:span></text:p>
      <text:p text:style-name="P137"><text:span text:style-name="T153">Syntax</text:span>= locate filename / directory_name</text:p>
      <text:p text:style-name="P137"/>
      <text:p text:style-name="P158"><text:span text:style-name="T81">which</text:span><text:span text:style-name="T28">: </text:span><text:span text:style-name="T27">Which command is very small and simple command to locate executables in the system. It allows user to pass several command names as arguments to get their paths in the system. “which” commands searches the path of executable in system.</text:span></text:p>
      <text:p text:style-name="P138"><text:span text:style-name="T153">Syntax</text:span>= which name_of_command</text:p>
      <text:p text:style-name="P138"/>
      <text:p text:style-name="P158"><text:span text:style-name="T81">whereis</text:span><text:span text:style-name="T28">: </text:span><text:span text:style-name="T27">Whereis command is </text:span><text:span text:style-name="T28">used</text:span><text:span text:style-name="T27"> to </text:span><text:span text:style-name="T28">locate</text:span><text:span text:style-name="T27"> binary, source and manual pages of commands in the Linux system</text:span><text:span text:style-name="T114">.</text:span></text:p>
      <text:p text:style-name="P163"><text:soft-page-break/><text:span text:style-name="T117">Syntax</text:span><text:span text:style-name="T115">= whereis </text:span><text:span text:style-name="T116">name_of_command</text:span></text:p>
      <text:p text:style-name="P137"/>
      <text:p text:style-name="P152"><text:span text:style-name="T170">F</text:span>ile text identification:</text:p>
      <text:p text:style-name="P139"><text:span text:style-name="T153">grep</text:span>: grep is a command used to search the string or regular expression from the file and displays on the standard output.</text:p>
      <text:p text:style-name="P139"><text:span text:style-name="T153">Syntax</text:span>= grep “string” filename</text:p>
      <text:p text:style-name="P139">to fond string from multifiles</text:p>
      <text:p text:style-name="P164"><text:span text:style-name="T27">grep “linux” </text:span><text:span text:style-name="T29">file</text:span><text:span text:style-name="T27">*.*</text:span></text:p>
      <text:p text:style-name="P140">grep -n - it displays the string along with the line numbers.</text:p>
      <text:p text:style-name="P141"><text:span text:style-name="T153">Syntax</text:span>= grep -n “string” filename</text:p>
      <text:p text:style-name="P165"><text:span text:style-name="T27">Grep -i – it displays the string </text:span><text:span text:style-name="T30">present </text:span><text:span text:style-name="T27">in any format. </text:span><text:span text:style-name="T30">Whether it is uppercare or lower case.</text:span></text:p>
      <text:p text:style-name="P141"><text:span text:style-name="T153">Syntax</text:span>= grep -i “string” filename</text:p>
      <text:p text:style-name="P166"><text:span text:style-name="T30">G</text:span><text:span text:style-name="T27">rep -c – it displays the total count that the string matches.</text:span></text:p>
      <text:p text:style-name="P141"><text:span text:style-name="T153">Syntax</text:span>= grep -c “string” filename</text:p>
      <text:p text:style-name="P141">grep -r – it displays the sting in recursive format. It display the string present in directory and also in subdirectories.</text:p>
      <text:p text:style-name="P141"><text:span text:style-name="T153">Syntax</text:span>= grep -r “string” directory</text:p>
      <text:p text:style-name="P142"/>
      <text:p text:style-name="P153"><text:span text:style-name="T170">F</text:span>ile comparision:</text:p>
      <text:p text:style-name="P166"><text:span text:style-name="T79">diff</text:span><text:span text:style-name="T27">: </text:span><text:span text:style-name="T31">compare the two files line by line. The diff command compare the two files and print the lines which are different.</text:span></text:p>
      <text:p text:style-name="P143"><text:span text:style-name="T153">Syntax</text:span>= diff file1 file2</text:p>
      <text:p text:style-name="P149">The first line of the diff output will contain:</text:p>
      <text:list xml:id="list859321754220663971" text:style-name="L2">
        <text:list-header>
          <text:p text:style-name="P229"><text:span text:style-name="T181">1. first </text:span>numbers corresponding to the first file <text:span text:style-name="T181">line number</text:span>,</text:p>
          <text:p text:style-name="P229"><text:span text:style-name="T181">2. </text:span>a letter (a for add, c for change, or d for delete)</text:p>
          <text:p text:style-name="P229"><text:span text:style-name="T181">3. second</text:span> numbers corresonding to the second file <text:span text:style-name="T181">nime number</text:span>.</text:p>
        </text:list-header>
      </text:list>
      <text:p text:style-name="P188"><text:span text:style-name="T164">Example</text:span><text:span text:style-name="T181">= </text:span>"2,4c2,4" means: "Lines 2 through 4 in the first file need to be changed to match lines 2 through 4 in the second file." It then tells us what those lines are in each file:</text:p>
      <text:list xml:id="list8145759757684479872" text:style-name="L3">
        <text:list-header>
          <text:p text:style-name="P230"><text:soft-page-break/>Lines preceded by a &lt; are lines from the first file;</text:p>
          <text:p text:style-name="P230">lines preceded by &gt; are lines from the second file.</text:p>
        </text:list-header>
      </text:list>
      <text:p text:style-name="P143"/>
      <text:p text:style-name="P167"><text:span text:style-name="T27">diff -u – </text:span><text:span text:style-name="T32">it is used to compare the two files line by line. </text:span></text:p>
      <text:p text:style-name="P144"><text:span text:style-name="T153">Syntax</text:span>= diff -u file1 file2</text:p>
      <text:p text:style-name="P144">+ sign indicates line present in second file and needs to be enter in first file.</text:p>
      <text:p text:style-name="P144">- sign indicate that line in the first file needs to be deleted.</text:p>
      <text:p text:style-name="P145">Diff -N – if a specified file does not exists, perform diff as it is an empty file.</text:p>
      <text:p text:style-name="P145">It compare all the lines of the file with an empty file and display the contens of the file.</text:p>
      <text:p text:style-name="P145"><text:span text:style-name="T153">Syntax</text:span>= diff -N file1 new_file</text:p>
      <text:p text:style-name="P146">diff -R - </text:p>
      <text:p text:style-name="P146">diff -i – ignores the case difference in file contents. If the cases of the lines are different still it is ignored by this command.</text:p>
      <text:p text:style-name="P146"/>
      <text:p text:style-name="P146"><text:span text:style-name="T153">Comm</text:span>: compare two sorted files line by line. This command produce three-columns. Column one contains lines unique to FILE1, column two contains lines unique to FILE2, and column three contains lines common to both files.</text:p>
      <text:p text:style-name="P147"><text:span text:style-name="T153">Syntax</text:span>= comm file1 file2</text:p>
      <text:p text:style-name="P147"/>
      <text:p text:style-name="P159"><text:span text:style-name="T82">cmp</text:span><text:span text:style-name="T33">: compare two files byte by byte. </text:span><text:span text:style-name="T35">If a difference is found, it reports the byte and line number where the first difference is found. If no differences are found, by default, cmp returns no output.</text:span></text:p>
      <text:p text:style-name="P115"><text:span text:style-name="T153">Syntax</text:span>= cmp file1 file2</text:p>
      <text:p text:style-name="P115"/>
      <text:p text:style-name="P116"><text:span text:style-name="T153">vimdiff</text:span>: compare the two or more files and display the output. Each file gets its own window. <text:s/>The differences between the files are high-lighted.</text:p>
      <text:p text:style-name="P116"><text:span text:style-name="T153">Syntax</text:span>= vimdiff file1 file2 file3 </text:p>
      <text:p text:style-name="P116"/>
      <text:p text:style-name="P154"><text:span text:style-name="T170">D</text:span>isk and file system:</text:p>
      <text:p text:style-name="P168"><text:soft-page-break/><text:span text:style-name="T83">df</text:span><text:span text:style-name="T35">: </text:span><text:span text:style-name="T36">df command stands for disk filesystem. </text:span><text:span text:style-name="T35">df command is used to display number of sapce used by the disk and available in that disk with the name of that disk.</text:span></text:p>
      <text:p text:style-name="P169"><text:span text:style-name="T35"><text:s/></text:span><text:span text:style-name="T84">Syntax</text:span><text:span text:style-name="T36">= df</text:span></text:p>
      <text:p text:style-name="P117">to know all the file spaces including dummy files and directories.</text:p>
      <text:p text:style-name="P117"><text:span text:style-name="T153">Syntax</text:span>= df -a</text:p>
      <text:p text:style-name="P117"/>
      <text:p text:style-name="P117">to know the space in human readable format</text:p>
      <text:p text:style-name="P117"><text:span text:style-name="T153">syntax</text:span>= df -h</text:p>
      <text:p text:style-name="P117"/>
      <text:p text:style-name="P119"><text:span text:style-name="T153">mount</text:span>: mount is a command used to mount the external devices with the system.</text:p>
      <text:p text:style-name="P119"><text:span text:style-name="T153">Syntax</text:span>= mount device_name path_name</text:p>
      <text:p text:style-name="P119">it needs permission from user. Use sudo before command.</text:p>
      <text:p text:style-name="P119"><text:span text:style-name="T153">Example</text:span>= mount /dev/sdb1 /media/vvdn</text:p>
      <text:p text:style-name="P120">before mannual mount check the device name using command </text:p>
      <text:p text:style-name="P120"><text:span text:style-name="T153">command</text:span>= sudo fdisk -l</text:p>
      <text:p text:style-name="P120"/>
      <text:p text:style-name="P119"><text:span text:style-name="T153">Unmount</text:span>: unmount is a command used to unmount the external devices.</text:p>
      <text:p text:style-name="P119"><text:span text:style-name="T153">Syntax</text:span>= unmount device_name</text:p>
      <text:p text:style-name="P119"><text:span text:style-name="T153">example</text:span>= unmount /<text:span text:style-name="T172">dev/sdb1</text:span></text:p>
      <text:p text:style-name="P117"/>
      <text:p text:style-name="P160"><text:span text:style-name="T85">fdisk</text:span><text:span text:style-name="T37">: </text:span><text:span text:style-name="T35">fdisk command </text:span><text:span text:style-name="T37">is used to</text:span><text:span text:style-name="T35"> view, create, resize, delete, change, partitions on a hard dri</text:span><text:span text:style-name="T37">ve. This tool is very useful to create space for new partitions, organising space for new drives, re-organising an old drives and copying or moving data to new disks. It allows you to create a maximum of four new </text:span><text:span text:style-name="Strong_20_Emphasis"><text:span text:style-name="T47">primary</text:span></text:span><text:span text:style-name="Strong_20_Emphasis"><text:span text:style-name="T38"> </text:span></text:span><text:span text:style-name="T37">partition and number of logical partitions, based on size of the hard disk you have in your system.</text:span></text:p>
      <text:p text:style-name="P118"/>
      <text:p text:style-name="P161"><text:span text:style-name="T85">M</text:span><text:span text:style-name="T86">kfs</text:span><text:span text:style-name="T39">: mkfs stands for make filesystem. </text:span><text:span text:style-name="T35">The </text:span><text:span text:style-name="T48">mkfs</text:span><text:span text:style-name="T102"> </text:span><text:span text:style-name="T49">commands</text:span><text:span text:style-name="T103"> </text:span><text:span text:style-name="T35">is used to create a </text:span><text:span text:style-name="T39">filesystem</text:span><text:span text:style-name="T26"> </text:span><text:span text:style-name="T35">on a </text:span><text:span text:style-name="T48">formatted</text:span><text:span text:style-name="T35"> </text:span><text:span text:style-name="T39">storage</text:span><text:span text:style-name="T22"> </text:span><text:span text:style-name="T23">device</text:span><text:span text:style-name="T35">. </text:span><text:span text:style-name="T40">It returns 0 if success and returns 1 if failure. </text:span><text:span text:style-name="T50">A partition is a logically </text:span><text:soft-page-break/><text:span text:style-name="T50">independent section of a HDD. It consists of dividing the disk's tracks into a specified number of sectors and filling the data area of each sector with dummy bytes</text:span><text:span text:style-name="T24"> </text:span><text:span text:style-name="T50">values.</text:span></text:p>
      <text:p text:style-name="P121"/>
      <text:p text:style-name="P155">Runtime level management:</text:p>
      <text:p text:style-name="P170"><text:span text:style-name="T90">exit</text:span><text:span text:style-name="T48">: exit is command is used to terminte the process normally. </text:span><text:span text:style-name="T51">After exit, the exit status must be transmitted to parent process. </text:span></text:p>
      <text:p text:style-name="P122"/>
      <text:p text:style-name="P123"><text:span text:style-name="T153">Reboot</text:span>: reboot is a command used to reboot the system.</text:p>
      <text:p text:style-name="P123">If we use reboot -p then the system will shutdown.</text:p>
      <text:p text:style-name="P123"/>
      <text:p text:style-name="P171"><text:span text:style-name="T90">Shutdown</text:span><text:span text:style-name="T48">: shutdown is command used to power off </text:span><text:span text:style-name="T52">or reboot </text:span><text:span text:style-name="T48">the </text:span><text:span text:style-name="T52">system</text:span><text:span text:style-name="T48">. </text:span></text:p>
      <text:p text:style-name="P171"><text:span text:style-name="T48">Shutdown </text:span><text:span text:style-name="T52">-c – this command is used to cancle the shutdown.</text:span></text:p>
      <text:p text:style-name="P124">Shutdown +n – shutdown the system after the given period of time.</text:p>
      <text:p text:style-name="P124"/>
      <text:p text:style-name="P156">System monitering:</text:p>
      <text:p text:style-name="P172"><text:span text:style-name="T90">uptime</text:span><text:span text:style-name="T48">: uptime display the following information. <text:s/>The current time, how long the system has been running, how many users are currently logged on, </text:span><text:span text:style-name="T53">and the average load from past 1 min, 5 min, 15 minutes.</text:span></text:p>
      <text:p text:style-name="P125"/>
      <text:p text:style-name="P126"><text:span text:style-name="T153">W</text:span>: <text:s/>w <text:s/>displays <text:s/>information about the users currently on the machine, and their processes. <text:s/>The header shows, in this order, the current time, how long the system has been running, how many users are currently logged on, and the system load averages for the past <text:s/>1, <text:s/>5, and 15 minutes.</text:p>
      <text:p text:style-name="P126">The <text:s/>following entries are displayed for each user: login name, the tty name, the remote host, login time, idle time, JCPU, PCPU, and the command line of their current process.</text:p>
      <text:p text:style-name="P126"/>
      <text:p text:style-name="P126"><text:span text:style-name="T153">Who</text:span>: displays the information about current user who is logged on. It displays user name, date, and log in time.</text:p>
      <text:p text:style-name="P126"/>
      <text:p text:style-name="P126"><text:soft-page-break/><text:span text:style-name="T153">Whoami</text:span>: displays the user name with the user id.</text:p>
      <text:p text:style-name="P126"/>
      <text:p text:style-name="P173"><text:span text:style-name="T90">Pstree</text:span><text:span text:style-name="T48">: </text:span><text:span text:style-name="T54">pstree command is used to display all the process in tree format. </text:span><text:span text:style-name="T55">If the user name is specified then all the process related to that user are displayed in tree format.</text:span></text:p>
      <text:p text:style-name="P13">Pstree -p – it displays all the pid’s of the processes.</text:p>
      <text:p text:style-name="P60"/>
      <text:p text:style-name="P14"><text:span text:style-name="T153">Top</text:span>: <text:s/>The <text:s/>top <text:s/>command provides a dynamic real-time view of a running system. <text:s/>It can display system summary information as well as a list of processes currently being managed by the Linux kernel.</text:p>
      <text:p text:style-name="P15">Top -d – this commands displays the updated information of all the processess at every given period of time.</text:p>
      <text:p text:style-name="P15"><text:span text:style-name="T153">Syntax</text:span>= top -d timeperiod</text:p>
      <text:p text:style-name="P61"><text:span text:style-name="T147">top -n – this command specificies the number of iteration top should produce before ending.</text:span><text:line-break/><text:span text:style-name="T155">Synatx</text:span><text:span text:style-name="T148">= top -i iterations</text:span></text:p>
      <text:p text:style-name="P104">top -p – this command moniter only the processess which pid’s are given in the command.</text:p>
      <text:p text:style-name="P104"><text:span text:style-name="T153">Syntax</text:span>= top -p pid</text:p>
      <text:p text:style-name="P104"/>
      <text:p text:style-name="P62"><text:span text:style-name="T145">ps</text:span><text:span text:style-name="T143">: </text:span><text:span text:style-name="T65">The </text:span><text:span text:style-name="T142">ps</text:span><text:span text:style-name="T65"> </text:span><text:span text:style-name="T66">stands for process status.this command </text:span><text:span text:style-name="T65">is used to provide information about the current running </text:span><text:a xlink:type="simple" xlink:href="http://www.linfo.org/process.html" text:style-name="Internet_20_link" text:visited-style-name="Visited_20_Internet_20_Link"><text:span text:style-name="T25">processes</text:span></text:a><text:span text:style-name="T65">, including their </text:span><text:span text:style-name="T66">pid’s.</text:span></text:p>
      <text:p text:style-name="P89"><text:span text:style-name="T119">Ps -a – </text:span><text:span text:style-name="T118">The -a option tells ps to list the processes of all users on the system rather than just those of the current user,</text:span></text:p>
      <text:p text:style-name="P95">ps -u – this command provides detailed information about each process.</text:p>
      <text:p text:style-name="P95"/>
      <text:p text:style-name="P63"><text:span text:style-name="T144">Ps -x – </text:span><text:span text:style-name="T65">The </text:span><text:span text:style-name="T67">ps</text:span><text:span text:style-name="T65"> </text:span><text:span text:style-name="T142">-x</text:span><text:span text:style-name="T65"> </text:span><text:span text:style-name="T67">command </text:span><text:span text:style-name="T65">list processes that have no controlling terminal, such as </text:span><text:span text:style-name="T142">daemons</text:span><text:span text:style-name="T65">, which are programs that are launched during </text:span><text:span text:style-name="T142">booting</text:span><text:span text:style-name="T65">.</text:span></text:p>
      <text:p text:style-name="P59"><text:span text:style-name="T106">Ps -e – </text:span><text:span text:style-name="T105">The -e option generates a list of information about every process currently running.</text:span></text:p>
      <text:p text:style-name="P16"/>
      <text:p text:style-name="P64"><text:span text:style-name="T91">Uname</text:span><text:span text:style-name="T68">: </text:span><text:span text:style-name="T69">uname command provides information about system. </text:span><text:span text:style-name="T65">The uname </text:span><text:span text:style-name="T69">command </text:span><text:span text:style-name="T65">reports basic information about a </text:span><text:a xlink:type="simple" xlink:href="http://www.linfo.org/computer.html" text:style-name="Internet_20_link" text:visited-style-name="Visited_20_Internet_20_Link"><text:span text:style-name="T25">computer</text:span></text:a><text:span text:style-name="T65">'s </text:span><text:span text:style-name="T69">software </text:span><text:span text:style-name="T65">and hardware.</text:span></text:p>
      <text:p text:style-name="P150"><text:soft-page-break/>Its syntax is</text:p>
      <text:p text:style-name="P182"><text:span text:style-name="Source_20_Text"><text:span text:style-name="T65">uname [options]</text:span></text:span></text:p>
      <text:p text:style-name="P157"><text:span text:style-name="T65">When used without any </text:span><text:a xlink:type="simple" xlink:href="http://www.linfo.org/option.html" text:style-name="Internet_20_link" text:visited-style-name="Visited_20_Internet_20_Link"><text:span text:style-name="T25">options</text:span></text:a><text:span text:style-name="T65">, uname reports the name, but not the </text:span><text:a xlink:type="simple" xlink:href="http://www.linfo.org/kernel_version_numbering.html" text:style-name="Internet_20_link" text:visited-style-name="Visited_20_Internet_20_Link"><text:span text:style-name="T25">version number</text:span></text:a><text:span text:style-name="T65">, of the </text:span><text:span text:style-name="T69">kernel. </text:span><text:span text:style-name="T65">Thus, on a system running some </text:span><text:span text:style-name="T69">distribution </text:span><text:span text:style-name="T65">of </text:span><text:a xlink:type="simple" xlink:href="http://www.linfo.org/linuxdef.html" text:style-name="Internet_20_link" text:visited-style-name="Visited_20_Internet_20_Link"><text:span text:style-name="T25">Linux</text:span></text:a><text:span text:style-name="T65">, it will display the word Linux on the monitor screen.</text:span></text:p>
      <text:p text:style-name="P130">Uname -a - display all detailed information about hardware and software. It displays information like system, kernel version, os version, hardware configuration etc.</text:p>
      <text:p text:style-name="P105">Uname -s – it prints kernel name. i.e linux</text:p>
      <text:p text:style-name="P105">Uname -n – prints network host name. Means it displays user name. i.e vvdn</text:p>
      <text:p text:style-name="P105">Uname -r – prints the kernel version. i.e 4.8.0.36</text:p>
      <text:p text:style-name="P106">Uname -v – print os version. i.e 16.04.1 ubuntu</text:p>
      <text:p text:style-name="P107">Uname -m – print hardware configuration. i.e x86_64</text:p>
      <text:p text:style-name="P65"><text:span text:style-name="T152">Uname -p – print processor type. i.e x86_64</text:span><text:line-break/><text:span text:style-name="T152">uname -o – printf os name. i.e GNU/linux</text:span></text:p>
      <text:p text:style-name="P65"/>
      <text:p text:style-name="P65"><text:span text:style-name="T156">lsmod</text:span><text:span text:style-name="T152">: it displays which kernel modules are currently loaded in the system. </text:span><text:span text:style-name="T65">"Module" denotes the name of the module. "Size" denotes the size of the module. Used by" denotes each module's use count.</text:span></text:p>
      <text:p text:style-name="P82"><text:span text:style-name="T90">Dmesg</text:span><text:span text:style-name="T65">: this command displays all the kernel related messages on the standard output.</text:span></text:p>
      <text:p text:style-name="P27">A kernel is the core of an operating system. It is the first part of the operating system that is loaded into memory when a computer boots up and it controls virtually everything on a system. The numerous messages generated by the kernel that appear on the display screen as a computer boots up show the hardware devices that the kernel detects and indicate whether it is able to configure them.</text:p>
      <text:p text:style-name="P27"/>
      <text:p text:style-name="P28">Dmesg -C – clears all the kernel messages.</text:p>
      <text:p text:style-name="P28">Dmesg -c – clear the kernel messages after first printing its contents.</text:p>
      <text:p text:style-name="P28">Dmesg -D – disable the printing messages.</text:p>
      <text:p text:style-name="P28"/>
      <text:p text:style-name="P83"><text:soft-page-break/><text:span text:style-name="T90">Insmod</text:span><text:span text:style-name="T48">: this command is used to insert module in linux kernel.</text:span></text:p>
      <text:p text:style-name="P29"/>
      <text:p text:style-name="P83"><text:span text:style-name="T90">Kill</text:span><text:span text:style-name="T48">: kill is used to send a signal to process. The default action of kill is to terminate the process. We can terminate the multiple processess at <text:s/>a time.</text:span></text:p>
      <text:p text:style-name="P30">Syntax= kill signalnumber pid</text:p>
      <text:p text:style-name="P30"/>
      <text:p text:style-name="P80"><text:span text:style-name="T92">killall</text:span><text:span text:style-name="T56">: we can kill the process by using name of the process instead of using pid of the process. we</text:span><text:span text:style-name="T48"> can specify the name of the process. If more than one process runs with that name, all of them will be </text:span><text:span text:style-name="T62">killed.</text:span></text:p>
      <text:p text:style-name="P80"><text:span text:style-name="T92">Syntax</text:span><text:span text:style-name="T56">= killall signalnumber processname</text:span></text:p>
      <text:p text:style-name="P30"/>
      <text:p text:style-name="P46">Networking commands:</text:p>
      <text:p text:style-name="P66"><text:span text:style-name="T92">ifconfig</text:span><text:span text:style-name="T56">: </text:span><text:span text:style-name="T126">The </text:span><text:span text:style-name="Strong_20_Emphasis"><text:span text:style-name="T132">ifconfig </text:span></text:span><text:span text:style-name="T126">command is used for displaying current network configuration information, setting up an ip address, netmask or broadcast address to an network interface, creating an alias for network interface, setting up hardware address and enable or disable network interfaces.</text:span></text:p>
      <text:p text:style-name="P50">Ifconfig -a – display all the interfaces which are currently available.</text:p>
      <text:p text:style-name="P50">Ifconfig -s – display short list of all the interfaces available.</text:p>
      <text:p text:style-name="P67"><text:span text:style-name="T130">Ping</text:span><text:span text:style-name="T127">: </text:span><text:span text:style-name="T48">PING (Packet I</text:span><text:span text:style-name="T57">N</text:span><text:span text:style-name="T48">ternet Groper) command is </text:span><text:span text:style-name="T57">used</text:span><text:span text:style-name="T48"> to test connectivity between two nodes. Whether it is Local Area Network (LAN) or Wide Area Network (WAN). Ping use ICMP (Internet Control Message Pr</text:span><text:span text:style-name="T57">otocol)</text:span><text:span text:style-name="T48"> to communicate to other devices.</text:span><text:span text:style-name="T61"> we</text:span><text:span text:style-name="T48"> can ping host name of ip address using command.</text:span></text:p>
      <text:p text:style-name="P108">Ping -c – sends packets upto the number that we are given in the command. Stop after sending that much of packets. </text:p>
      <text:p text:style-name="P68"><text:span text:style-name="T157">Syntax</text:span><text:span text:style-name="T165">= ping -c 4 google.com</text:span></text:p>
      <text:p text:style-name="P68"/>
      <text:p text:style-name="P108">ping -i – wait interval time between the two packates.</text:p>
      <text:p text:style-name="P68"><text:span text:style-name="T157">Syntax</text:span><text:span text:style-name="T165">= ping -i 5 google</text:span></text:p>
      <text:p text:style-name="P108">wait for 5 sec before sending next packet.</text:p>
      <text:p text:style-name="P50"><text:soft-page-break/></text:p>
      <text:p text:style-name="P111"><text:span text:style-name="T129">Ssh</text:span><text:span text:style-name="T126">: ssh is command used to logging into remote machine and execute a command on remote machine.</text:span><text:span text:style-name="T127"> </text:span><text:span text:style-name="T126">It provides secure communication between the two trusted hosts.</text:span></text:p>
      <text:p text:style-name="P112"><text:span text:style-name="T129">Steps=</text:span><text:span text:style-name="T126"> </text:span></text:p>
      <text:p text:style-name="P53">1. first we have install packages of server and client</text:p>
      <text:p text:style-name="P55">To install packets use commands:</text:p>
      <text:p text:style-name="P53">sudo apt-get install openssh-server</text:p>
      <text:p text:style-name="P53">sudo apt-get install openssh-client</text:p>
      <text:p text:style-name="P53">2. enter the ssh command.</text:p>
      <text:p text:style-name="P112"><text:span text:style-name="T129">syntax</text:span><text:span text:style-name="T126">= ssh wifi_ip_client </text:span></text:p>
      <text:p text:style-name="P53">3. It asks to enter password of client. </text:p>
      <text:p text:style-name="P53">4. Then press ls. It displays directories of client system.</text:p>
      <text:p text:style-name="P51"/>
      <text:p text:style-name="P111"><text:span text:style-name="T129">Scp</text:span><text:span text:style-name="T126">: scp copies files between hosts on a network. <text:s/>It uses ssh for data transfer, and uses the same authentication and provides the same security as ssh. <text:s/>scp will ask for passwords if they are needed for authentication. File names may contain a user and host specification to indicate that the file is to be copied to/from that host. <text:s/>Local file names can be made explicit using absolute or relative pathnames to avoid scp treating file names containing as host specifiers. <text:s/>Copies between two remote hosts are also permitted.</text:span></text:p>
      <text:p text:style-name="P56">Steps=</text:p>
      <text:p text:style-name="P54">1. enter the scp command.</text:p>
      <text:p text:style-name="P113"><text:span text:style-name="T129">Syntax</text:span><text:span text:style-name="T126">= scp filename </text:span><text:a xlink:type="simple" xlink:href="mailto:user_name_client@wifi_ip_client" text:style-name="Internet_20_link" text:visited-style-name="Visited_20_Internet_20_Link">user_name_client@wifi_ip_client</text:a><text:span text:style-name="T126">:/directory_of_client</text:span></text:p>
      <text:p text:style-name="P113"><text:span text:style-name="T129">example</text:span><text:span text:style-name="T126">= scp p1.c vvdn@192.168.255.255:/home/vvdn</text:span></text:p>
      <text:p text:style-name="P54">2. Enter the password of cilent system.</text:p>
      <text:p text:style-name="P54">3. wait until the file transfer complition.</text:p>
      <text:p text:style-name="P54">4. check the files using ls command.</text:p>
      <text:p text:style-name="P52">Scp -r – recursively copied all the directories and subdirectories.</text:p>
      <text:p text:style-name="P52"/>
      <text:p text:style-name="P57"><text:soft-page-break/>Compressing and uncompressing:</text:p>
      <text:p text:style-name="P69"><text:span text:style-name="T131">tar</text:span><text:span text:style-name="T128">: this commands extract the file from archived file. This is most commonly used command to create compressed files and that can be moved from one disk to another disk. </text:span><text:span text:style-name="T48">The tar command used to </text:span><text:span text:style-name="T58">extract the </text:span><text:span text:style-name="T48">files and directories into highly compressed archive file commonly called </text:span><text:span text:style-name="Strong_20_Emphasis"><text:span text:style-name="T70">tarball </text:span></text:span><text:span text:style-name="T48">or </text:span><text:span text:style-name="Strong_20_Emphasis"><text:span text:style-name="T70">tar</text:span></text:span><text:span text:style-name="T48">, </text:span><text:span text:style-name="Strong_20_Emphasis"><text:span text:style-name="T70">gzip </text:span></text:span><text:span text:style-name="T48">and </text:span><text:span text:style-name="Strong_20_Emphasis"><text:span text:style-name="T70">bzip </text:span></text:span><text:span text:style-name="T48">in </text:span><text:span text:style-name="Strong_20_Emphasis"><text:span text:style-name="T70">Linux</text:span></text:span><text:span text:style-name="T48">.</text:span></text:p>
      <text:p text:style-name="P109">Tar -c – this command is used to create a new tar archive file.</text:p>
      <text:p text:style-name="P81"><text:span text:style-name="T163">Syntax</text:span><text:span text:style-name="T166">= tar -cvf filename.tar file1 fil2</text:span></text:p>
      <text:list xml:id="list5572530252488809280" text:style-name="L4">
        <text:list-item>
          <text:p text:style-name="P232"><text:span text:style-name="T63">The letter </text:span><text:span text:style-name="Source_20_Text"><text:span text:style-name="T63">c </text:span></text:span><text:span text:style-name="T63">means “create archive.”</text:span></text:p>
        </text:list-item>
        <text:list-item>
          <text:p text:style-name="P233"><text:span text:style-name="T48">The letter </text:span><text:span text:style-name="Source_20_Text"><text:span text:style-name="T48">v </text:span></text:span><text:span text:style-name="T48">means “verbose,” which tells </text:span><text:span text:style-name="Source_20_Text"><text:span text:style-name="T48">tar </text:span></text:span><text:span text:style-name="T48">to print all the filenames as they are added to the <text:tab/>archive.</text:span></text:p>
        </text:list-item>
        <text:list-item>
          <text:p text:style-name="P233"><text:span text:style-name="T48">The letter </text:span><text:span text:style-name="Source_20_Text"><text:span text:style-name="T48">f </text:span></text:span><text:span text:style-name="T48">tells </text:span><text:span text:style-name="Source_20_Text"><text:span text:style-name="T48">tar </text:span></text:span><text:span text:style-name="T48">that the name of the archive appears next (right after these options).</text:span></text:p>
        </text:list-item>
      </text:list>
      <text:p text:style-name="P42">To extract the files from archive file.</text:p>
      <text:p text:style-name="P84">tar -x – this is used to extract the files from the archive files.</text:p>
      <text:p text:style-name="P85"><text:span text:style-name="T153">Syntax</text:span>= tar -x<text:span text:style-name="T174">vf</text:span> filename.<text:span text:style-name="T171">tar file1 file2</text:span></text:p>
      <text:p text:style-name="P84">Tar -v – this command shows the tar file progress.</text:p>
      <text:p text:style-name="P84">Tar -f – file name type of the archive file.</text:p>
      <text:p text:style-name="P84">Tar -z – this is used to extract the single file from the .tar .gz archived file.</text:p>
      <text:p text:style-name="P85"><text:span text:style-name="T153">Syntax</text:span>= tar -z archivedfilename.tar.bz extracted filename.</text:p>
      <text:p text:style-name="P84">Tar -j – this is used to extract the single file from the .tar.<text:span text:style-name="T167">b</text:span>z archived file.</text:p>
      <text:p text:style-name="P85"><text:span text:style-name="T153">Syntax</text:span>= tar -j archivedfilename.tar.gz extracted filename.</text:p>
      <text:p text:style-name="P85"/>
      <text:p text:style-name="P85"><text:span text:style-name="T153">Zip</text:span>: zip is commpression tool used to compress the files. We can compress individuals files, more files or folders at a time.</text:p>
      <text:p text:style-name="P85"><text:span text:style-name="T153">Syntax</text:span>= zip archivefilename.zip file1 file2 folder</text:p>
      <text:p text:style-name="P85"/>
      <text:p text:style-name="P85"><text:span text:style-name="T153">unzip</text:span>: unzip command is used to extract the file from the archived files.</text:p>
      <text:p text:style-name="P86"><text:span text:style-name="T153">Syntax</text:span>= unzip -x filename.zip</text:p>
      <text:p text:style-name="P86"><text:soft-page-break/></text:p>
      <text:p text:style-name="P86"><text:span text:style-name="T153">rar</text:span>: rar is command used to compress the files.</text:p>
      <text:p text:style-name="P110"><text:span text:style-name="T153">Syntax</text:span>= rar a filename.rar file1 file2</text:p>
      <text:p text:style-name="P40">To extract the files from the rar files.</text:p>
      <text:p text:style-name="P36"><text:span text:style-name="T162">Syntax</text:span><text:span text:style-name="T173">= </text:span>unrar e file.rar</text:p>
      <text:p text:style-name="P114">Job scheduling:</text:p>
      <text:p text:style-name="P71"><text:span text:style-name="T158">sleep</text:span><text:span text:style-name="T168">: the sleep is used to provide the delay for the specific amount of time. This command will pause the system for the specified amount of time provided by the user.</text:span></text:p>
      <text:p text:style-name="P71"><text:line-break/><text:span text:style-name="T158">Syntax</text:span><text:span text:style-name="T168">= sleep number</text:span></text:p>
      <text:p text:style-name="P70"/>
      <text:p text:style-name="P86"><text:span text:style-name="T153">watch</text:span>: watch is a command used to run any command at regular intervals. It displays its output on the terminal window. This helps to check the output of the process after the specified time period.</text:p>
      <text:p text:style-name="P86"><text:span text:style-name="T153">Syntax</text:span>= watch option command</text:p>
      <text:p text:style-name="P86">when we used <text:span text:style-name="T169">watch </text:span>without any option, <text:span text:style-name="T169">watch executes specified command after every two seconds.</text:span></text:p>
      <text:p text:style-name="P87">Watch -n – it executes specified command after the given period of time.</text:p>
      <text:p text:style-name="P87"/>
      <text:p text:style-name="P72"><text:span text:style-name="T159">Renice</text:span><text:span text:style-name="T169">: renice command is used to change the priority of the running processess. It change the scheduling priority of one or more running processess. </text:span><text:span text:style-name="T65">The </text:span><text:span text:style-name="T142">priority </text:span><text:span text:style-name="T65">value of any given process can vary from </text:span><text:span text:style-name="T100">-20 </text:span><text:span text:style-name="T65">(highest priority, least "nice") to </text:span><text:span text:style-name="T100">20 </text:span><text:span text:style-name="T65">(lowest priority, "nicest"). The default </text:span><text:span text:style-name="T142">priority</text:span><text:span text:style-name="T65"> of new processes, by default, is </text:span><text:span text:style-name="T100">0</text:span><text:span text:style-name="T65">.</text:span></text:p>
      <text:p text:style-name="P73"><text:span text:style-name="T93">syntax</text:span><text:span text:style-name="T71">= renice [-n] </text:span><text:span text:style-name="T104">priority</text:span><text:span text:style-name="T71"> [[-p] </text:span><text:span text:style-name="T104">pid</text:span><text:span text:style-name="T71"> </text:span><text:span text:style-name="T104">who</text:span><text:span text:style-name="T71">...] [[-g] </text:span><text:span text:style-name="T104">pgrp</text:span><text:span text:style-name="T71"> </text:span><text:span text:style-name="T104">who</text:span><text:span text:style-name="T71">...] [[-u] </text:span><text:span text:style-name="T104">user</text:span><text:span text:style-name="T71"> </text:span><text:span text:style-name="T104">who</text:span><text:span text:style-name="T71">...]</text:span></text:p>
      <text:p text:style-name="P73"><text:span text:style-name="T71">example: </text:span><text:span text:style-name="T65">renice +1 987 -u daemon root -p 32</text:span></text:p>
      <text:p text:style-name="P88"><text:span text:style-name="T118">Change the </text:span><text:span text:style-name="T150">priority</text:span><text:span text:style-name="T118"> of process Ids </text:span><text:span text:style-name="T122">987 </text:span><text:span text:style-name="T118">and </text:span><text:span text:style-name="T122">32</text:span><text:span text:style-name="T118">, and all processes owned by users </text:span><text:span text:style-name="T122">daemon </text:span><text:span text:style-name="T118">and </text:span><text:span text:style-name="T122">root</text:span><text:span text:style-name="T118">, to be one greater (</text:span><text:span text:style-name="T122">+1</text:span><text:span text:style-name="T123">) </text:span><text:span text:style-name="T118">than its current value.</text:span></text:p>
      <text:p text:style-name="P17"/>
      <text:p text:style-name="P47">Utils:</text:p>
      <text:p text:style-name="P94"><text:soft-page-break/><text:span text:style-name="T124">minicom</text:span><text:span text:style-name="T118">: minicom is a command used to configure serial communication program.</text:span></text:p>
      <text:p text:style-name="P94"><text:span text:style-name="T124">Steps</text:span><text:span text:style-name="T118">-</text:span></text:p>
      <text:p text:style-name="P20">1. we have to setup the minicom by using -s option.</text:p>
      <text:p text:style-name="P20">Syntax= minicom -s</text:p>
      <text:p text:style-name="P20">then the window is appear on the screen.</text:p>
      <text:p text:style-name="P20">When minicom starts, it first searches the MINICOM environment variable for command-line arguments. </text:p>
      <text:p text:style-name="P21">2. configure the serial port by selecting the option serial port setup.</text:p>
      <text:p text:style-name="P21">3. connect the serial device using cable.</text:p>
      <text:p text:style-name="P21"/>
      <text:p text:style-name="P48">Miscellenious:</text:p>
      <text:p text:style-name="P90"><text:span text:style-name="T124">man</text:span><text:span text:style-name="T118">: <text:s/>man is the system's manual pager. <text:s/>Each page argument given to man is normally the name of a program, utility or function. <text:s/>The <text:s/>mannual <text:s/>page <text:s/>associated with each of these arguments is then found and displayed. </text:span></text:p>
      <text:p text:style-name="P90"><text:span text:style-name="T124">Syntax</text:span><text:span text:style-name="T118">= man nameof program/command</text:span></text:p>
      <text:p text:style-name="P22">it displays all the information about system calls, library function, executable programs, special files etc..</text:p>
      <text:p text:style-name="P22"/>
      <text:p text:style-name="P74"><text:span text:style-name="T94">info</text:span><text:span text:style-name="T72">:</text:span><text:span text:style-name="T59"> </text:span><text:span text:style-name="T48">info reads documentation in the info format. Info is similar to </text:span><text:span text:style-name="T59">man</text:span><text:span text:style-name="T48">, </text:span><text:span text:style-name="T59">except that the structure of the info</text:span><text:span text:style-name="T48"> </text:span><text:span text:style-name="T59">is in the </text:span><text:span text:style-name="T60">l</text:span><text:span text:style-name="T48">inking pages </text:span><text:span text:style-name="T59">foramt</text:span><text:span text:style-name="T48">. Info pages are made using the texinfo tools, and can link with other pages, create menus and ease navigation in general.</text:span></text:p>
      <text:p text:style-name="P91"><text:span text:style-name="T124">Syntax</text:span><text:span text:style-name="T118">= info menu_item</text:span></text:p>
      <text:p text:style-name="P23"/>
      <text:p text:style-name="P91"><text:span text:style-name="T124">clear</text:span><text:span text:style-name="T118">: clear command is used to clear the terminal screen.</text:span></text:p>
      <text:p text:style-name="P23"/>
      <text:p text:style-name="P75"><text:span text:style-name="T95">Reset</text:span><text:span text:style-name="T73">: reset command is used to return the terminal window into its default value. Sometimes, if </text:span><text:span text:style-name="T48">accidentally open a program file or some other non-text file in a terminal window. Once </text:span><text:span text:style-name="T60">we</text:span><text:span text:style-name="T48"> close </text:span><text:soft-page-break/><text:span text:style-name="T48">the file, </text:span><text:span text:style-name="T60">we</text:span><text:span text:style-name="T48"> could find that the text you are typing does not match the output on the monitor. In such cases, type </text:span><text:span text:style-name="Teletype"><text:span text:style-name="T48">reset </text:span></text:span><text:span text:style-name="T48">to return the terminal window to its default values.</text:span></text:p>
      <text:p text:style-name="P23"/>
      <text:p text:style-name="P92"><text:span text:style-name="T124">Objdump</text:span><text:span text:style-name="T118">: </text:span><text:span text:style-name="T120">this command displays the information about the object files. objdump displays information about one or more object files. <text:s/>The options control what particular information to display. <text:s/>This information is mostly useful to programmers who are working on the compilation tools, as opposed to programmers who just want their program to compile and work.</text:span></text:p>
      <text:p text:style-name="P93"><text:span text:style-name="T125">S</text:span><text:span text:style-name="T124">yntax</text:span><text:span text:style-name="T118">= objdump </text:span><text:span text:style-name="T121">option </text:span><text:span text:style-name="T118">filename</text:span></text:p>
      <text:p text:style-name="P19">objdump -d – this command is used to display the information about the executable file.</text:p>
      <text:p text:style-name="P93"><text:span text:style-name="T124">Syntax</text:span><text:span text:style-name="T118">= objdump -d executable_file_name</text:span></text:p>
      <text:p text:style-name="P19"/>
      <text:p text:style-name="P76"><text:span text:style-name="T96">hexdump</text:span><text:span text:style-name="T74">: </text:span><text:span text:style-name="T65">hexdump command is basically ASCII, decimal, hexadecimal, octal dump. </text:span></text:p>
      <text:p text:style-name="P18">Hexdump is a Linux command that provides many options to dump file contents.<text:line-break/>It can dump file contents into formats such as hexadecimal, octal, ASCII, decimal.<text:line-break/>This command takes input either from a file or standard input.<text:line-break/>Hexdump is very helpful utility for debugging and verifying file contents written by any application program.</text:p>
      <text:p text:style-name="P24"><text:span text:style-name="T153">Syntax</text:span>= hexdump option filename</text:p>
      <text:p text:style-name="P24"><text:span text:style-name="T153">options</text:span>= -d for decimal format</text:p>
      <text:p text:style-name="P24"><text:tab/> <text:s text:c="3"/>-x for hexadecimal format</text:p>
      <text:p text:style-name="P24"/>
      <text:p text:style-name="P25"><text:span text:style-name="T153">Export</text:span>: export is command used to export the data from one terminal to another.</text:p>
      <text:p text:style-name="P25"><text:span text:style-name="T153">Syntax</text:span>= export $var_name</text:p>
      <text:p text:style-name="P25"><text:span text:style-name="T153">Steps</text:span>=</text:p>
      <text:p text:style-name="P25">1. create a variable.</text:p>
      <text:p text:style-name="P25">i.e var=10</text:p>
      <text:p text:style-name="P25">2. display using echo command</text:p>
      <text:p text:style-name="P25">i.e echo $var</text:p>
      <text:p text:style-name="P25"><text:soft-page-break/>3. create a bash child using bash command.</text:p>
      <text:p text:style-name="P25">i.e bash </text:p>
      <text:p text:style-name="P25">4. exit from the bash child. Using exit</text:p>
      <text:p text:style-name="P25">5. export varable using command export</text:p>
      <text:p text:style-name="P25">6. display variable using echo command.</text:p>
      <text:p text:style-name="P25"/>
      <text:p text:style-name="P175"><text:span text:style-name="T99">Ar</text:span><text:span text:style-name="T77">: <text:s/>ar is an archive tool used to combine objects to create an archive file with .a extension, also known as library. <text:s/></text:span><text:span text:style-name="T78">This is used to create static library. </text:span><text:span text:style-name="T77">The ar command creates, modifies, and extracts from archives. <text:s/>An archive is a single file holding a collection of other files in a structure that makes it possible to retrieve the original individual files.</text:span></text:p>
      <text:p text:style-name="P177">Ar -r – insert the file members into archives.</text:p>
      <text:p text:style-name="P177">Ar -s - Write an object-file index into the archive, or update an existing one, even if no other change is made to the archive.</text:p>
      <text:p text:style-name="P178">Ar -c – means to create a file.</text:p>
      <text:p text:style-name="P178"><text:span text:style-name="T153">Steps=</text:span> </text:p>
      <text:p text:style-name="P178">1. create two sample c program file.</text:p>
      <text:p text:style-name="P178">2. create .o files using -c option of both the files.</text:p>
      <text:p text:style-name="P178">i.e cc -c filename.c</text:p>
      <text:p text:style-name="P178">3. create a static library file using ar command.</text:p>
      <text:p text:style-name="P178">i.e ar rcs libname.a file1.o file2.o</text:p>
      <text:p text:style-name="P179">4. create header.h file and write the function of both the files.</text:p>
      <text:p text:style-name="P179">i.e int add(int num1,int num2);</text:p>
      <text:p text:style-name="P179"><text:span text:style-name="T177">i.e</text:span><text:span text:style-name="T178"> int </text:span><text:span text:style-name="T177">mul</text:span><text:span text:style-name="T178">(int num1,int num2);</text:span></text:p>
      <text:p text:style-name="P179"><text:span text:style-name="T178">5. </text:span><text:span text:style-name="T177">write main.c program. Call the functions in that program by passing the two values.</text:span></text:p>
      <text:p text:style-name="P180">6. compile program using library</text:p>
      <text:p text:style-name="P180">i.e cc main.c lib.a</text:p>
      <text:p text:style-name="P180">7. run that executable file i.e a.out</text:p>
      <text:p text:style-name="P180"><text:soft-page-break/></text:p>
      <text:p text:style-name="P174"><text:span text:style-name="T97">Env</text:span><text:span text:style-name="T75">: this command is used to display the current environmental variable. </text:span><text:span text:style-name="T65">If </text:span><text:span text:style-name="T48">env</text:span><text:span text:style-name="T100"> </text:span><text:span text:style-name="T65">is run without any options, it prints the variables of the current environment.</text:span></text:p>
      <text:p text:style-name="P176"><text:span text:style-name="T98">Echo</text:span><text:span text:style-name="T76">: echo command is used to display the line of text. When we write some string followed by the echo command, and press enter then the line is displayed on the standard output.</text:span></text:p>
      <text:p text:style-name="P181"><text:span text:style-name="T90">Syntax</text:span><text:span text:style-name="T65">= echo string</text:span></text:p>
      <text:p text:style-name="P19"/>
      <text:p text:style-name="P77"><text:span text:style-name="T98">passwd</text:span><text:span text:style-name="T76">: </text:span><text:span text:style-name="T35">The passwd command is used to change the </text:span><text:span text:style-name="T41">password </text:span><text:span text:style-name="T35">of a user account. A normal user can run passwd to change their own password, and a </text:span><text:span text:style-name="T41">super user</text:span><text:span text:style-name="T35"> can use passwd to change another user's password.</text:span></text:p>
      <text:p text:style-name="P96"><text:span text:style-name="T83">Syntax</text:span><text:span text:style-name="T35">= passwd </text:span></text:p>
      <text:p text:style-name="P31">it will change the password of the current user.</text:p>
      <text:p text:style-name="P31"/>
      <text:p text:style-name="P78"><text:span text:style-name="T87">Pipe</text:span><text:span text:style-name="T42">: </text:span><text:span text:style-name="T35">The symbol </text:span><text:span text:style-name="Strong_20_Emphasis"><text:span text:style-name="T101">'|' </text:span></text:span><text:span text:style-name="T35">denotes a pipe. If you want to use two or more commands at the same time and run them consecutively, you can use pipes.</text:span></text:p>
      <text:p text:style-name="P37"/>
      <text:p text:style-name="P78"><text:span text:style-name="T87">Redirection</text:span><text:span text:style-name="T42">: redirection is a command which is used to add the contents in the file. Sometimes we want to enter some information into the file. So by using redirection command we can insert the the contents into that file.</text:span></text:p>
      <text:p text:style-name="P97"><text:span text:style-name="T83">Syntax</text:span><text:span text:style-name="T35">= </text:span><text:span text:style-name="T46">cat </text:span><text:span text:style-name="T35">file1 &gt; file2</text:span></text:p>
      <text:p text:style-name="P31">this <text:span text:style-name="T175">overwrites</text:span> the contents of file1 into file2.</text:p>
      <text:p text:style-name="P26"/>
      <text:p text:style-name="P41">Input redirection:</text:p>
      <text:p text:style-name="P26">In another case, you may want a file to be the input for a command that normally wouldn't accept a file as an option. This redirecting of input is done using the "&lt;" (less-than symbol) operator.</text:p>
      <text:p text:style-name="P127">Below is an example of sending a file to somebody, using input redirection.</text:p>
      <text:p text:style-name="P184"><text:span text:style-name="Teletype"><text:span text:style-name="T146">Syntax</text:span></text:span><text:span text:style-name="Teletype"><text:span text:style-name="T64">= </text:span></text:span><text:span text:style-name="T48">mail mike@somewhere.org &lt; to_do</text:span></text:p>
      <text:p text:style-name="P157"><text:soft-page-break/><text:span text:style-name="T48">If the user </text:span><text:span text:style-name="Emphasis"><text:span text:style-name="T48">mike </text:span></text:span><text:span text:style-name="T48">exists on the system, you don't need to type the full address. If you want to reach somebody on the Internet, enter the fully qualified address as an argument to mail.</text:span></text:p>
      <text:p text:style-name="P32"/>
      <text:p text:style-name="P98"><text:span text:style-name="T83">Append</text:span><text:span text:style-name="T35">: append is a command used to enter the line or any content into the file.</text:span></text:p>
      <text:p text:style-name="P98"><text:span text:style-name="T83">Syntax</text:span><text:span text:style-name="T35">= echo “use unix” &gt;&gt; filename</text:span></text:p>
      <text:p text:style-name="P32"><text:span text:style-name="T176">this</text:span> <text:span text:style-name="T176">command is </text:span>use<text:span text:style-name="T176">d to add the</text:span> strin<text:span text:style-name="T176">g </text:span>into the file <text:span text:style-name="T176">at the end of the file</text:span>. <text:span text:style-name="T176">It is also used to copy the data of one file to another file.</text:span></text:p>
      <text:p text:style-name="P99"><text:span text:style-name="T83">Xargs</text:span><text:span text:style-name="T35">: xargs command is used to build and execute command from standard input.</text:span></text:p>
      <text:p text:style-name="P33"/>
      <text:p text:style-name="P79"><text:span text:style-name="T88">Tee</text:span><text:span text:style-name="T43">: </text:span><text:span text:style-name="T35">Tee command is used to store and view (both at the same time) the output of any other command.</text:span></text:p>
      <text:p text:style-name="P100"><text:span text:style-name="T83">Syntax</text:span><text:span text:style-name="T35">= tee filename</text:span></text:p>
      <text:p text:style-name="P38">example:</text:p>
      <text:p text:style-name="P34">$ ls</text:p>
      <text:p text:style-name="P34">$ ls &gt; file</text:p>
      <text:p text:style-name="P34">$ ls | tee file</text:p>
      <text:p text:style-name="P34">it displays all the filename present that directories.</text:p>
      <text:p text:style-name="P34"/>
      <text:p text:style-name="P101"><text:span text:style-name="T83">Pgrep</text:span><text:span text:style-name="T35">: pgrep is command used to display the list of current processess, which matches with the process that we entered during the command line.</text:span></text:p>
      <text:p text:style-name="P97"><text:span text:style-name="T35"><text:s/></text:span><text:span text:style-name="T89">Syntax</text:span><text:span text:style-name="T44">= pgrep process_name</text:span></text:p>
      <text:p text:style-name="P35"/>
      <text:p text:style-name="P49">shell varibles:</text:p>
      <text:p text:style-name="P101"><text:span text:style-name="T83">PWD</text:span><text:span text:style-name="T35">- it displays present working directories.</text:span></text:p>
      <text:p text:style-name="P101"><text:span text:style-name="T83">Syntax</text:span><text:span text:style-name="T35">= echo $PWD</text:span></text:p>
      <text:p text:style-name="P101"><text:span text:style-name="T83">OLDPWD</text:span><text:span text:style-name="T35">- it displays the previous working directory.</text:span></text:p>
      <text:p text:style-name="P101"><text:span text:style-name="T83">Syntax</text:span><text:span text:style-name="T35">= echo </text:span><text:span text:style-name="T45">$</text:span><text:span text:style-name="T35">OLDPWD</text:span></text:p>
      <text:p text:style-name="P102"><text:soft-page-break/><text:span text:style-name="T83">PATH</text:span><text:span text:style-name="T35">- it displays the path.</text:span></text:p>
      <text:p text:style-name="P102"><text:span text:style-name="T83">Syntax</text:span><text:span text:style-name="T35">= echo $PATH</text:span></text:p>
      <text:p text:style-name="P102"><text:span text:style-name="T83">?-</text:span><text:span text:style-name="T35"> stores a value of last executed command.</text:span></text:p>
      <text:p text:style-name="P102"><text:span text:style-name="T83">Syntax</text:span><text:span text:style-name="T35">= echo $?</text:span></text:p>
      <text:p text:style-name="P39">create,display or clear the shell variables</text:p>
      <text:p text:style-name="P103"><text:span text:style-name="T83">create</text:span><text:span text:style-name="T35"> - variable_name=value</text:span></text:p>
      <text:p text:style-name="P103"><text:span text:style-name="T83">display</text:span><text:span text:style-name="T35"> – echo $variablename</text:span></text:p>
      <text:p text:style-name="P103"><text:span text:style-name="T35"/></text:p>
      <text:p text:style-name="P44"><text:span text:style-name="T149">Shell configuration file:</text:span> </text:p>
      <text:p text:style-name="P45">.bashrc file</text:p>
      <text:p text:style-name="P43"><text:span text:style-name="T179">The .bashrc file is a shell script file, generally used as a user-specific configuration file for the BASH. </text:span>It is located in a user's home directory, and will be executed when that user logs into bash. </text:p>
      <text:p text:style-name="P186">Usually it is used to set user preferences or environment variables, but it is not limited to this: as it is a shell script, it could be used to automatically run just about anything that a user can run. </text:p>
      <text:p text:style-name="P186">The .bashrc files is basically a file that is run whenever you open a new shell. People often use it to set up custom environment variables.</text:p>
      <text:p text:style-name="P187">Purpose of bashrc file:</text:p>
      <text:list xml:id="list6788464384400076891" text:style-name="L5">
        <text:list-item>
          <text:p text:style-name="P231">You can export environment variables(So there is no need to export environment variable every time)</text:p>
        </text:list-item>
        <text:list-item>
          <text:p text:style-name="P231">You can define aliases</text:p>
        </text:list-item>
        <text:list-item>
          <text:p text:style-name="P231">You can <text:span text:style-name="T180">provide commands</text:span></text:p>
        </text:list-item>
        <text:list-item>
          <text:p text:style-name="P231">You can add your own script which can start automatically whenever new shell is opened.</text:p>
        </text:list-item>
        <text:list-item>
          <text:p text:style-name="P231">You can change the history length</text:p>
        </text:list-item>
      </text:list>
      <text:p text:style-name="P185"/>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Georgia" svg:font-family="Georgia, 'Times New Roman', Times, serif"/>
    <style:font-face style:name="q serif" svg:font-family="'q serif', Georgia, Times, 'Times New Roman',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8T10:45:33.267775072</meta:creation-date>
    <dc:date>2017-08-11T15:34:15.475972684</dc:date>
    <meta:editing-duration>PT4H29M17S</meta:editing-duration>
    <meta:editing-cycles>21</meta:editing-cycles>
    <meta:generator>LibreOffice/5.1.4.2$Linux_X86_64 LibreOffice_project/10m0$Build-2</meta:generator>
    <meta:document-statistic meta:table-count="0" meta:image-count="0" meta:object-count="0" meta:page-count="22" meta:paragraph-count="394" meta:word-count="5381" meta:character-count="31242" meta:non-whitespace-character-count="26151"/>
  </office:meta>
</office:document-meta>
</file>